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1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3"/>
    <style:style style:name="ce69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263851.5" table:style-name="ce9">
            <text:p>17.263.852</text:p>
          </table:table-cell>
          <table:table-cell office:value-type="percentage" office:value="1" table:style-name="ce10">
            <text:p>100,00%</text:p>
          </table:table-cell>
          <table:table-cell office:value-type="float" office:value="7477565" table:style-name="ce8">
            <text:p>7.477.565</text:p>
          </table:table-cell>
          <table:table-cell office:value-type="float" office:value="7309370" table:style-name="ce8">
            <text:p>7.309.370</text:p>
          </table:table-cell>
          <table:table-cell office:value-type="float" office:value="4198749" table:style-name="ce8">
            <text:p>4.198.749</text:p>
          </table:table-cell>
          <table:table-cell office:value-type="date" office:date-value="2022-05-17T00:00:00" table:style-name="ce11">
            <text:p>17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30699" table:style-name="ce7">
            <text:p>1.830.699</text:p>
          </table:table-cell>
          <table:table-cell office:value-type="float" office:value="149940" table:style-name="ce7">
            <text:p>149.940</text:p>
          </table:table-cell>
          <table:table-cell office:value-type="float" office:value="453220" table:style-name="ce7">
            <text:p>453.2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4394" table:style-name="ce14">
            <text:p>2.744.394</text:p>
          </table:table-cell>
          <table:table-cell office:value-type="float" office:value="2648824" table:style-name="ce14">
            <text:p>2.648.824</text:p>
          </table:table-cell>
          <table:table-cell office:value-type="percentage" office:value="0.96517628299726643" table:style-name="ce15">
            <text:p>96,52%</text:p>
          </table:table-cell>
          <table:table-cell office:value-type="float" office:value="1149940" table:style-name="ce13">
            <text:p>1.149.940</text:p>
          </table:table-cell>
          <table:table-cell office:value-type="float" office:value="1127602" table:style-name="ce13">
            <text:p>1.127.602</text:p>
          </table:table-cell>
          <table:table-cell office:value-type="float" office:value="695352" table:style-name="ce13">
            <text:p>695.352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292274.5" table:style-name="ce14">
            <text:p>2.292.275</text:p>
          </table:table-cell>
          <table:table-cell office:value-type="percentage" office:value="0.93436485676214498" table:style-name="ce15">
            <text:p>93,44%</text:p>
          </table:table-cell>
          <table:table-cell office:value-type="float" office:value="928409" table:style-name="ce13">
            <text:p>928.409</text:p>
          </table:table-cell>
          <table:table-cell office:value-type="float" office:value="919556" table:style-name="ce13">
            <text:p>919.556</text:p>
          </table:table-cell>
          <table:table-cell office:value-type="float" office:value="719609" table:style-name="ce13">
            <text:p>719.609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35828" table:style-name="ce7">
            <text:p>1.335.828</text:p>
          </table:table-cell>
          <table:table-cell office:value-type="float" office:value="125540" table:style-name="ce7">
            <text:p>125.540</text:p>
          </table:table-cell>
          <table:table-cell office:value-type="float" office:value="431290" table:style-name="ce7">
            <text:p>431.2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68098" table:style-name="ce14">
            <text:p>2.168.098</text:p>
          </table:table-cell>
          <table:table-cell office:value-type="float" office:value="2043319.5" table:style-name="ce14">
            <text:p>2.043.320</text:p>
          </table:table-cell>
          <table:table-cell office:value-type="percentage" office:value="0.94244794285129174" table:style-name="ce15">
            <text:p>94,24%</text:p>
          </table:table-cell>
          <table:table-cell office:value-type="float" office:value="928320" table:style-name="ce13">
            <text:p>928.320</text:p>
          </table:table-cell>
          <table:table-cell office:value-type="float" office:value="912278" table:style-name="ce13">
            <text:p>912.278</text:p>
          </table:table-cell>
          <table:table-cell office:value-type="float" office:value="477650" table:style-name="ce13">
            <text:p>477.650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900" table:style-name="ce7">
            <text:p>2.835.900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2410" table:style-name="ce14">
            <text:p>4.462.410</text:p>
          </table:table-cell>
          <table:table-cell office:value-type="float" office:value="4159654" table:style-name="ce14">
            <text:p>4.159.654</text:p>
          </table:table-cell>
          <table:table-cell office:value-type="percentage" office:value="0.9321541498876168" table:style-name="ce15">
            <text:p>93,22%</text:p>
          </table:table-cell>
          <table:table-cell office:value-type="float" office:value="1820752" table:style-name="ce13">
            <text:p>1.820.752</text:p>
          </table:table-cell>
          <table:table-cell office:value-type="float" office:value="1764381" table:style-name="ce13">
            <text:p>1.764.381</text:p>
          </table:table-cell>
          <table:table-cell office:value-type="float" office:value="990259" table:style-name="ce13">
            <text:p>990.259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7193" table:style-name="ce14">
            <text:p>1.267.193</text:p>
          </table:table-cell>
          <table:table-cell office:value-type="percentage" office:value="0.97685280831316201" table:style-name="ce15">
            <text:p>97,69%</text:p>
          </table:table-cell>
          <table:table-cell office:value-type="float" office:value="519573" table:style-name="ce13">
            <text:p>519.573</text:p>
          </table:table-cell>
          <table:table-cell office:value-type="float" office:value="515384" table:style-name="ce13">
            <text:p>515.384</text:p>
          </table:table-cell>
          <table:table-cell office:value-type="float" office:value="355233" table:style-name="ce13">
            <text:p>355.233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77" table:style-name="ce7">
            <text:p>4.086.177</text:p>
          </table:table-cell>
          <table:table-cell office:value-type="float" office:value="280710" table:style-name="ce7">
            <text:p>280.710</text:p>
          </table:table-cell>
          <table:table-cell office:value-type="float" office:value="732820" table:style-name="ce7">
            <text:p>732.82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66512" table:style-name="ce14">
            <text:p>5.666.512</text:p>
          </table:table-cell>
          <table:table-cell office:value-type="float" office:value="5310385" table:style-name="ce14">
            <text:p>5.310.385</text:p>
          </table:table-cell>
          <table:table-cell office:value-type="percentage" office:value="0.93715234345219778" table:style-name="ce15">
            <text:p>93,72%</text:p>
          </table:table-cell>
          <table:table-cell office:value-type="float" office:value="2149465" table:style-name="ce13">
            <text:p>2.149.465</text:p>
          </table:table-cell>
          <table:table-cell office:value-type="float" office:value="2120535" table:style-name="ce13">
            <text:p>2.120.535</text:p>
          </table:table-cell>
          <table:table-cell office:value-type="float" office:value="1490442" table:style-name="ce13">
            <text:p>1.490.442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752890" table:style-name="ce7">
            <text:p>752.890</text:p>
          </table:table-cell>
          <table:table-cell office:value-type="float" office:value="381310" table:style-name="ce7">
            <text:p>381.310</text:p>
          </table:table-cell>
          <table:table-cell office:value-type="float" office:value="93090" table:style-name="ce13">
            <text:p>93.090</text:p>
          </table:table-cell>
          <table:table-cell office:value-type="float" office:value="4248695" table:style-name="ce14">
            <text:p>4.248.695</text:p>
          </table:table-cell>
          <table:table-cell office:value-type="float" office:value="3991931" table:style-name="ce14">
            <text:p>3.991.931</text:p>
          </table:table-cell>
          <table:table-cell office:value-type="percentage" office:value="0.93956638450159402" table:style-name="ce15">
            <text:p>93,96%</text:p>
          </table:table-cell>
          <table:table-cell office:value-type="float" office:value="1763887" table:style-name="ce13">
            <text:p>1.763.887</text:p>
          </table:table-cell>
          <table:table-cell office:value-type="float" office:value="1711586" table:style-name="ce13">
            <text:p>1.711.586</text:p>
          </table:table-cell>
          <table:table-cell office:value-type="float" office:value="1066109" table:style-name="ce13">
            <text:p>1.066.109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60774" table:style-name="ce7">
            <text:p>8.660.774</text:p>
          </table:table-cell>
          <table:table-cell office:value-type="float" office:value="689070" table:style-name="ce7">
            <text:p>689.070</text:p>
          </table:table-cell>
          <table:table-cell office:value-type="float" office:value="3136830" table:style-name="ce7">
            <text:p>3.136.8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23364" table:style-name="ce14">
            <text:p>14.323.364</text:p>
          </table:table-cell>
          <table:table-cell office:value-type="float" office:value="14192404" table:style-name="ce14">
            <text:p>14.192.404</text:p>
          </table:table-cell>
          <table:table-cell office:value-type="percentage" office:value="0.99085689646650044" table:style-name="ce15">
            <text:p>99,09%</text:p>
          </table:table-cell>
          <table:table-cell office:value-type="float" office:value="6490239" table:style-name="ce13">
            <text:p>6.490.239</text:p>
          </table:table-cell>
          <table:table-cell office:value-type="float" office:value="6348722" table:style-name="ce13">
            <text:p>6.348.722</text:p>
          </table:table-cell>
          <table:table-cell office:value-type="float" office:value="3724069" table:style-name="ce13">
            <text:p>3.724.069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10109453" table:style-name="ce14">
            <text:p>10.109.453</text:p>
          </table:table-cell>
          <table:table-cell office:value-type="percentage" office:value="0.9629192223268378" table:style-name="ce15">
            <text:p>96,29%</text:p>
          </table:table-cell>
          <table:table-cell office:value-type="float" office:value="4448838" table:style-name="ce13">
            <text:p>4.448.838</text:p>
          </table:table-cell>
          <table:table-cell office:value-type="float" office:value="4380949" table:style-name="ce13">
            <text:p>4.380.949</text:p>
          </table:table-cell>
          <table:table-cell office:value-type="float" office:value="2877319" table:style-name="ce13">
            <text:p>2.877.319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0183" table:style-name="ce7">
            <text:p>1.640.183</text:p>
          </table:table-cell>
          <table:table-cell office:value-type="float" office:value="155730" table:style-name="ce7">
            <text:p>155.73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763" table:style-name="ce14">
            <text:p>2.319.763</text:p>
          </table:table-cell>
          <table:table-cell office:value-type="float" office:value="2328680.5" table:style-name="ce14">
            <text:p>2.328.681</text:p>
          </table:table-cell>
          <table:table-cell office:value-type="percentage" office:value="1" table:style-name="ce15">
            <text:p>100,00%</text:p>
          </table:table-cell>
          <table:table-cell office:value-type="float" office:value="968910" table:style-name="ce13">
            <text:p>968.910</text:p>
          </table:table-cell>
          <table:table-cell office:value-type="float" office:value="950089" table:style-name="ce13">
            <text:p>950.089</text:p>
          </table:table-cell>
          <table:table-cell office:value-type="float" office:value="634913" table:style-name="ce13">
            <text:p>634.913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45000" table:style-name="ce7">
            <text:p>245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48374" table:style-name="ce14">
            <text:p>6.048.374</text:p>
          </table:table-cell>
          <table:table-cell office:value-type="float" office:value="6121364.5" table:style-name="ce14">
            <text:p>6.121.365</text:p>
          </table:table-cell>
          <table:table-cell office:value-type="percentage" office:value="1" table:style-name="ce15">
            <text:p>100,00%</text:p>
          </table:table-cell>
          <table:table-cell office:value-type="float" office:value="2477407" table:style-name="ce13">
            <text:p>2.477.407</text:p>
          </table:table-cell>
          <table:table-cell office:value-type="float" office:value="2449845" table:style-name="ce13">
            <text:p>2.449.845</text:p>
          </table:table-cell>
          <table:table-cell office:value-type="float" office:value="1945016" table:style-name="ce13">
            <text:p>1.945.016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4327" table:style-name="ce7">
            <text:p>464.327</text:p>
          </table:table-cell>
          <table:table-cell office:value-type="float" office:value="48000" table:style-name="ce7">
            <text:p>48.000</text:p>
          </table:table-cell>
          <table:table-cell office:value-type="float" office:value="109780" table:style-name="ce7">
            <text:p>109.78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90577" table:style-name="ce14">
            <text:p>690.577</text:p>
          </table:table-cell>
          <table:table-cell office:value-type="float" office:value="645388.5" table:style-name="ce14">
            <text:p>645.389</text:p>
          </table:table-cell>
          <table:table-cell office:value-type="percentage" office:value="0.93456413984247955" table:style-name="ce15">
            <text:p>93,46%</text:p>
          </table:table-cell>
          <table:table-cell office:value-type="float" office:value="284459" table:style-name="ce13">
            <text:p>284.459</text:p>
          </table:table-cell>
          <table:table-cell office:value-type="float" office:value="286111" table:style-name="ce13">
            <text:p>286.111</text:p>
          </table:table-cell>
          <table:table-cell office:value-type="float" office:value="173942" table:style-name="ce13">
            <text:p>173.942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053295" table:style-name="ce7">
            <text:p>9.05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523645" table:style-name="ce14">
            <text:p>13.523.645</text:p>
          </table:table-cell>
          <table:table-cell office:value-type="float" office:value="13217554.5" table:style-name="ce14">
            <text:p>13.217.555</text:p>
          </table:table-cell>
          <table:table-cell office:value-type="percentage" office:value="0.97736627218475491" table:style-name="ce15">
            <text:p>97,74%</text:p>
          </table:table-cell>
          <table:table-cell office:value-type="float" office:value="5764583" table:style-name="ce13">
            <text:p>5.764.583</text:p>
          </table:table-cell>
          <table:table-cell office:value-type="float" office:value="5699729" table:style-name="ce13">
            <text:p>5.699.729</text:p>
          </table:table-cell>
          <table:table-cell office:value-type="float" office:value="3284156" table:style-name="ce13">
            <text:p>3.284.156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8235" table:style-name="ce14">
            <text:p>2.918.235</text:p>
          </table:table-cell>
          <table:table-cell office:value-type="float" office:value="2815414.5" table:style-name="ce14">
            <text:p>2.815.415</text:p>
          </table:table-cell>
          <table:table-cell office:value-type="percentage" office:value="0.9647662028589199" table:style-name="ce15">
            <text:p>96,48%</text:p>
          </table:table-cell>
          <table:table-cell office:value-type="float" office:value="1299462" table:style-name="ce13">
            <text:p>1.299.462</text:p>
          </table:table-cell>
          <table:table-cell office:value-type="float" office:value="1277840" table:style-name="ce13">
            <text:p>1.277.840</text:p>
          </table:table-cell>
          <table:table-cell office:value-type="float" office:value="684591" table:style-name="ce13">
            <text:p>684.591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547" table:style-name="ce7">
            <text:p>896.5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8167" table:style-name="ce14">
            <text:p>1.408.167</text:p>
          </table:table-cell>
          <table:table-cell office:value-type="float" office:value="1319044.5" table:style-name="ce14">
            <text:p>1.319.045</text:p>
          </table:table-cell>
          <table:table-cell office:value-type="percentage" office:value="0.93671027655100569" table:style-name="ce15">
            <text:p>93,67%</text:p>
          </table:table-cell>
          <table:table-cell office:value-type="float" office:value="568201" table:style-name="ce13">
            <text:p>568.201</text:p>
          </table:table-cell>
          <table:table-cell office:value-type="float" office:value="562158" table:style-name="ce13">
            <text:p>562.158</text:p>
          </table:table-cell>
          <table:table-cell office:value-type="float" office:value="354519" table:style-name="ce13">
            <text:p>354.519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53488" table:style-name="ce7">
            <text:p>2.953.48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496893" table:style-name="ce14">
            <text:p>4.496.893</text:p>
          </table:table-cell>
          <table:table-cell office:value-type="float" office:value="4414831.5" table:style-name="ce14">
            <text:p>4.414.832</text:p>
          </table:table-cell>
          <table:table-cell office:value-type="percentage" office:value="0.98175151154363693" table:style-name="ce15">
            <text:p>98,18%</text:p>
          </table:table-cell>
          <table:table-cell office:value-type="float" office:value="1947819" table:style-name="ce13">
            <text:p>1.947.819</text:p>
          </table:table-cell>
          <table:table-cell office:value-type="float" office:value="1910502" table:style-name="ce13">
            <text:p>1.910.502</text:p>
          </table:table-cell>
          <table:table-cell office:value-type="float" office:value="1178571" table:style-name="ce13">
            <text:p>1.178.571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4976" table:style-name="ce7">
            <text:p>104.97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63071" table:style-name="ce14">
            <text:p>163.071</text:p>
          </table:table-cell>
          <table:table-cell office:value-type="float" office:value="150445" table:style-name="ce14">
            <text:p>150.445</text:p>
          </table:table-cell>
          <table:table-cell office:value-type="percentage" office:value="0.92257360290916224" table:style-name="ce15">
            <text:p>92,26%</text:p>
          </table:table-cell>
          <table:table-cell office:value-type="float" office:value="67514" table:style-name="ce13">
            <text:p>67.514</text:p>
          </table:table-cell>
          <table:table-cell office:value-type="float" office:value="64449" table:style-name="ce13">
            <text:p>64.449</text:p>
          </table:table-cell>
          <table:table-cell office:value-type="float" office:value="36127" table:style-name="ce13">
            <text:p>36.127</text:p>
          </table:table-cell>
          <table:table-cell office:value-type="date" office:date-value="2022-05-18T00:00:00" table:style-name="ce16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1420" table:style-name="ce14">
            <text:p>151.420</text:p>
          </table:table-cell>
          <table:table-cell office:value-type="float" office:value="142458" table:style-name="ce14">
            <text:p>142.458</text:p>
          </table:table-cell>
          <table:table-cell office:value-type="percentage" office:value="0.94081363096024306" table:style-name="ce15">
            <text:p>94,08%</text:p>
          </table:table-cell>
          <table:table-cell office:value-type="float" office:value="65959" table:style-name="ce13">
            <text:p>65.959</text:p>
          </table:table-cell>
          <table:table-cell office:value-type="float" office:value="62433" table:style-name="ce13">
            <text:p>62.433</text:p>
          </table:table-cell>
          <table:table-cell office:value-type="float" office:value="29656" table:style-name="ce13">
            <text:p>29.656</text:p>
          </table:table-cell>
          <table:table-cell office:value-type="date" office:date-value="2022-05-18T00:00:00" table:style-name="ce17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0196" table:style-name="ce7">
            <text:p>50.196</text:p>
          </table:table-cell>
          <table:table-cell office:value-type="float" office:value="0" table:style-name="ce7">
            <text:p>0</text:p>
          </table:table-cell>
          <table:table-cell office:value-type="float" office:value="58110" table:style-name="ce7">
            <text:p>58.1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4106" table:style-name="ce14">
            <text:p>214.106</text:p>
          </table:table-cell>
          <table:table-cell office:value-type="float" office:value="205360" table:style-name="ce14">
            <text:p>205.360</text:p>
          </table:table-cell>
          <table:table-cell office:value-type="percentage" office:value="0.95915107470131622" table:style-name="ce15">
            <text:p>95,92%</text:p>
          </table:table-cell>
          <table:table-cell office:value-type="float" office:value="95126" table:style-name="ce13">
            <text:p>95.126</text:p>
          </table:table-cell>
          <table:table-cell office:value-type="float" office:value="96597" table:style-name="ce13">
            <text:p>96.597</text:p>
          </table:table-cell>
          <table:table-cell office:value-type="float" office:value="48871" table:style-name="ce13">
            <text:p>48.871</text:p>
          </table:table-cell>
          <table:table-cell office:value-type="date" office:date-value="2022-05-18T00:00:00" table:style-name="ce17">
            <text:p>18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130" table:style-name="ce7">
            <text:p>8.13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835" table:style-name="ce14">
            <text:p>12.835</text:p>
          </table:table-cell>
          <table:table-cell office:value-type="float" office:value="13405.5" table:style-name="ce14">
            <text:p>13.406</text:p>
          </table:table-cell>
          <table:table-cell office:value-type="percentage" office:value="1" table:style-name="ce15">
            <text:p>100,00%</text:p>
          </table:table-cell>
          <table:table-cell office:value-type="float" office:value="8112" table:style-name="ce13">
            <text:p>8.112</text:p>
          </table:table-cell>
          <table:table-cell office:value-type="float" office:value="8126" table:style-name="ce13">
            <text:p>8.126</text:p>
          </table:table-cell>
          <table:table-cell office:value-type="float" office:value="4039" table:style-name="ce13">
            <text:p>4.039</text:p>
          </table:table-cell>
          <table:table-cell office:value-type="date" office:date-value="2022-05-12T00:00:00" table:style-name="ce17">
            <text:p>12/05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24891" table:style-name="ce19">
            <text:p>63.324.891</text:p>
          </table:table-cell>
          <table:table-cell office:value-type="float" office:value="5207010" table:style-name="ce19">
            <text:p>5.207.010</text:p>
          </table:table-cell>
          <table:table-cell office:value-type="float" office:value="17242710" table:style-name="ce20">
            <text:p>17.242.710</text:p>
          </table:table-cell>
          <table:table-cell office:value-type="float" office:value="9008790" table:style-name="ce21">
            <text:p>9.008.790</text:p>
          </table:table-cell>
          <table:table-cell office:value-type="float" office:value="2096900" table:style-name="ce22">
            <text:p>2.096.900</text:p>
          </table:table-cell>
          <table:table-cell office:value-type="float" office:value="96880301" table:style-name="ce23">
            <text:p>96.880.301</text:p>
          </table:table-cell>
          <table:table-cell office:value-type="float" office:value="94653236.5" table:style-name="ce23">
            <text:p>94.653.237</text:p>
          </table:table-cell>
          <table:table-cell office:value-type="percentage" office:value="0.97701220498891717" table:style-name="ce24">
            <text:p>97,70%</text:p>
          </table:table-cell>
          <table:table-cell office:value-type="float" office:value="41224540" table:style-name="ce23">
            <text:p>41.224.540</text:p>
          </table:table-cell>
          <table:table-cell office:value-type="float" office:value="40478242" table:style-name="ce23">
            <text:p>40.478.242</text:p>
          </table:table-cell>
          <table:table-cell office:value-type="float" office:value="24969192" table:style-name="ce23">
            <text:p>24.969.192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42514" table:style-name="ce32">
            <text:p>7.042.514</text:p>
          </table:table-cell>
          <table:table-cell office:value-type="percentage" office:value="0.93800070724513374" table:style-name="ce33">
            <text:p>93,8%</text:p>
          </table:table-cell>
          <table:table-cell office:value-type="float" office:value="7009340" table:style-name="ce32">
            <text:p>7.009.340</text:p>
          </table:table-cell>
          <table:table-cell office:value-type="percentage" office:value="0.93358222324039475" table:style-name="ce33">
            <text:p>93,4%</text:p>
          </table:table-cell>
          <table:table-cell office:value-type="date" office:date-value="2022-05-17T00:00:00" table:style-name="ce34">
            <text:p>17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7349" table:style-name="ce32">
            <text:p>1.097.349</text:p>
          </table:table-cell>
          <table:table-cell office:value-type="percentage" office:value="0.92260099141757912" table:style-name="ce33">
            <text:p>92,3%</text:p>
          </table:table-cell>
          <table:table-cell office:value-type="float" office:value="1090906" table:style-name="ce32">
            <text:p>1.090.906</text:p>
          </table:table-cell>
          <table:table-cell office:value-type="percentage" office:value="0.91718401086927281" table:style-name="ce33">
            <text:p>91,7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5685" table:style-name="ce32">
            <text:p>885.685</text:p>
          </table:table-cell>
          <table:table-cell office:value-type="percentage" office:value="0.95189194011050604" table:style-name="ce33">
            <text:p>95,2%</text:p>
          </table:table-cell>
          <table:table-cell office:value-type="float" office:value="887253" table:style-name="ce32">
            <text:p>887.253</text:p>
          </table:table-cell>
          <table:table-cell office:value-type="percentage" office:value="0.9535771516271212" table:style-name="ce33">
            <text:p>95,4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7206" table:style-name="ce32">
            <text:p>897.206</text:p>
          </table:table-cell>
          <table:table-cell office:value-type="percentage" office:value="0.82830203833687077" table:style-name="ce33">
            <text:p>82,8%</text:p>
          </table:table-cell>
          <table:table-cell office:value-type="float" office:value="891108" table:style-name="ce32">
            <text:p>891.108</text:p>
          </table:table-cell>
          <table:table-cell office:value-type="percentage" office:value="0.8226723548196202" table:style-name="ce33">
            <text:p>82,3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5792" table:style-name="ce32">
            <text:p>1.745.792</text:p>
          </table:table-cell>
          <table:table-cell office:value-type="percentage" office:value="0.85851037096886029" table:style-name="ce33">
            <text:p>85,9%</text:p>
          </table:table-cell>
          <table:table-cell office:value-type="float" office:value="1713094" table:style-name="ce32">
            <text:p>1.713.094</text:p>
          </table:table-cell>
          <table:table-cell office:value-type="percentage" office:value="0.84243080816301641" table:style-name="ce33">
            <text:p>84,2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758" table:style-name="ce32">
            <text:p>494.758</text:p>
          </table:table-cell>
          <table:table-cell office:value-type="percentage" office:value="0.93870929795735603" table:style-name="ce33">
            <text:p>93,9%</text:p>
          </table:table-cell>
          <table:table-cell office:value-type="float" office:value="495843" table:style-name="ce32">
            <text:p>495.843</text:p>
          </table:table-cell>
          <table:table-cell office:value-type="percentage" office:value="0.94076787930072747" table:style-name="ce33">
            <text:p>94,1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8163" table:style-name="ce32">
            <text:p>2.048.163</text:p>
          </table:table-cell>
          <table:table-cell office:value-type="percentage" office:value="0.94292012196216746" table:style-name="ce33">
            <text:p>94,3%</text:p>
          </table:table-cell>
          <table:table-cell office:value-type="float" office:value="2039013" table:style-name="ce32">
            <text:p>2.039.013</text:p>
          </table:table-cell>
          <table:table-cell office:value-type="percentage" office:value="0.9387077037532876" table:style-name="ce33">
            <text:p>93,9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61523" table:style-name="ce32">
            <text:p>1.661.523</text:p>
          </table:table-cell>
          <table:table-cell office:value-type="percentage" office:value="0.91489426138247065" table:style-name="ce33">
            <text:p>91,5%</text:p>
          </table:table-cell>
          <table:table-cell office:value-type="float" office:value="1639069" table:style-name="ce32">
            <text:p>1.639.069</text:p>
          </table:table-cell>
          <table:table-cell office:value-type="percentage" office:value="0.9025302822229393" table:style-name="ce33">
            <text:p>90,3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52507" table:style-name="ce32">
            <text:p>6.252.507</text:p>
          </table:table-cell>
          <table:table-cell office:value-type="percentage" office:value="0.92187044317849076" table:style-name="ce33">
            <text:p>92,2%</text:p>
          </table:table-cell>
          <table:table-cell office:value-type="float" office:value="6182040" table:style-name="ce32">
            <text:p>6.182.040</text:p>
          </table:table-cell>
          <table:table-cell office:value-type="percentage" office:value="0.91148077955724904" table:style-name="ce33">
            <text:p>91,1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6223" table:style-name="ce32">
            <text:p>4.196.223</text:p>
          </table:table-cell>
          <table:table-cell office:value-type="percentage" office:value="0.93414931258189515" table:style-name="ce33">
            <text:p>93,4%</text:p>
          </table:table-cell>
          <table:table-cell office:value-type="float" office:value="4217705" table:style-name="ce32">
            <text:p>4.217.705</text:p>
          </table:table-cell>
          <table:table-cell office:value-type="percentage" office:value="0.93893156451008963" table:style-name="ce33">
            <text:p>93,9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10041" table:style-name="ce32">
            <text:p>910.041</text:p>
          </table:table-cell>
          <table:table-cell office:value-type="percentage" office:value="0.95804882670625024" table:style-name="ce33">
            <text:p>95,8%</text:p>
          </table:table-cell>
          <table:table-cell office:value-type="float" office:value="907124" table:style-name="ce32">
            <text:p>907.124</text:p>
          </table:table-cell>
          <table:table-cell office:value-type="percentage" office:value="0.9549779448146628" table:style-name="ce33">
            <text:p>95,5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1846" table:style-name="ce32">
            <text:p>2.341.846</text:p>
          </table:table-cell>
          <table:table-cell office:value-type="percentage" office:value="0.95347105422480194" table:style-name="ce33">
            <text:p>95,3%</text:p>
          </table:table-cell>
          <table:table-cell office:value-type="float" office:value="2347626" table:style-name="ce32">
            <text:p>2.347.626</text:p>
          </table:table-cell>
          <table:table-cell office:value-type="percentage" office:value="0.9558243527309459" table:style-name="ce33">
            <text:p>95,6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9324" table:style-name="ce32">
            <text:p>269.324</text:p>
          </table:table-cell>
          <table:table-cell office:value-type="percentage" office:value="0.9568173824690297" table:style-name="ce33">
            <text:p>95,7%</text:p>
          </table:table-cell>
          <table:table-cell office:value-type="float" office:value="273845" table:style-name="ce32">
            <text:p>273.845</text:p>
          </table:table-cell>
          <table:table-cell office:value-type="percentage" office:value="0.97287897143303759" table:style-name="ce33">
            <text:p>97,3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15911" table:style-name="ce32">
            <text:p>5.515.911</text:p>
          </table:table-cell>
          <table:table-cell office:value-type="percentage" office:value="0.92379768705195253" table:style-name="ce33">
            <text:p>92,4%</text:p>
          </table:table-cell>
          <table:table-cell office:value-type="float" office:value="5514874" table:style-name="ce32">
            <text:p>5.514.874</text:p>
          </table:table-cell>
          <table:table-cell office:value-type="percentage" office:value="0.9236240116243627" table:style-name="ce33">
            <text:p>92,4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31487" table:style-name="ce32">
            <text:p>1.231.487</text:p>
          </table:table-cell>
          <table:table-cell office:value-type="percentage" office:value="0.93463411894530568" table:style-name="ce33">
            <text:p>93,5%</text:p>
          </table:table-cell>
          <table:table-cell office:value-type="float" office:value="1235460" table:style-name="ce32">
            <text:p>1.235.460</text:p>
          </table:table-cell>
          <table:table-cell office:value-type="percentage" office:value="0.93764941781128619" table:style-name="ce33">
            <text:p>93,8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989" table:style-name="ce32">
            <text:p>539.989</text:p>
          </table:table-cell>
          <table:table-cell office:value-type="percentage" office:value="0.93073629635247357" table:style-name="ce33">
            <text:p>93,1%</text:p>
          </table:table-cell>
          <table:table-cell office:value-type="float" office:value="540430" table:style-name="ce32">
            <text:p>540.430</text:p>
          </table:table-cell>
          <table:table-cell office:value-type="percentage" office:value="0.93149641314502196" table:style-name="ce33">
            <text:p>93,1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4980" table:style-name="ce32">
            <text:p>1.864.980</text:p>
          </table:table-cell>
          <table:table-cell office:value-type="percentage" office:value="0.95383052730260487" table:style-name="ce33">
            <text:p>95,4%</text:p>
          </table:table-cell>
          <table:table-cell office:value-type="float" office:value="1852946" table:style-name="ce32">
            <text:p>1.852.946</text:p>
          </table:table-cell>
          <table:table-cell office:value-type="percentage" office:value="0.94767582507225412" table:style-name="ce33">
            <text:p>94,8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521" table:style-name="ce32">
            <text:p>64.521</text:p>
          </table:table-cell>
          <table:table-cell office:value-type="percentage" office:value="0.90837545228005467" table:style-name="ce33">
            <text:p>90,8%</text:p>
          </table:table-cell>
          <table:table-cell office:value-type="float" office:value="62605" table:style-name="ce32">
            <text:p>62.605</text:p>
          </table:table-cell>
          <table:table-cell office:value-type="percentage" office:value="0.8814005547030086" table:style-name="ce33">
            <text:p>88,1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2510" table:style-name="ce32">
            <text:p>62.510</text:p>
          </table:table-cell>
          <table:table-cell office:value-type="percentage" office:value="0.91568277033955414" table:style-name="ce33">
            <text:p>91,6%</text:p>
          </table:table-cell>
          <table:table-cell office:value-type="float" office:value="60677" table:style-name="ce32">
            <text:p>60.677</text:p>
          </table:table-cell>
          <table:table-cell office:value-type="percentage" office:value="0.88883192218674012" table:style-name="ce33">
            <text:p>88,9%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126" table:style-name="ce32">
            <text:p>95.126</text:p>
          </table:table-cell>
          <table:table-cell office:value-type="string" table:style-name="ce33">
            <text:p>-</text:p>
          </table:table-cell>
          <table:table-cell office:value-type="float" office:value="96597" table:style-name="ce32">
            <text:p>96.597</text:p>
          </table:table-cell>
          <table:table-cell office:value-type="string" table:style-name="ce33">
            <text:p>-</text:p>
          </table:table-cell>
          <table:table-cell office:value-type="date" office:date-value="2022-05-18T00:00:00" table:style-name="ce34">
            <text:p>18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112" table:style-name="ce32">
            <text:p>8.112</text:p>
          </table:table-cell>
          <table:table-cell office:value-type="string" table:style-name="ce33">
            <text:p>-</text:p>
          </table:table-cell>
          <table:table-cell office:value-type="float" office:value="8126" table:style-name="ce32">
            <text:p>8.126</text:p>
          </table:table-cell>
          <table:table-cell office:value-type="string" table:style-name="ce33">
            <text:p>-</text:p>
          </table:table-cell>
          <table:table-cell office:value-type="date" office:date-value="2022-05-12T00:00:00" table:style-name="ce34">
            <text:p>12/05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225567" table:style-name="ce35">
            <text:p>39.225.567</text:p>
          </table:table-cell>
          <table:table-cell office:value-type="percentage" office:value="0.92984559239292286" table:style-name="ce36">
            <text:p>93,0%</text:p>
          </table:table-cell>
          <table:table-cell office:value-type="float" office:value="39065681" table:style-name="ce35">
            <text:p>39.065.681</text:p>
          </table:table-cell>
          <table:table-cell office:value-type="percentage" office:value="0.92605548038803243" table:style-name="ce36">
            <text:p>92,6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560" table:style-name="ce45">
            <text:p>435.560</text:p>
          </table:table-cell>
          <table:table-cell office:value-type="percentage" office:value="1" table:style-name="ce46">
            <text:p>100,0%</text:p>
          </table:table-cell>
          <table:table-cell office:value-type="float" office:value="656627" table:style-name="ce45">
            <text:p>656.627</text:p>
          </table:table-cell>
          <table:table-cell office:value-type="percentage" office:value="1" table:style-name="ce46">
            <text:p>100,0%</text:p>
          </table:table-cell>
          <table:table-cell office:value-type="float" office:value="937722" table:style-name="ce45">
            <text:p>937.722</text:p>
          </table:table-cell>
          <table:table-cell office:value-type="percentage" office:value="0.97859906139346653" table:style-name="ce46">
            <text:p>97,9%</text:p>
          </table:table-cell>
          <table:table-cell office:value-type="float" office:value="1229829" table:style-name="ce45">
            <text:p>1.229.829</text:p>
          </table:table-cell>
          <table:table-cell office:value-type="percentage" office:value="0.95513948140364446" table:style-name="ce46">
            <text:p>95,5%</text:p>
          </table:table-cell>
          <table:table-cell office:value-type="float" office:value="1277714" table:style-name="ce45">
            <text:p>1.277.714</text:p>
          </table:table-cell>
          <table:table-cell office:value-type="percentage" office:value="0.92297968123345775" table:style-name="ce46">
            <text:p>92,3%</text:p>
          </table:table-cell>
          <table:table-cell office:value-type="float" office:value="968996" table:style-name="ce45">
            <text:p>968.996</text:p>
          </table:table-cell>
          <table:table-cell office:value-type="percentage" office:value="0.87948787998979827" table:style-name="ce46">
            <text:p>87,9%</text:p>
          </table:table-cell>
          <table:table-cell office:value-type="float" office:value="813244" table:style-name="ce45">
            <text:p>813.244</text:p>
          </table:table-cell>
          <table:table-cell office:value-type="percentage" office:value="0.87812705158771298" table:style-name="ce46">
            <text:p>87,8%</text:p>
          </table:table-cell>
          <table:table-cell office:value-type="float" office:value="722822" table:style-name="ce45">
            <text:p>722.822</text:p>
          </table:table-cell>
          <table:table-cell office:value-type="percentage" office:value="0.93527300393610113" table:style-name="ce46">
            <text:p>93,5%</text:p>
          </table:table-cell>
          <table:table-cell office:value-type="float" office:value="7042514" table:style-name="ce45">
            <text:p>7.042.514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800070724513374" table:style-name="ce46">
            <text:p>93,8%</text:p>
          </table:table-cell>
          <table:table-cell office:value-type="percentage" office:value="0.82831501477791025" table:style-name="ce46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719" table:style-name="ce48">
            <text:p>101.719</text:p>
          </table:table-cell>
          <table:table-cell office:value-type="percentage" office:value="1" table:style-name="ce49">
            <text:p>100,0%</text:p>
          </table:table-cell>
          <table:table-cell office:value-type="float" office:value="119890" table:style-name="ce48">
            <text:p>119.890</text:p>
          </table:table-cell>
          <table:table-cell office:value-type="percentage" office:value="1" table:style-name="ce49">
            <text:p>100,0%</text:p>
          </table:table-cell>
          <table:table-cell office:value-type="float" office:value="156069" table:style-name="ce48">
            <text:p>156.069</text:p>
          </table:table-cell>
          <table:table-cell office:value-type="percentage" office:value="0.96750976380881537" table:style-name="ce49">
            <text:p>96,8%</text:p>
          </table:table-cell>
          <table:table-cell office:value-type="float" office:value="188622" table:style-name="ce48">
            <text:p>188.622</text:p>
          </table:table-cell>
          <table:table-cell office:value-type="percentage" office:value="0.93855799373040749" table:style-name="ce49">
            <text:p>93,9%</text:p>
          </table:table-cell>
          <table:table-cell office:value-type="float" office:value="192468" table:style-name="ce48">
            <text:p>192.468</text:p>
          </table:table-cell>
          <table:table-cell office:value-type="percentage" office:value="0.90091135898744135" table:style-name="ce49">
            <text:p>90,1%</text:p>
          </table:table-cell>
          <table:table-cell office:value-type="float" office:value="132152" table:style-name="ce48">
            <text:p>132.152</text:p>
          </table:table-cell>
          <table:table-cell office:value-type="percentage" office:value="0.83493599868585655" table:style-name="ce49">
            <text:p>83,5%</text:p>
          </table:table-cell>
          <table:table-cell office:value-type="float" office:value="110970" table:style-name="ce48">
            <text:p>110.970</text:p>
          </table:table-cell>
          <table:table-cell office:value-type="percentage" office:value="0.84840746800409794" table:style-name="ce49">
            <text:p>84,8%</text:p>
          </table:table-cell>
          <table:table-cell office:value-type="float" office:value="95459" table:style-name="ce48">
            <text:p>95.459</text:p>
          </table:table-cell>
          <table:table-cell office:value-type="percentage" office:value="0.8918317964815905" table:style-name="ce49">
            <text:p>89,2%</text:p>
          </table:table-cell>
          <table:table-cell office:value-type="float" office:value="1097349" table:style-name="ce48">
            <text:p>1.097.349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260099141757912" table:style-name="ce49">
            <text:p>92,3%</text:p>
          </table:table-cell>
          <table:table-cell office:value-type="percentage" office:value="0.82437217017382936" table:style-name="ce49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91" table:style-name="ce48">
            <text:p>89.291</text:p>
          </table:table-cell>
          <table:table-cell office:value-type="percentage" office:value="1" table:style-name="ce49">
            <text:p>100,0%</text:p>
          </table:table-cell>
          <table:table-cell office:value-type="float" office:value="114830" table:style-name="ce48">
            <text:p>114.830</text:p>
          </table:table-cell>
          <table:table-cell office:value-type="percentage" office:value="1" table:style-name="ce49">
            <text:p>100,0%</text:p>
          </table:table-cell>
          <table:table-cell office:value-type="float" office:value="149221" table:style-name="ce48">
            <text:p>149.221</text:p>
          </table:table-cell>
          <table:table-cell office:value-type="percentage" office:value="0.98178169616422128" table:style-name="ce49">
            <text:p>98,2%</text:p>
          </table:table-cell>
          <table:table-cell office:value-type="float" office:value="154485" table:style-name="ce48">
            <text:p>154.485</text:p>
          </table:table-cell>
          <table:table-cell office:value-type="percentage" office:value="0.95312278277178974" table:style-name="ce49">
            <text:p>95,3%</text:p>
          </table:table-cell>
          <table:table-cell office:value-type="float" office:value="152630" table:style-name="ce48">
            <text:p>152.630</text:p>
          </table:table-cell>
          <table:table-cell office:value-type="percentage" office:value="0.91990115718418519" table:style-name="ce49">
            <text:p>92,0%</text:p>
          </table:table-cell>
          <table:table-cell office:value-type="float" office:value="93199" table:style-name="ce48">
            <text:p>93.199</text:p>
          </table:table-cell>
          <table:table-cell office:value-type="percentage" office:value="0.85825712996473003" table:style-name="ce49">
            <text:p>85,8%</text:p>
          </table:table-cell>
          <table:table-cell office:value-type="float" office:value="68954" table:style-name="ce48">
            <text:p>68.954</text:p>
          </table:table-cell>
          <table:table-cell office:value-type="percentage" office:value="0.87016985941798541" table:style-name="ce49">
            <text:p>87,0%</text:p>
          </table:table-cell>
          <table:table-cell office:value-type="float" office:value="63075" table:style-name="ce48">
            <text:p>63.075</text:p>
          </table:table-cell>
          <table:table-cell office:value-type="percentage" office:value="0.96657778595071719" table:style-name="ce49">
            <text:p>96,7%</text:p>
          </table:table-cell>
          <table:table-cell office:value-type="float" office:value="885685" table:style-name="ce48">
            <text:p>885.685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189194011050604" table:style-name="ce49">
            <text:p>95,2%</text:p>
          </table:table-cell>
          <table:table-cell office:value-type="percentage" office:value="0.8744146693270437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65" table:style-name="ce48">
            <text:p>51.865</text:p>
          </table:table-cell>
          <table:table-cell office:value-type="percentage" office:value="0.96703522085283311" table:style-name="ce49">
            <text:p>96,7%</text:p>
          </table:table-cell>
          <table:table-cell office:value-type="float" office:value="79959" table:style-name="ce48">
            <text:p>79.959</text:p>
          </table:table-cell>
          <table:table-cell office:value-type="percentage" office:value="0.91660361785542332" table:style-name="ce49">
            <text:p>91,7%</text:p>
          </table:table-cell>
          <table:table-cell office:value-type="float" office:value="112234" table:style-name="ce48">
            <text:p>112.234</text:p>
          </table:table-cell>
          <table:table-cell office:value-type="percentage" office:value="0.88100602073897305" table:style-name="ce49">
            <text:p>88,1%</text:p>
          </table:table-cell>
          <table:table-cell office:value-type="float" office:value="153768" table:style-name="ce48">
            <text:p>153.768</text:p>
          </table:table-cell>
          <table:table-cell office:value-type="percentage" office:value="0.86625954886540324" table:style-name="ce49">
            <text:p>86,6%</text:p>
          </table:table-cell>
          <table:table-cell office:value-type="float" office:value="174010" table:style-name="ce48">
            <text:p>174.010</text:p>
          </table:table-cell>
          <table:table-cell office:value-type="percentage" office:value="0.80328496974005525" table:style-name="ce49">
            <text:p>80,3%</text:p>
          </table:table-cell>
          <table:table-cell office:value-type="float" office:value="135636" table:style-name="ce48">
            <text:p>135.636</text:p>
          </table:table-cell>
          <table:table-cell office:value-type="percentage" office:value="0.73696392769238295" table:style-name="ce49">
            <text:p>73,7%</text:p>
          </table:table-cell>
          <table:table-cell office:value-type="float" office:value="105056" table:style-name="ce48">
            <text:p>105.056</text:p>
          </table:table-cell>
          <table:table-cell office:value-type="percentage" office:value="0.76564173948532577" table:style-name="ce49">
            <text:p>76,6%</text:p>
          </table:table-cell>
          <table:table-cell office:value-type="float" office:value="84678" table:style-name="ce48">
            <text:p>84.678</text:p>
          </table:table-cell>
          <table:table-cell office:value-type="percentage" office:value="0.85072737502009321" table:style-name="ce49">
            <text:p>85,1%</text:p>
          </table:table-cell>
          <table:table-cell office:value-type="float" office:value="897206" table:style-name="ce48">
            <text:p>897.206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830203833687077" table:style-name="ce49">
            <text:p>82,8%</text:p>
          </table:table-cell>
          <table:table-cell office:value-type="percentage" office:value="0.73555040888688483" table:style-name="ce49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860" table:style-name="ce48">
            <text:p>94.860</text:p>
          </table:table-cell>
          <table:table-cell office:value-type="percentage" office:value="0.94517845399653255" table:style-name="ce49">
            <text:p>94,5%</text:p>
          </table:table-cell>
          <table:table-cell office:value-type="float" office:value="156245" table:style-name="ce48">
            <text:p>156.245</text:p>
          </table:table-cell>
          <table:table-cell office:value-type="percentage" office:value="0.93310679263762641" table:style-name="ce49">
            <text:p>93,3%</text:p>
          </table:table-cell>
          <table:table-cell office:value-type="float" office:value="229542" table:style-name="ce48">
            <text:p>229.542</text:p>
          </table:table-cell>
          <table:table-cell office:value-type="percentage" office:value="0.91249229790701836" table:style-name="ce49">
            <text:p>91,2%</text:p>
          </table:table-cell>
          <table:table-cell office:value-type="float" office:value="326100" table:style-name="ce48">
            <text:p>326.100</text:p>
          </table:table-cell>
          <table:table-cell office:value-type="percentage" office:value="0.88554692909921873" table:style-name="ce49">
            <text:p>88,6%</text:p>
          </table:table-cell>
          <table:table-cell office:value-type="float" office:value="325299" table:style-name="ce48">
            <text:p>325.299</text:p>
          </table:table-cell>
          <table:table-cell office:value-type="percentage" office:value="0.82541200948985671" table:style-name="ce49">
            <text:p>82,5%</text:p>
          </table:table-cell>
          <table:table-cell office:value-type="float" office:value="239818" table:style-name="ce48">
            <text:p>239.818</text:p>
          </table:table-cell>
          <table:table-cell office:value-type="percentage" office:value="0.76652965205106405" table:style-name="ce49">
            <text:p>76,7%</text:p>
          </table:table-cell>
          <table:table-cell office:value-type="float" office:value="201347" table:style-name="ce48">
            <text:p>201.347</text:p>
          </table:table-cell>
          <table:table-cell office:value-type="percentage" office:value="0.79061612825959771" table:style-name="ce49">
            <text:p>79,1%</text:p>
          </table:table-cell>
          <table:table-cell office:value-type="float" office:value="172581" table:style-name="ce48">
            <text:p>172.581</text:p>
          </table:table-cell>
          <table:table-cell office:value-type="percentage" office:value="0.93659132228041131" table:style-name="ce49">
            <text:p>93,7%</text:p>
          </table:table-cell>
          <table:table-cell office:value-type="float" office:value="1745792" table:style-name="ce48">
            <text:p>1.745.79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851037096886029" table:style-name="ce49">
            <text:p>85,9%</text:p>
          </table:table-cell>
          <table:table-cell office:value-type="percentage" office:value="0.77785426549734027" table:style-name="ce4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91" table:style-name="ce48">
            <text:p>42.591</text:p>
          </table:table-cell>
          <table:table-cell office:value-type="percentage" office:value="1" table:style-name="ce49">
            <text:p>100,0%</text:p>
          </table:table-cell>
          <table:table-cell office:value-type="float" office:value="56224" table:style-name="ce48">
            <text:p>56.224</text:p>
          </table:table-cell>
          <table:table-cell office:value-type="percentage" office:value="1" table:style-name="ce49">
            <text:p>100,0%</text:p>
          </table:table-cell>
          <table:table-cell office:value-type="float" office:value="77304" table:style-name="ce48">
            <text:p>77.304</text:p>
          </table:table-cell>
          <table:table-cell office:value-type="percentage" office:value="0.97535864340058287" table:style-name="ce49">
            <text:p>97,5%</text:p>
          </table:table-cell>
          <table:table-cell office:value-type="float" office:value="85230" table:style-name="ce48">
            <text:p>85.230</text:p>
          </table:table-cell>
          <table:table-cell office:value-type="percentage" office:value="0.93690227547543148" table:style-name="ce49">
            <text:p>93,7%</text:p>
          </table:table-cell>
          <table:table-cell office:value-type="float" office:value="89550" table:style-name="ce48">
            <text:p>89.550</text:p>
          </table:table-cell>
          <table:table-cell office:value-type="percentage" office:value="0.9195366890518144" table:style-name="ce49">
            <text:p>92,0%</text:p>
          </table:table-cell>
          <table:table-cell office:value-type="float" office:value="56981" table:style-name="ce48">
            <text:p>56.981</text:p>
          </table:table-cell>
          <table:table-cell office:value-type="percentage" office:value="0.84846183626671434" table:style-name="ce49">
            <text:p>84,8%</text:p>
          </table:table-cell>
          <table:table-cell office:value-type="float" office:value="43565" table:style-name="ce48">
            <text:p>43.565</text:p>
          </table:table-cell>
          <table:table-cell office:value-type="percentage" office:value="0.85634816110707057" table:style-name="ce49">
            <text:p>85,6%</text:p>
          </table:table-cell>
          <table:table-cell office:value-type="float" office:value="43313" table:style-name="ce48">
            <text:p>43.313</text:p>
          </table:table-cell>
          <table:table-cell office:value-type="percentage" office:value="0.95649581520658966" table:style-name="ce49">
            <text:p>95,6%</text:p>
          </table:table-cell>
          <table:table-cell office:value-type="float" office:value="494758" table:style-name="ce48">
            <text:p>494.758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870929795735603" table:style-name="ce49">
            <text:p>93,9%</text:p>
          </table:table-cell>
          <table:table-cell office:value-type="percentage" office:value="0.84768913142181601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43" table:style-name="ce48">
            <text:p>230.043</text:p>
          </table:table-cell>
          <table:table-cell office:value-type="percentage" office:value="1" table:style-name="ce49">
            <text:p>100,0%</text:p>
          </table:table-cell>
          <table:table-cell office:value-type="float" office:value="252358" table:style-name="ce48">
            <text:p>252.358</text:p>
          </table:table-cell>
          <table:table-cell office:value-type="percentage" office:value="1" table:style-name="ce49">
            <text:p>100,0%</text:p>
          </table:table-cell>
          <table:table-cell office:value-type="float" office:value="324675" table:style-name="ce48">
            <text:p>324.675</text:p>
          </table:table-cell>
          <table:table-cell office:value-type="percentage" office:value="0.9921526205296981" table:style-name="ce49">
            <text:p>99,2%</text:p>
          </table:table-cell>
          <table:table-cell office:value-type="float" office:value="357937" table:style-name="ce48">
            <text:p>357.937</text:p>
          </table:table-cell>
          <table:table-cell office:value-type="percentage" office:value="0.93896690214924861" table:style-name="ce49">
            <text:p>93,9%</text:p>
          </table:table-cell>
          <table:table-cell office:value-type="float" office:value="326339" table:style-name="ce48">
            <text:p>326.339</text:p>
          </table:table-cell>
          <table:table-cell office:value-type="percentage" office:value="0.90598886180532034" table:style-name="ce49">
            <text:p>90,6%</text:p>
          </table:table-cell>
          <table:table-cell office:value-type="float" office:value="219171" table:style-name="ce48">
            <text:p>219.171</text:p>
          </table:table-cell>
          <table:table-cell office:value-type="percentage" office:value="0.84654038980000157" table:style-name="ce49">
            <text:p>84,7%</text:p>
          </table:table-cell>
          <table:table-cell office:value-type="float" office:value="181345" table:style-name="ce48">
            <text:p>181.345</text:p>
          </table:table-cell>
          <table:table-cell office:value-type="percentage" office:value="0.85629358907162656" table:style-name="ce49">
            <text:p>85,6%</text:p>
          </table:table-cell>
          <table:table-cell office:value-type="float" office:value="156295" table:style-name="ce48">
            <text:p>156.295</text:p>
          </table:table-cell>
          <table:table-cell office:value-type="percentage" office:value="0.92923221441396453" table:style-name="ce49">
            <text:p>92,9%</text:p>
          </table:table-cell>
          <table:table-cell office:value-type="float" office:value="2048163" table:style-name="ce48">
            <text:p>2.048.16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292012196216746" table:style-name="ce49">
            <text:p>94,3%</text:p>
          </table:table-cell>
          <table:table-cell office:value-type="percentage" office:value="0.85817520716284634" table:style-name="ce49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9103" table:style-name="ce48">
            <text:p>139.103</text:p>
          </table:table-cell>
          <table:table-cell office:value-type="percentage" office:value="1" table:style-name="ce49">
            <text:p>100,0%</text:p>
          </table:table-cell>
          <table:table-cell office:value-type="float" office:value="159557" table:style-name="ce48">
            <text:p>159.557</text:p>
          </table:table-cell>
          <table:table-cell office:value-type="percentage" office:value="1" table:style-name="ce49">
            <text:p>100,0%</text:p>
          </table:table-cell>
          <table:table-cell office:value-type="float" office:value="225643" table:style-name="ce48">
            <text:p>225.643</text:p>
          </table:table-cell>
          <table:table-cell office:value-type="percentage" office:value="0.98954075815250764" table:style-name="ce49">
            <text:p>99,0%</text:p>
          </table:table-cell>
          <table:table-cell office:value-type="float" office:value="290384" table:style-name="ce48">
            <text:p>290.384</text:p>
          </table:table-cell>
          <table:table-cell office:value-type="percentage" office:value="0.93249027799631989" table:style-name="ce49">
            <text:p>93,2%</text:p>
          </table:table-cell>
          <table:table-cell office:value-type="float" office:value="292472" table:style-name="ce48">
            <text:p>292.472</text:p>
          </table:table-cell>
          <table:table-cell office:value-type="percentage" office:value="0.88445359727350525" table:style-name="ce49">
            <text:p>88,4%</text:p>
          </table:table-cell>
          <table:table-cell office:value-type="float" office:value="212802" table:style-name="ce48">
            <text:p>212.802</text:p>
          </table:table-cell>
          <table:table-cell office:value-type="percentage" office:value="0.8256107638767648" table:style-name="ce49">
            <text:p>82,6%</text:p>
          </table:table-cell>
          <table:table-cell office:value-type="float" office:value="181213" table:style-name="ce48">
            <text:p>181.213</text:p>
          </table:table-cell>
          <table:table-cell office:value-type="percentage" office:value="0.82748684883466062" table:style-name="ce49">
            <text:p>82,7%</text:p>
          </table:table-cell>
          <table:table-cell office:value-type="float" office:value="160349" table:style-name="ce48">
            <text:p>160.349</text:p>
          </table:table-cell>
          <table:table-cell office:value-type="percentage" office:value="0.90176924461240837" table:style-name="ce49">
            <text:p>90,2%</text:p>
          </table:table-cell>
          <table:table-cell office:value-type="float" office:value="1661523" table:style-name="ce48">
            <text:p>1.661.523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489426138247065" table:style-name="ce49">
            <text:p>91,5%</text:p>
          </table:table-cell>
          <table:table-cell office:value-type="percentage" office:value="0.8110307440585437" table:style-name="ce49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272" table:style-name="ce48">
            <text:p>461.272</text:p>
          </table:table-cell>
          <table:table-cell office:value-type="percentage" office:value="1" table:style-name="ce49">
            <text:p>100,0%</text:p>
          </table:table-cell>
          <table:table-cell office:value-type="float" office:value="622251" table:style-name="ce48">
            <text:p>622.251</text:p>
          </table:table-cell>
          <table:table-cell office:value-type="percentage" office:value="0.97878836498169053" table:style-name="ce49">
            <text:p>97,9%</text:p>
          </table:table-cell>
          <table:table-cell office:value-type="float" office:value="810308" table:style-name="ce48">
            <text:p>810.308</text:p>
          </table:table-cell>
          <table:table-cell office:value-type="percentage" office:value="0.95052575766817915" table:style-name="ce49">
            <text:p>95,1%</text:p>
          </table:table-cell>
          <table:table-cell office:value-type="float" office:value="1045399" table:style-name="ce48">
            <text:p>1.045.399</text:p>
          </table:table-cell>
          <table:table-cell office:value-type="percentage" office:value="0.95261349315336874" table:style-name="ce49">
            <text:p>95,3%</text:p>
          </table:table-cell>
          <table:table-cell office:value-type="float" office:value="1167585" table:style-name="ce48">
            <text:p>1.167.585</text:p>
          </table:table-cell>
          <table:table-cell office:value-type="percentage" office:value="0.91537243341983332" table:style-name="ce49">
            <text:p>91,5%</text:p>
          </table:table-cell>
          <table:table-cell office:value-type="float" office:value="834895" table:style-name="ce48">
            <text:p>834.895</text:p>
          </table:table-cell>
          <table:table-cell office:value-type="percentage" office:value="0.8637190315198815" table:style-name="ce49">
            <text:p>86,4%</text:p>
          </table:table-cell>
          <table:table-cell office:value-type="float" office:value="701611" table:style-name="ce48">
            <text:p>701.611</text:p>
          </table:table-cell>
          <table:table-cell office:value-type="percentage" office:value="0.84628411589664787" table:style-name="ce49">
            <text:p>84,6%</text:p>
          </table:table-cell>
          <table:table-cell office:value-type="float" office:value="609186" table:style-name="ce48">
            <text:p>609.186</text:p>
          </table:table-cell>
          <table:table-cell office:value-type="percentage" office:value="0.90738691289213136" table:style-name="ce49">
            <text:p>90,7%</text:p>
          </table:table-cell>
          <table:table-cell office:value-type="float" office:value="6252507" table:style-name="ce48">
            <text:p>6.252.507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187044317849076" table:style-name="ce49">
            <text:p>92,2%</text:p>
          </table:table-cell>
          <table:table-cell office:value-type="percentage" office:value="0.81505681014561771" table:style-name="ce49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139" table:style-name="ce48">
            <text:p>299.139</text:p>
          </table:table-cell>
          <table:table-cell office:value-type="percentage" office:value="1" table:style-name="ce49">
            <text:p>100,0%</text:p>
          </table:table-cell>
          <table:table-cell office:value-type="float" office:value="437908" table:style-name="ce48">
            <text:p>437.908</text:p>
          </table:table-cell>
          <table:table-cell office:value-type="percentage" office:value="0.99575238303136138" table:style-name="ce49">
            <text:p>99,6%</text:p>
          </table:table-cell>
          <table:table-cell office:value-type="float" office:value="576893" table:style-name="ce48">
            <text:p>576.893</text:p>
          </table:table-cell>
          <table:table-cell office:value-type="percentage" office:value="0.96609337843721743" table:style-name="ce49">
            <text:p>96,6%</text:p>
          </table:table-cell>
          <table:table-cell office:value-type="float" office:value="724193" table:style-name="ce48">
            <text:p>724.193</text:p>
          </table:table-cell>
          <table:table-cell office:value-type="percentage" office:value="0.95001547955125043" table:style-name="ce49">
            <text:p>95,0%</text:p>
          </table:table-cell>
          <table:table-cell office:value-type="float" office:value="768481" table:style-name="ce48">
            <text:p>768.481</text:p>
          </table:table-cell>
          <table:table-cell office:value-type="percentage" office:value="0.91407157886723689" table:style-name="ce49">
            <text:p>91,4%</text:p>
          </table:table-cell>
          <table:table-cell office:value-type="float" office:value="531630" table:style-name="ce48">
            <text:p>531.630</text:p>
          </table:table-cell>
          <table:table-cell office:value-type="percentage" office:value="0.86595832362795866" table:style-name="ce49">
            <text:p>86,6%</text:p>
          </table:table-cell>
          <table:table-cell office:value-type="float" office:value="449899" table:style-name="ce48">
            <text:p>449.899</text:p>
          </table:table-cell>
          <table:table-cell office:value-type="percentage" office:value="0.87738433965906937" table:style-name="ce49">
            <text:p>87,7%</text:p>
          </table:table-cell>
          <table:table-cell office:value-type="float" office:value="408080" table:style-name="ce48">
            <text:p>408.080</text:p>
          </table:table-cell>
          <table:table-cell office:value-type="percentage" office:value="0.94295108938024674" table:style-name="ce49">
            <text:p>94,3%</text:p>
          </table:table-cell>
          <table:table-cell office:value-type="float" office:value="4196223" table:style-name="ce48">
            <text:p>4.196.223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414931258189515" table:style-name="ce49">
            <text:p>93,4%</text:p>
          </table:table-cell>
          <table:table-cell office:value-type="percentage" office:value="0.83142175272857677" table:style-name="ce49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39" table:style-name="ce48">
            <text:p>78.439</text:p>
          </table:table-cell>
          <table:table-cell office:value-type="percentage" office:value="1" table:style-name="ce49">
            <text:p>100,0%</text:p>
          </table:table-cell>
          <table:table-cell office:value-type="float" office:value="96168" table:style-name="ce48">
            <text:p>96.168</text:p>
          </table:table-cell>
          <table:table-cell office:value-type="percentage" office:value="1" table:style-name="ce49">
            <text:p>100,0%</text:p>
          </table:table-cell>
          <table:table-cell office:value-type="float" office:value="133498" table:style-name="ce48">
            <text:p>133.498</text:p>
          </table:table-cell>
          <table:table-cell office:value-type="percentage" office:value="1" table:style-name="ce49">
            <text:p>100,0%</text:p>
          </table:table-cell>
          <table:table-cell office:value-type="float" office:value="162382" table:style-name="ce48">
            <text:p>162.382</text:p>
          </table:table-cell>
          <table:table-cell office:value-type="percentage" office:value="0.96683000601358715" table:style-name="ce49">
            <text:p>96,7%</text:p>
          </table:table-cell>
          <table:table-cell office:value-type="float" office:value="147428" table:style-name="ce48">
            <text:p>147.428</text:p>
          </table:table-cell>
          <table:table-cell office:value-type="percentage" office:value="0.93583688807637622" table:style-name="ce49">
            <text:p>93,6%</text:p>
          </table:table-cell>
          <table:table-cell office:value-type="float" office:value="114935" table:style-name="ce48">
            <text:p>114.935</text:p>
          </table:table-cell>
          <table:table-cell office:value-type="percentage" office:value="0.88519123242094233" table:style-name="ce49">
            <text:p>88,5%</text:p>
          </table:table-cell>
          <table:table-cell office:value-type="float" office:value="95762" table:style-name="ce48">
            <text:p>95.762</text:p>
          </table:table-cell>
          <table:table-cell office:value-type="percentage" office:value="0.85117238191740885" table:style-name="ce49">
            <text:p>85,1%</text:p>
          </table:table-cell>
          <table:table-cell office:value-type="float" office:value="81429" table:style-name="ce48">
            <text:p>81.429</text:p>
          </table:table-cell>
          <table:table-cell office:value-type="percentage" office:value="0.95006358725454731" table:style-name="ce49">
            <text:p>95,0%</text:p>
          </table:table-cell>
          <table:table-cell office:value-type="float" office:value="910041" table:style-name="ce48">
            <text:p>910.041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804882670625024" table:style-name="ce49">
            <text:p>95,8%</text:p>
          </table:table-cell>
          <table:table-cell office:value-type="percentage" office:value="0.86015298691208597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107" table:style-name="ce48">
            <text:p>243.107</text:p>
          </table:table-cell>
          <table:table-cell office:value-type="percentage" office:value="1" table:style-name="ce49">
            <text:p>100,0%</text:p>
          </table:table-cell>
          <table:table-cell office:value-type="float" office:value="292399" table:style-name="ce48">
            <text:p>292.399</text:p>
          </table:table-cell>
          <table:table-cell office:value-type="percentage" office:value="1" table:style-name="ce49">
            <text:p>100,0%</text:p>
          </table:table-cell>
          <table:table-cell office:value-type="float" office:value="348313" table:style-name="ce48">
            <text:p>348.313</text:p>
          </table:table-cell>
          <table:table-cell office:value-type="percentage" office:value="0.98514280219251849" table:style-name="ce49">
            <text:p>98,5%</text:p>
          </table:table-cell>
          <table:table-cell office:value-type="float" office:value="393938" table:style-name="ce48">
            <text:p>393.938</text:p>
          </table:table-cell>
          <table:table-cell office:value-type="percentage" office:value="0.96270283479960894" table:style-name="ce49">
            <text:p>96,3%</text:p>
          </table:table-cell>
          <table:table-cell office:value-type="float" office:value="412714" table:style-name="ce48">
            <text:p>412.714</text:p>
          </table:table-cell>
          <table:table-cell office:value-type="percentage" office:value="0.93197722864168986" table:style-name="ce49">
            <text:p>93,2%</text:p>
          </table:table-cell>
          <table:table-cell office:value-type="float" office:value="269194" table:style-name="ce48">
            <text:p>269.194</text:p>
          </table:table-cell>
          <table:table-cell office:value-type="percentage" office:value="0.87231284713445967" table:style-name="ce49">
            <text:p>87,2%</text:p>
          </table:table-cell>
          <table:table-cell office:value-type="float" office:value="204993" table:style-name="ce48">
            <text:p>204.993</text:p>
          </table:table-cell>
          <table:table-cell office:value-type="percentage" office:value="0.88987332980265843" table:style-name="ce49">
            <text:p>89,0%</text:p>
          </table:table-cell>
          <table:table-cell office:value-type="float" office:value="177188" table:style-name="ce48">
            <text:p>177.188</text:p>
          </table:table-cell>
          <table:table-cell office:value-type="percentage" office:value="0.96642377170782789" table:style-name="ce49">
            <text:p>96,6%</text:p>
          </table:table-cell>
          <table:table-cell office:value-type="float" office:value="2341846" table:style-name="ce48">
            <text:p>2.341.84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347105422480194" table:style-name="ce49">
            <text:p>95,3%</text:p>
          </table:table-cell>
          <table:table-cell office:value-type="percentage" office:value="0.86835508937007111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88" table:style-name="ce48">
            <text:p>23.488</text:p>
          </table:table-cell>
          <table:table-cell office:value-type="percentage" office:value="1" table:style-name="ce49">
            <text:p>100,0%</text:p>
          </table:table-cell>
          <table:table-cell office:value-type="float" office:value="28790" table:style-name="ce48">
            <text:p>28.790</text:p>
          </table:table-cell>
          <table:table-cell office:value-type="percentage" office:value="1" table:style-name="ce49">
            <text:p>100,0%</text:p>
          </table:table-cell>
          <table:table-cell office:value-type="float" office:value="38543" table:style-name="ce48">
            <text:p>38.543</text:p>
          </table:table-cell>
          <table:table-cell office:value-type="percentage" office:value="0.99816128865178433" table:style-name="ce49">
            <text:p>99,8%</text:p>
          </table:table-cell>
          <table:table-cell office:value-type="float" office:value="45974" table:style-name="ce48">
            <text:p>45.974</text:p>
          </table:table-cell>
          <table:table-cell office:value-type="percentage" office:value="0.96787368421052633" table:style-name="ce49">
            <text:p>96,8%</text:p>
          </table:table-cell>
          <table:table-cell office:value-type="float" office:value="48550" table:style-name="ce48">
            <text:p>48.550</text:p>
          </table:table-cell>
          <table:table-cell office:value-type="percentage" office:value="0.93863583636223025" table:style-name="ce49">
            <text:p>93,9%</text:p>
          </table:table-cell>
          <table:table-cell office:value-type="float" office:value="32601" table:style-name="ce48">
            <text:p>32.601</text:p>
          </table:table-cell>
          <table:table-cell office:value-type="percentage" office:value="0.88025164704611725" table:style-name="ce49">
            <text:p>88,0%</text:p>
          </table:table-cell>
          <table:table-cell office:value-type="float" office:value="25875" table:style-name="ce48">
            <text:p>25.875</text:p>
          </table:table-cell>
          <table:table-cell office:value-type="percentage" office:value="0.85775376251408875" table:style-name="ce49">
            <text:p>85,8%</text:p>
          </table:table-cell>
          <table:table-cell office:value-type="float" office:value="25503" table:style-name="ce48">
            <text:p>25.503</text:p>
          </table:table-cell>
          <table:table-cell office:value-type="percentage" office:value="0.98145083702135849" table:style-name="ce49">
            <text:p>98,1%</text:p>
          </table:table-cell>
          <table:table-cell office:value-type="float" office:value="269324" table:style-name="ce48">
            <text:p>269.324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68173824690297" table:style-name="ce49">
            <text:p>95,7%</text:p>
          </table:table-cell>
          <table:table-cell office:value-type="percentage" office:value="0.85181670968068413" table:style-name="ce49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4963" table:style-name="ce48">
            <text:p>374.963</text:p>
          </table:table-cell>
          <table:table-cell office:value-type="percentage" office:value="1" table:style-name="ce49">
            <text:p>100,0%</text:p>
          </table:table-cell>
          <table:table-cell office:value-type="float" office:value="512812" table:style-name="ce48">
            <text:p>512.812</text:p>
          </table:table-cell>
          <table:table-cell office:value-type="percentage" office:value="0.97298548524807893" table:style-name="ce49">
            <text:p>97,3%</text:p>
          </table:table-cell>
          <table:table-cell office:value-type="float" office:value="694483" table:style-name="ce48">
            <text:p>694.483</text:p>
          </table:table-cell>
          <table:table-cell office:value-type="percentage" office:value="0.96394654511435784" table:style-name="ce49">
            <text:p>96,4%</text:p>
          </table:table-cell>
          <table:table-cell office:value-type="float" office:value="951072" table:style-name="ce48">
            <text:p>951.072</text:p>
          </table:table-cell>
          <table:table-cell office:value-type="percentage" office:value="0.96091270703272214" table:style-name="ce49">
            <text:p>96,1%</text:p>
          </table:table-cell>
          <table:table-cell office:value-type="float" office:value="1054354" table:style-name="ce48">
            <text:p>1.054.354</text:p>
          </table:table-cell>
          <table:table-cell office:value-type="percentage" office:value="0.91204489837227831" table:style-name="ce49">
            <text:p>91,2%</text:p>
          </table:table-cell>
          <table:table-cell office:value-type="float" office:value="782342" table:style-name="ce48">
            <text:p>782.342</text:p>
          </table:table-cell>
          <table:table-cell office:value-type="percentage" office:value="0.86845447158442524" table:style-name="ce49">
            <text:p>86,8%</text:p>
          </table:table-cell>
          <table:table-cell office:value-type="float" office:value="639398" table:style-name="ce48">
            <text:p>639.398</text:p>
          </table:table-cell>
          <table:table-cell office:value-type="percentage" office:value="0.86927049841140791" table:style-name="ce49">
            <text:p>86,9%</text:p>
          </table:table-cell>
          <table:table-cell office:value-type="float" office:value="506487" table:style-name="ce48">
            <text:p>506.487</text:p>
          </table:table-cell>
          <table:table-cell office:value-type="percentage" office:value="0.88742159301958856" table:style-name="ce49">
            <text:p>88,7%</text:p>
          </table:table-cell>
          <table:table-cell office:value-type="float" office:value="5515911" table:style-name="ce48">
            <text:p>5.515.91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379768705195253" table:style-name="ce49">
            <text:p>92,4%</text:p>
          </table:table-cell>
          <table:table-cell office:value-type="percentage" office:value="0.81646705629569016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83" table:style-name="ce48">
            <text:p>72.883</text:p>
          </table:table-cell>
          <table:table-cell office:value-type="percentage" office:value="1" table:style-name="ce49">
            <text:p>100,0%</text:p>
          </table:table-cell>
          <table:table-cell office:value-type="float" office:value="103888" table:style-name="ce48">
            <text:p>103.888</text:p>
          </table:table-cell>
          <table:table-cell office:value-type="percentage" office:value="0.99967283154673703" table:style-name="ce49">
            <text:p>100,0%</text:p>
          </table:table-cell>
          <table:table-cell office:value-type="float" office:value="149903" table:style-name="ce48">
            <text:p>149.903</text:p>
          </table:table-cell>
          <table:table-cell office:value-type="percentage" office:value="0.97630600295686498" table:style-name="ce49">
            <text:p>97,6%</text:p>
          </table:table-cell>
          <table:table-cell office:value-type="float" office:value="210072" table:style-name="ce48">
            <text:p>210.072</text:p>
          </table:table-cell>
          <table:table-cell office:value-type="percentage" office:value="0.96317794803372714" table:style-name="ce49">
            <text:p>96,3%</text:p>
          </table:table-cell>
          <table:table-cell office:value-type="float" office:value="237013" table:style-name="ce48">
            <text:p>237.013</text:p>
          </table:table-cell>
          <table:table-cell office:value-type="percentage" office:value="0.93878432118129818" table:style-name="ce49">
            <text:p>93,9%</text:p>
          </table:table-cell>
          <table:table-cell office:value-type="float" office:value="175084" table:style-name="ce48">
            <text:p>175.084</text:p>
          </table:table-cell>
          <table:table-cell office:value-type="percentage" office:value="0.87949204818308768" table:style-name="ce49">
            <text:p>87,9%</text:p>
          </table:table-cell>
          <table:table-cell office:value-type="float" office:value="150435" table:style-name="ce48">
            <text:p>150.435</text:p>
          </table:table-cell>
          <table:table-cell office:value-type="percentage" office:value="0.86487216782895149" table:style-name="ce49">
            <text:p>86,5%</text:p>
          </table:table-cell>
          <table:table-cell office:value-type="float" office:value="132209" table:style-name="ce48">
            <text:p>132.209</text:p>
          </table:table-cell>
          <table:table-cell office:value-type="percentage" office:value="0.9142072799690214" table:style-name="ce49">
            <text:p>91,4%</text:p>
          </table:table-cell>
          <table:table-cell office:value-type="float" office:value="1231487" table:style-name="ce48">
            <text:p>1.231.487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463411894530568" table:style-name="ce49">
            <text:p>93,5%</text:p>
          </table:table-cell>
          <table:table-cell office:value-type="percentage" office:value="0.81389632774559906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88" table:style-name="ce48">
            <text:p>42.588</text:p>
          </table:table-cell>
          <table:table-cell office:value-type="percentage" office:value="1" table:style-name="ce49">
            <text:p>100,0%</text:p>
          </table:table-cell>
          <table:table-cell office:value-type="float" office:value="56013" table:style-name="ce48">
            <text:p>56.013</text:p>
          </table:table-cell>
          <table:table-cell office:value-type="percentage" office:value="0.98893008474576272" table:style-name="ce49">
            <text:p>98,9%</text:p>
          </table:table-cell>
          <table:table-cell office:value-type="float" office:value="72649" table:style-name="ce48">
            <text:p>72.649</text:p>
          </table:table-cell>
          <table:table-cell office:value-type="percentage" office:value="0.96007664860578834" table:style-name="ce49">
            <text:p>96,0%</text:p>
          </table:table-cell>
          <table:table-cell office:value-type="float" office:value="92574" table:style-name="ce48">
            <text:p>92.574</text:p>
          </table:table-cell>
          <table:table-cell office:value-type="percentage" office:value="0.94755266228581958" table:style-name="ce49">
            <text:p>94,8%</text:p>
          </table:table-cell>
          <table:table-cell office:value-type="float" office:value="96647" table:style-name="ce48">
            <text:p>96.647</text:p>
          </table:table-cell>
          <table:table-cell office:value-type="percentage" office:value="0.91415302252111652" table:style-name="ce49">
            <text:p>91,4%</text:p>
          </table:table-cell>
          <table:table-cell office:value-type="float" office:value="66122" table:style-name="ce48">
            <text:p>66.122</text:p>
          </table:table-cell>
          <table:table-cell office:value-type="percentage" office:value="0.86176022103767802" table:style-name="ce49">
            <text:p>86,2%</text:p>
          </table:table-cell>
          <table:table-cell office:value-type="float" office:value="60125" table:style-name="ce48">
            <text:p>60.125</text:p>
          </table:table-cell>
          <table:table-cell office:value-type="percentage" office:value="0.87388448010232256" table:style-name="ce49">
            <text:p>87,4%</text:p>
          </table:table-cell>
          <table:table-cell office:value-type="float" office:value="53271" table:style-name="ce48">
            <text:p>53.271</text:p>
          </table:table-cell>
          <table:table-cell office:value-type="percentage" office:value="0.92611394099546251" table:style-name="ce49">
            <text:p>92,6%</text:p>
          </table:table-cell>
          <table:table-cell office:value-type="float" office:value="539989" table:style-name="ce48">
            <text:p>539.989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073629635247357" table:style-name="ce49">
            <text:p>93,1%</text:p>
          </table:table-cell>
          <table:table-cell office:value-type="percentage" office:value="0.82108373095883247" table:style-name="ce49">
            <text:p>82,1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5073" table:style-name="ce48">
            <text:p>165.073</text:p>
          </table:table-cell>
          <table:table-cell office:value-type="percentage" office:value="1" table:style-name="ce49">
            <text:p>100,0%</text:p>
          </table:table-cell>
          <table:table-cell office:value-type="float" office:value="214619" table:style-name="ce48">
            <text:p>214.619</text:p>
          </table:table-cell>
          <table:table-cell office:value-type="percentage" office:value="0.99192571845853783" table:style-name="ce49">
            <text:p>99,2%</text:p>
          </table:table-cell>
          <table:table-cell office:value-type="float" office:value="280570" table:style-name="ce48">
            <text:p>280.570</text:p>
          </table:table-cell>
          <table:table-cell office:value-type="percentage" office:value="0.98735584857986436" table:style-name="ce49">
            <text:p>98,7%</text:p>
          </table:table-cell>
          <table:table-cell office:value-type="float" office:value="327577" table:style-name="ce48">
            <text:p>327.577</text:p>
          </table:table-cell>
          <table:table-cell office:value-type="percentage" office:value="0.97069343076508219" table:style-name="ce49">
            <text:p>97,1%</text:p>
          </table:table-cell>
          <table:table-cell office:value-type="float" office:value="327080" table:style-name="ce48">
            <text:p>327.080</text:p>
          </table:table-cell>
          <table:table-cell office:value-type="percentage" office:value="0.93971223683000826" table:style-name="ce49">
            <text:p>94,0%</text:p>
          </table:table-cell>
          <table:table-cell office:value-type="float" office:value="212905" table:style-name="ce48">
            <text:p>212.905</text:p>
          </table:table-cell>
          <table:table-cell office:value-type="percentage" office:value="0.89593283817619462" table:style-name="ce49">
            <text:p>89,6%</text:p>
          </table:table-cell>
          <table:table-cell office:value-type="float" office:value="176352" table:style-name="ce48">
            <text:p>176.352</text:p>
          </table:table-cell>
          <table:table-cell office:value-type="percentage" office:value="0.88523454559144643" table:style-name="ce49">
            <text:p>88,5%</text:p>
          </table:table-cell>
          <table:table-cell office:value-type="float" office:value="160804" table:style-name="ce48">
            <text:p>160.804</text:p>
          </table:table-cell>
          <table:table-cell office:value-type="percentage" office:value="0.93048716272126009" table:style-name="ce49">
            <text:p>93,0%</text:p>
          </table:table-cell>
          <table:table-cell office:value-type="float" office:value="1864980" table:style-name="ce48">
            <text:p>1.864.980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383052730260487" table:style-name="ce49">
            <text:p>95,4%</text:p>
          </table:table-cell>
          <table:table-cell office:value-type="percentage" office:value="0.85318320807646064" table:style-name="ce49">
            <text:p>85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7" table:style-name="ce48">
            <text:p>2.407</text:p>
          </table:table-cell>
          <table:table-cell office:value-type="percentage" office:value="0.8484314416637293" table:style-name="ce49">
            <text:p>84,8%</text:p>
          </table:table-cell>
          <table:table-cell office:value-type="float" office:value="3928" table:style-name="ce48">
            <text:p>3.928</text:p>
          </table:table-cell>
          <table:table-cell office:value-type="percentage" office:value="0.89191643960036326" table:style-name="ce49">
            <text:p>89,2%</text:p>
          </table:table-cell>
          <table:table-cell office:value-type="float" office:value="7708" table:style-name="ce48">
            <text:p>7.708</text:p>
          </table:table-cell>
          <table:table-cell office:value-type="percentage" office:value="0.9254412294393084" table:style-name="ce49">
            <text:p>92,5%</text:p>
          </table:table-cell>
          <table:table-cell office:value-type="float" office:value="10671" table:style-name="ce48">
            <text:p>10.671</text:p>
          </table:table-cell>
          <table:table-cell office:value-type="percentage" office:value="0.92333650601367134" table:style-name="ce49">
            <text:p>92,3%</text:p>
          </table:table-cell>
          <table:table-cell office:value-type="float" office:value="11289" table:style-name="ce48">
            <text:p>11.289</text:p>
          </table:table-cell>
          <table:table-cell office:value-type="percentage" office:value="0.91357125515901916" table:style-name="ce49">
            <text:p>91,4%</text:p>
          </table:table-cell>
          <table:table-cell office:value-type="float" office:value="9519" table:style-name="ce48">
            <text:p>9.519</text:p>
          </table:table-cell>
          <table:table-cell office:value-type="percentage" office:value="0.83507325203965255" table:style-name="ce49">
            <text:p>83,5%</text:p>
          </table:table-cell>
          <table:table-cell office:value-type="float" office:value="9702" table:style-name="ce48">
            <text:p>9.702</text:p>
          </table:table-cell>
          <table:table-cell office:value-type="percentage" office:value="0.89295904279797511" table:style-name="ce49">
            <text:p>89,3%</text:p>
          </table:table-cell>
          <table:table-cell office:value-type="float" office:value="9297" table:style-name="ce48">
            <text:p>9.297</text:p>
          </table:table-cell>
          <table:table-cell office:value-type="percentage" office:value="1.0017239521603276" table:style-name="ce49">
            <text:p>100,2%</text:p>
          </table:table-cell>
          <table:table-cell office:value-type="float" office:value="64521" table:style-name="ce48">
            <text:p>64.521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837545228005467" table:style-name="ce49">
            <text:p>90,8%</text:p>
          </table:table-cell>
          <table:table-cell office:value-type="percentage" office:value="0.77254930133984701" table:style-name="ce49">
            <text:p>77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8" table:style-name="ce48">
            <text:p>2.098</text:p>
          </table:table-cell>
          <table:table-cell office:value-type="percentage" office:value="0.83552369573874952" table:style-name="ce49">
            <text:p>83,6%</text:p>
          </table:table-cell>
          <table:table-cell office:value-type="float" office:value="3428" table:style-name="ce48">
            <text:p>3.428</text:p>
          </table:table-cell>
          <table:table-cell office:value-type="percentage" office:value="0.90139363660268212" table:style-name="ce49">
            <text:p>90,1%</text:p>
          </table:table-cell>
          <table:table-cell office:value-type="float" office:value="7511" table:style-name="ce48">
            <text:p>7.511</text:p>
          </table:table-cell>
          <table:table-cell office:value-type="percentage" office:value="0.93828856964397256" table:style-name="ce49">
            <text:p>93,8%</text:p>
          </table:table-cell>
          <table:table-cell office:value-type="float" office:value="10156" table:style-name="ce48">
            <text:p>10.156</text:p>
          </table:table-cell>
          <table:table-cell office:value-type="percentage" office:value="0.94028330710119434" table:style-name="ce49">
            <text:p>94,0%</text:p>
          </table:table-cell>
          <table:table-cell office:value-type="float" office:value="10662" table:style-name="ce48">
            <text:p>10.662</text:p>
          </table:table-cell>
          <table:table-cell office:value-type="percentage" office:value="0.97610546553144739" table:style-name="ce49">
            <text:p>97,6%</text:p>
          </table:table-cell>
          <table:table-cell office:value-type="float" office:value="9348" table:style-name="ce48">
            <text:p>9.348</text:p>
          </table:table-cell>
          <table:table-cell office:value-type="percentage" office:value="0.8535427319211103" table:style-name="ce49">
            <text:p>85,4%</text:p>
          </table:table-cell>
          <table:table-cell office:value-type="float" office:value="10276" table:style-name="ce48">
            <text:p>10.276</text:p>
          </table:table-cell>
          <table:table-cell office:value-type="percentage" office:value="0.87896672654178432" table:style-name="ce49">
            <text:p>87,9%</text:p>
          </table:table-cell>
          <table:table-cell office:value-type="float" office:value="9031" table:style-name="ce48">
            <text:p>9.031</text:p>
          </table:table-cell>
          <table:table-cell office:value-type="percentage" office:value="0.94269311064718164" table:style-name="ce49">
            <text:p>94,3%</text:p>
          </table:table-cell>
          <table:table-cell office:value-type="float" office:value="62510" table:style-name="ce48">
            <text:p>62.51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1568277033955414" table:style-name="ce49">
            <text:p>91,6%</text:p>
          </table:table-cell>
          <table:table-cell office:value-type="percentage" office:value="0.74397181690509628" table:style-name="ce49">
            <text:p>74,4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696" table:style-name="ce48">
            <text:p>3.696</text:p>
          </table:table-cell>
          <table:table-cell office:value-type="string" table:style-name="ce49">
            <text:p>-</text:p>
          </table:table-cell>
          <table:table-cell office:value-type="float" office:value="9659" table:style-name="ce48">
            <text:p>9.659</text:p>
          </table:table-cell>
          <table:table-cell office:value-type="string" table:style-name="ce49">
            <text:p>-</text:p>
          </table:table-cell>
          <table:table-cell office:value-type="float" office:value="22691" table:style-name="ce48">
            <text:p>22.691</text:p>
          </table:table-cell>
          <table:table-cell office:value-type="string" table:style-name="ce49">
            <text:p>-</text:p>
          </table:table-cell>
          <table:table-cell office:value-type="float" office:value="32676" table:style-name="ce48">
            <text:p>32.676</text:p>
          </table:table-cell>
          <table:table-cell office:value-type="string" table:style-name="ce49">
            <text:p>-</text:p>
          </table:table-cell>
          <table:table-cell office:value-type="float" office:value="25118" table:style-name="ce48">
            <text:p>25.118</text:p>
          </table:table-cell>
          <table:table-cell office:value-type="string" table:style-name="ce49">
            <text:p>-</text:p>
          </table:table-cell>
          <table:table-cell office:value-type="float" office:value="1236" table:style-name="ce48">
            <text:p>1.236</text:p>
          </table:table-cell>
          <table:table-cell office:value-type="string" table:style-name="ce49">
            <text:p>-</text:p>
          </table:table-cell>
          <table:table-cell office:value-type="float" office:value="95126" table:style-name="ce48">
            <text:p>95.126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2" table:style-name="ce51">
            <text:p>922</text:p>
          </table:table-cell>
          <table:table-cell office:value-type="string" table:style-name="ce52">
            <text:p>-</text:p>
          </table:table-cell>
          <table:table-cell office:value-type="float" office:value="1970" table:style-name="ce51">
            <text:p>1.970</text:p>
          </table:table-cell>
          <table:table-cell office:value-type="string" table:style-name="ce52">
            <text:p>-</text:p>
          </table:table-cell>
          <table:table-cell office:value-type="float" office:value="2423" table:style-name="ce51">
            <text:p>2.423</text:p>
          </table:table-cell>
          <table:table-cell office:value-type="string" table:style-name="ce52">
            <text:p>-</text:p>
          </table:table-cell>
          <table:table-cell office:value-type="float" office:value="2122" table:style-name="ce51">
            <text:p>2.122</text:p>
          </table:table-cell>
          <table:table-cell office:value-type="string" table:style-name="ce52">
            <text:p>-</text:p>
          </table:table-cell>
          <table:table-cell office:value-type="float" office:value="269" table:style-name="ce51">
            <text:p>269</text:p>
          </table:table-cell>
          <table:table-cell office:value-type="string" table:style-name="ce52">
            <text:p>-</text:p>
          </table:table-cell>
          <table:table-cell office:value-type="float" office:value="8112" table:style-name="ce51">
            <text:p>8.112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552" table:style-name="ce55">
            <text:p>2.950.552</text:p>
          </table:table-cell>
          <table:table-cell office:value-type="percentage" office:value="1" table:style-name="ce56">
            <text:p>100,0%</text:p>
          </table:table-cell>
          <table:table-cell office:value-type="float" office:value="3967966" table:style-name="ce55">
            <text:p>3.967.966</text:p>
          </table:table-cell>
          <table:table-cell office:value-type="percentage" office:value="0.99277852517583309" table:style-name="ce56">
            <text:p>99,3%</text:p>
          </table:table-cell>
          <table:table-cell office:value-type="float" office:value="5336806" table:style-name="ce55">
            <text:p>5.336.806</text:p>
          </table:table-cell>
          <table:table-cell office:value-type="percentage" office:value="0.96897884037867266" table:style-name="ce56">
            <text:p>96,9%</text:p>
          </table:table-cell>
          <table:table-cell office:value-type="float" office:value="6770944" table:style-name="ce55">
            <text:p>6.770.944</text:p>
          </table:table-cell>
          <table:table-cell office:value-type="percentage" office:value="0.94967960846676314" table:style-name="ce56">
            <text:p>95,0%</text:p>
          </table:table-cell>
          <table:table-cell office:value-type="float" office:value="7136946" table:style-name="ce55">
            <text:p>7.136.946</text:p>
          </table:table-cell>
          <table:table-cell office:value-type="percentage" office:value="0.91302562375844465" table:style-name="ce56">
            <text:p>91,3%</text:p>
          </table:table-cell>
          <table:table-cell office:value-type="float" office:value="5132429" table:style-name="ce55">
            <text:p>5.132.429</text:p>
          </table:table-cell>
          <table:table-cell office:value-type="percentage" office:value="0.8637515525023477" table:style-name="ce56">
            <text:p>86,4%</text:p>
          </table:table-cell>
          <table:table-cell office:value-type="float" office:value="4257362" table:style-name="ce55">
            <text:p>4.257.362</text:p>
          </table:table-cell>
          <table:table-cell office:value-type="percentage" office:value="0.86450832097193586" table:style-name="ce56">
            <text:p>86,5%</text:p>
          </table:table-cell>
          <table:table-cell office:value-type="float" office:value="3672562" table:style-name="ce55">
            <text:p>3.672.562</text:p>
          </table:table-cell>
          <table:table-cell office:value-type="percentage" office:value="0.92183660386318944" table:style-name="ce56">
            <text:p>92,2%</text:p>
          </table:table-cell>
          <table:table-cell office:value-type="float" office:value="39225567" table:style-name="ce55">
            <text:p>39.225.567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984559239292286" table:style-name="ce56">
            <text:p>93,0%</text:p>
          </table:table-cell>
          <table:table-cell office:value-type="percentage" office:value="0.82756635694014968" table:style-name="ce56">
            <text:p>82,8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810" table:style-name="ce45">
            <text:p>430.810</text:p>
          </table:table-cell>
          <table:table-cell office:value-type="percentage" office:value="1" table:style-name="ce46">
            <text:p>100,0%</text:p>
          </table:table-cell>
          <table:table-cell office:value-type="float" office:value="653015" table:style-name="ce45">
            <text:p>653.015</text:p>
          </table:table-cell>
          <table:table-cell office:value-type="percentage" office:value="0.99800098727998254" table:style-name="ce46">
            <text:p>99,8%</text:p>
          </table:table-cell>
          <table:table-cell office:value-type="float" office:value="933890" table:style-name="ce45">
            <text:p>933.890</text:p>
          </table:table-cell>
          <table:table-cell office:value-type="percentage" office:value="0.97460001732362511" table:style-name="ce46">
            <text:p>97,5%</text:p>
          </table:table-cell>
          <table:table-cell office:value-type="float" office:value="1222595" table:style-name="ce45">
            <text:p>1.222.595</text:p>
          </table:table-cell>
          <table:table-cell office:value-type="percentage" office:value="0.94952123772222696" table:style-name="ce46">
            <text:p>95,0%</text:p>
          </table:table-cell>
          <table:table-cell office:value-type="float" office:value="1267391" table:style-name="ce45">
            <text:p>1.267.391</text:p>
          </table:table-cell>
          <table:table-cell office:value-type="percentage" office:value="0.91552267657562902" table:style-name="ce46">
            <text:p>91,6%</text:p>
          </table:table-cell>
          <table:table-cell office:value-type="float" office:value="952755" table:style-name="ce45">
            <text:p>952.755</text:p>
          </table:table-cell>
          <table:table-cell office:value-type="percentage" office:value="0.86474709400212202" table:style-name="ce46">
            <text:p>86,5%</text:p>
          </table:table-cell>
          <table:table-cell office:value-type="float" office:value="793372" table:style-name="ce45">
            <text:p>793.372</text:p>
          </table:table-cell>
          <table:table-cell office:value-type="percentage" office:value="0.85666960367644518" table:style-name="ce46">
            <text:p>85,7%</text:p>
          </table:table-cell>
          <table:table-cell office:value-type="float" office:value="755512" table:style-name="ce45">
            <text:p>755.512</text:p>
          </table:table-cell>
          <table:table-cell office:value-type="percentage" office:value="0.97757121082337228" table:style-name="ce46">
            <text:p>97,8%</text:p>
          </table:table-cell>
          <table:table-cell office:value-type="float" office:value="7009340" table:style-name="ce45">
            <text:p>7.009.340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358222324039475" table:style-name="ce46">
            <text:p>93,4%</text:p>
          </table:table-cell>
          <table:table-cell office:value-type="percentage" office:value="0.82441320893127057" table:style-name="ce46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23" table:style-name="ce48">
            <text:p>100.523</text:p>
          </table:table-cell>
          <table:table-cell office:value-type="percentage" office:value="1" table:style-name="ce49">
            <text:p>100,0%</text:p>
          </table:table-cell>
          <table:table-cell office:value-type="float" office:value="119266" table:style-name="ce48">
            <text:p>119.266</text:p>
          </table:table-cell>
          <table:table-cell office:value-type="percentage" office:value="0.99699895506792058" table:style-name="ce49">
            <text:p>99,7%</text:p>
          </table:table-cell>
          <table:table-cell office:value-type="float" office:value="155528" table:style-name="ce48">
            <text:p>155.528</text:p>
          </table:table-cell>
          <table:table-cell office:value-type="percentage" office:value="0.96415597297129751" table:style-name="ce49">
            <text:p>96,4%</text:p>
          </table:table-cell>
          <table:table-cell office:value-type="float" office:value="188446" table:style-name="ce48">
            <text:p>188.446</text:p>
          </table:table-cell>
          <table:table-cell office:value-type="percentage" office:value="0.93768224113051701" table:style-name="ce49">
            <text:p>93,8%</text:p>
          </table:table-cell>
          <table:table-cell office:value-type="float" office:value="191118" table:style-name="ce48">
            <text:p>191.118</text:p>
          </table:table-cell>
          <table:table-cell office:value-type="percentage" office:value="0.89459222887421186" table:style-name="ce49">
            <text:p>89,5%</text:p>
          </table:table-cell>
          <table:table-cell office:value-type="float" office:value="130069" table:style-name="ce48">
            <text:p>130.069</text:p>
          </table:table-cell>
          <table:table-cell office:value-type="percentage" office:value="0.82177561000265353" table:style-name="ce49">
            <text:p>82,2%</text:p>
          </table:table-cell>
          <table:table-cell office:value-type="float" office:value="108400" table:style-name="ce48">
            <text:p>108.400</text:p>
          </table:table-cell>
          <table:table-cell office:value-type="percentage" office:value="0.82875884952369305" table:style-name="ce49">
            <text:p>82,9%</text:p>
          </table:table-cell>
          <table:table-cell office:value-type="float" office:value="97556" table:style-name="ce48">
            <text:p>97.556</text:p>
          </table:table-cell>
          <table:table-cell office:value-type="percentage" office:value="0.91142315274157537" table:style-name="ce49">
            <text:p>91,1%</text:p>
          </table:table-cell>
          <table:table-cell office:value-type="float" office:value="1090906" table:style-name="ce48">
            <text:p>1.090.906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1718401086927281" table:style-name="ce49">
            <text:p>91,7%</text:p>
          </table:table-cell>
          <table:table-cell office:value-type="percentage" office:value="0.81953193257172652" table:style-name="ce49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613" table:style-name="ce48">
            <text:p>88.613</text:p>
          </table:table-cell>
          <table:table-cell office:value-type="percentage" office:value="1" table:style-name="ce49">
            <text:p>100,0%</text:p>
          </table:table-cell>
          <table:table-cell office:value-type="float" office:value="114675" table:style-name="ce48">
            <text:p>114.675</text:p>
          </table:table-cell>
          <table:table-cell office:value-type="percentage" office:value="1" table:style-name="ce49">
            <text:p>100,0%</text:p>
          </table:table-cell>
          <table:table-cell office:value-type="float" office:value="149554" table:style-name="ce48">
            <text:p>149.554</text:p>
          </table:table-cell>
          <table:table-cell office:value-type="percentage" office:value="0.98397262977827493" table:style-name="ce49">
            <text:p>98,4%</text:p>
          </table:table-cell>
          <table:table-cell office:value-type="float" office:value="155074" table:style-name="ce48">
            <text:p>155.074</text:p>
          </table:table-cell>
          <table:table-cell office:value-type="percentage" office:value="0.95675672340714324" table:style-name="ce49">
            <text:p>95,7%</text:p>
          </table:table-cell>
          <table:table-cell office:value-type="float" office:value="152510" table:style-name="ce48">
            <text:p>152.510</text:p>
          </table:table-cell>
          <table:table-cell office:value-type="percentage" office:value="0.91917791706846674" table:style-name="ce49">
            <text:p>91,9%</text:p>
          </table:table-cell>
          <table:table-cell office:value-type="float" office:value="92065" table:style-name="ce48">
            <text:p>92.065</text:p>
          </table:table-cell>
          <table:table-cell office:value-type="percentage" office:value="0.84781427558453282" table:style-name="ce49">
            <text:p>84,8%</text:p>
          </table:table-cell>
          <table:table-cell office:value-type="float" office:value="67601" table:style-name="ce48">
            <text:p>67.601</text:p>
          </table:table-cell>
          <table:table-cell office:value-type="percentage" office:value="0.85309558062643542" table:style-name="ce49">
            <text:p>85,3%</text:p>
          </table:table-cell>
          <table:table-cell office:value-type="float" office:value="67161" table:style-name="ce48">
            <text:p>67.161</text:p>
          </table:table-cell>
          <table:table-cell office:value-type="percentage" office:value="1.0291927179109968" table:style-name="ce49">
            <text:p>102,9%</text:p>
          </table:table-cell>
          <table:table-cell office:value-type="float" office:value="887253" table:style-name="ce48">
            <text:p>887.253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35771516271212" table:style-name="ce49">
            <text:p>95,4%</text:p>
          </table:table-cell>
          <table:table-cell office:value-type="percentage" office:value="0.87596271654643298" table:style-name="ce49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428" table:style-name="ce48">
            <text:p>51.428</text:p>
          </table:table-cell>
          <table:table-cell office:value-type="percentage" office:value="0.95888725225141236" table:style-name="ce49">
            <text:p>95,9%</text:p>
          </table:table-cell>
          <table:table-cell office:value-type="float" office:value="79859" table:style-name="ce48">
            <text:p>79.859</text:p>
          </table:table-cell>
          <table:table-cell office:value-type="percentage" office:value="0.91545727583281744" table:style-name="ce49">
            <text:p>91,5%</text:p>
          </table:table-cell>
          <table:table-cell office:value-type="float" office:value="112167" table:style-name="ce48">
            <text:p>112.167</text:p>
          </table:table-cell>
          <table:table-cell office:value-type="percentage" office:value="0.88048008917287446" table:style-name="ce49">
            <text:p>88,0%</text:p>
          </table:table-cell>
          <table:table-cell office:value-type="float" office:value="153083" table:style-name="ce48">
            <text:p>153.083</text:p>
          </table:table-cell>
          <table:table-cell office:value-type="percentage" office:value="0.86240056786173014" table:style-name="ce49">
            <text:p>86,2%</text:p>
          </table:table-cell>
          <table:table-cell office:value-type="float" office:value="172822" table:style-name="ce48">
            <text:p>172.822</text:p>
          </table:table-cell>
          <table:table-cell office:value-type="percentage" office:value="0.79780078754333561" table:style-name="ce49">
            <text:p>79,8%</text:p>
          </table:table-cell>
          <table:table-cell office:value-type="float" office:value="133503" table:style-name="ce48">
            <text:p>133.503</text:p>
          </table:table-cell>
          <table:table-cell office:value-type="percentage" office:value="0.72537449673181309" table:style-name="ce49">
            <text:p>72,5%</text:p>
          </table:table-cell>
          <table:table-cell office:value-type="float" office:value="102824" table:style-name="ce48">
            <text:p>102.824</text:p>
          </table:table-cell>
          <table:table-cell office:value-type="percentage" office:value="0.74937505921450587" table:style-name="ce49">
            <text:p>74,9%</text:p>
          </table:table-cell>
          <table:table-cell office:value-type="float" office:value="85422" table:style-name="ce48">
            <text:p>85.422</text:p>
          </table:table-cell>
          <table:table-cell office:value-type="percentage" office:value="0.85820205754701817" table:style-name="ce49">
            <text:p>85,8%</text:p>
          </table:table-cell>
          <table:table-cell office:value-type="float" office:value="891108" table:style-name="ce48">
            <text:p>891.108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26723548196202" table:style-name="ce49">
            <text:p>82,3%</text:p>
          </table:table-cell>
          <table:table-cell office:value-type="percentage" office:value="0.7305511262322969" table:style-name="ce4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839" table:style-name="ce48">
            <text:p>92.839</text:p>
          </table:table-cell>
          <table:table-cell office:value-type="percentage" office:value="0.92504135031187107" table:style-name="ce49">
            <text:p>92,5%</text:p>
          </table:table-cell>
          <table:table-cell office:value-type="float" office:value="152071" table:style-name="ce48">
            <text:p>152.071</text:p>
          </table:table-cell>
          <table:table-cell office:value-type="percentage" office:value="0.90817935334376454" table:style-name="ce49">
            <text:p>90,8%</text:p>
          </table:table-cell>
          <table:table-cell office:value-type="float" office:value="225589" table:style-name="ce48">
            <text:p>225.589</text:p>
          </table:table-cell>
          <table:table-cell office:value-type="percentage" office:value="0.89677804058754551" table:style-name="ce49">
            <text:p>89,7%</text:p>
          </table:table-cell>
          <table:table-cell office:value-type="float" office:value="324665" table:style-name="ce48">
            <text:p>324.665</text:p>
          </table:table-cell>
          <table:table-cell office:value-type="percentage" office:value="0.88165008812020196" table:style-name="ce49">
            <text:p>88,2%</text:p>
          </table:table-cell>
          <table:table-cell office:value-type="float" office:value="322418" table:style-name="ce48">
            <text:p>322.418</text:p>
          </table:table-cell>
          <table:table-cell office:value-type="percentage" office:value="0.81810177490770231" table:style-name="ce49">
            <text:p>81,8%</text:p>
          </table:table-cell>
          <table:table-cell office:value-type="float" office:value="233815" table:style-name="ce48">
            <text:p>233.815</text:p>
          </table:table-cell>
          <table:table-cell office:value-type="percentage" office:value="0.74734227870434888" table:style-name="ce49">
            <text:p>74,7%</text:p>
          </table:table-cell>
          <table:table-cell office:value-type="float" office:value="191754" table:style-name="ce48">
            <text:p>191.754</text:p>
          </table:table-cell>
          <table:table-cell office:value-type="percentage" office:value="0.75294792104322827" table:style-name="ce49">
            <text:p>75,3%</text:p>
          </table:table-cell>
          <table:table-cell office:value-type="float" office:value="169943" table:style-name="ce48">
            <text:p>169.943</text:p>
          </table:table-cell>
          <table:table-cell office:value-type="percentage" office:value="0.92227498439747102" table:style-name="ce49">
            <text:p>92,2%</text:p>
          </table:table-cell>
          <table:table-cell office:value-type="float" office:value="1713094" table:style-name="ce48">
            <text:p>1.713.09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4243080816301641" table:style-name="ce49">
            <text:p>84,2%</text:p>
          </table:table-cell>
          <table:table-cell office:value-type="percentage" office:value="0.76328535993858404" table:style-name="ce49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83" table:style-name="ce48">
            <text:p>42.283</text:p>
          </table:table-cell>
          <table:table-cell office:value-type="percentage" office:value="1" table:style-name="ce49">
            <text:p>100,0%</text:p>
          </table:table-cell>
          <table:table-cell office:value-type="float" office:value="56098" table:style-name="ce48">
            <text:p>56.098</text:p>
          </table:table-cell>
          <table:table-cell office:value-type="percentage" office:value="1" table:style-name="ce49">
            <text:p>100,0%</text:p>
          </table:table-cell>
          <table:table-cell office:value-type="float" office:value="77165" table:style-name="ce48">
            <text:p>77.165</text:p>
          </table:table-cell>
          <table:table-cell office:value-type="percentage" office:value="0.97360485509166383" table:style-name="ce49">
            <text:p>97,4%</text:p>
          </table:table-cell>
          <table:table-cell office:value-type="float" office:value="85080" table:style-name="ce48">
            <text:p>85.080</text:p>
          </table:table-cell>
          <table:table-cell office:value-type="percentage" office:value="0.9352533802352424" table:style-name="ce49">
            <text:p>93,5%</text:p>
          </table:table-cell>
          <table:table-cell office:value-type="float" office:value="89264" table:style-name="ce48">
            <text:p>89.264</text:p>
          </table:table-cell>
          <table:table-cell office:value-type="percentage" office:value="0.91659992196003537" table:style-name="ce49">
            <text:p>91,7%</text:p>
          </table:table-cell>
          <table:table-cell office:value-type="float" office:value="56687" table:style-name="ce48">
            <text:p>56.687</text:p>
          </table:table-cell>
          <table:table-cell office:value-type="percentage" office:value="0.84408410018166113" table:style-name="ce49">
            <text:p>84,4%</text:p>
          </table:table-cell>
          <table:table-cell office:value-type="float" office:value="43260" table:style-name="ce48">
            <text:p>43.260</text:p>
          </table:table-cell>
          <table:table-cell office:value-type="percentage" office:value="0.8503528394236628" table:style-name="ce49">
            <text:p>85,0%</text:p>
          </table:table-cell>
          <table:table-cell office:value-type="float" office:value="46006" table:style-name="ce48">
            <text:p>46.006</text:p>
          </table:table-cell>
          <table:table-cell office:value-type="percentage" office:value="1.0159662566526069" table:style-name="ce49">
            <text:p>101,6%</text:p>
          </table:table-cell>
          <table:table-cell office:value-type="float" office:value="495843" table:style-name="ce48">
            <text:p>495.843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4076787930072747" table:style-name="ce49">
            <text:p>94,1%</text:p>
          </table:table-cell>
          <table:table-cell office:value-type="percentage" office:value="0.84954810632993805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195" table:style-name="ce48">
            <text:p>228.195</text:p>
          </table:table-cell>
          <table:table-cell office:value-type="percentage" office:value="1" table:style-name="ce49">
            <text:p>100,0%</text:p>
          </table:table-cell>
          <table:table-cell office:value-type="float" office:value="250727" table:style-name="ce48">
            <text:p>250.727</text:p>
          </table:table-cell>
          <table:table-cell office:value-type="percentage" office:value="1" table:style-name="ce49">
            <text:p>100,0%</text:p>
          </table:table-cell>
          <table:table-cell office:value-type="float" office:value="323867" table:style-name="ce48">
            <text:p>323.867</text:p>
          </table:table-cell>
          <table:table-cell office:value-type="percentage" office:value="0.9896835073630299" table:style-name="ce49">
            <text:p>99,0%</text:p>
          </table:table-cell>
          <table:table-cell office:value-type="float" office:value="355379" table:style-name="ce48">
            <text:p>355.379</text:p>
          </table:table-cell>
          <table:table-cell office:value-type="percentage" office:value="0.93225656671117485" table:style-name="ce49">
            <text:p>93,2%</text:p>
          </table:table-cell>
          <table:table-cell office:value-type="float" office:value="323813" table:style-name="ce48">
            <text:p>323.813</text:p>
          </table:table-cell>
          <table:table-cell office:value-type="percentage" office:value="0.89897613006035504" table:style-name="ce49">
            <text:p>89,9%</text:p>
          </table:table-cell>
          <table:table-cell office:value-type="float" office:value="216132" table:style-name="ce48">
            <text:p>216.132</text:p>
          </table:table-cell>
          <table:table-cell office:value-type="percentage" office:value="0.83480235764884014" table:style-name="ce49">
            <text:p>83,5%</text:p>
          </table:table-cell>
          <table:table-cell office:value-type="float" office:value="178163" table:style-name="ce48">
            <text:p>178.163</text:p>
          </table:table-cell>
          <table:table-cell office:value-type="percentage" office:value="0.84126849215455735" table:style-name="ce49">
            <text:p>84,1%</text:p>
          </table:table-cell>
          <table:table-cell office:value-type="float" office:value="162737" table:style-name="ce48">
            <text:p>162.737</text:p>
          </table:table-cell>
          <table:table-cell office:value-type="percentage" office:value="0.96753231310717136" table:style-name="ce49">
            <text:p>96,8%</text:p>
          </table:table-cell>
          <table:table-cell office:value-type="float" office:value="2039013" table:style-name="ce48">
            <text:p>2.039.01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387077037532876" table:style-name="ce49">
            <text:p>93,9%</text:p>
          </table:table-cell>
          <table:table-cell office:value-type="percentage" office:value="0.85434137990127579" table:style-name="ce49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7063" table:style-name="ce48">
            <text:p>137.063</text:p>
          </table:table-cell>
          <table:table-cell office:value-type="percentage" office:value="1" table:style-name="ce49">
            <text:p>100,0%</text:p>
          </table:table-cell>
          <table:table-cell office:value-type="float" office:value="158173" table:style-name="ce48">
            <text:p>158.173</text:p>
          </table:table-cell>
          <table:table-cell office:value-type="percentage" office:value="1" table:style-name="ce49">
            <text:p>100,0%</text:p>
          </table:table-cell>
          <table:table-cell office:value-type="float" office:value="223005" table:style-name="ce48">
            <text:p>223.005</text:p>
          </table:table-cell>
          <table:table-cell office:value-type="percentage" office:value="0.97797200343817425" table:style-name="ce49">
            <text:p>97,8%</text:p>
          </table:table-cell>
          <table:table-cell office:value-type="float" office:value="286458" table:style-name="ce48">
            <text:p>286.458</text:p>
          </table:table-cell>
          <table:table-cell office:value-type="percentage" office:value="0.91988298272036273" table:style-name="ce49">
            <text:p>92,0%</text:p>
          </table:table-cell>
          <table:table-cell office:value-type="float" office:value="286878" table:style-name="ce48">
            <text:p>286.878</text:p>
          </table:table-cell>
          <table:table-cell office:value-type="percentage" office:value="0.86753699184410349" table:style-name="ce49">
            <text:p>86,8%</text:p>
          </table:table-cell>
          <table:table-cell office:value-type="float" office:value="206589" table:style-name="ce48">
            <text:p>206.589</text:p>
          </table:table-cell>
          <table:table-cell office:value-type="percentage" office:value="0.80150610472898265" table:style-name="ce49">
            <text:p>80,2%</text:p>
          </table:table-cell>
          <table:table-cell office:value-type="float" office:value="174218" table:style-name="ce48">
            <text:p>174.218</text:p>
          </table:table-cell>
          <table:table-cell office:value-type="percentage" office:value="0.79554504274128734" table:style-name="ce49">
            <text:p>79,6%</text:p>
          </table:table-cell>
          <table:table-cell office:value-type="float" office:value="166685" table:style-name="ce48">
            <text:p>166.685</text:p>
          </table:table-cell>
          <table:table-cell office:value-type="percentage" office:value="0.9374015836595132" table:style-name="ce49">
            <text:p>93,7%</text:p>
          </table:table-cell>
          <table:table-cell office:value-type="float" office:value="1639069" table:style-name="ce48">
            <text:p>1.639.069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025302822229393" table:style-name="ce49">
            <text:p>90,3%</text:p>
          </table:table-cell>
          <table:table-cell office:value-type="percentage" office:value="0.80007038761021865" table:style-name="ce49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669" table:style-name="ce48">
            <text:p>455.669</text:p>
          </table:table-cell>
          <table:table-cell office:value-type="percentage" office:value="1" table:style-name="ce49">
            <text:p>100,0%</text:p>
          </table:table-cell>
          <table:table-cell office:value-type="float" office:value="618478" table:style-name="ce48">
            <text:p>618.478</text:p>
          </table:table-cell>
          <table:table-cell office:value-type="percentage" office:value="0.97285351152050537" table:style-name="ce49">
            <text:p>97,3%</text:p>
          </table:table-cell>
          <table:table-cell office:value-type="float" office:value="802164" table:style-name="ce48">
            <text:p>802.164</text:p>
          </table:table-cell>
          <table:table-cell office:value-type="percentage" office:value="0.94097249919060066" table:style-name="ce49">
            <text:p>94,1%</text:p>
          </table:table-cell>
          <table:table-cell office:value-type="float" office:value="1039621" table:style-name="ce48">
            <text:p>1.039.621</text:p>
          </table:table-cell>
          <table:table-cell office:value-type="percentage" office:value="0.94734832572596528" table:style-name="ce49">
            <text:p>94,7%</text:p>
          </table:table-cell>
          <table:table-cell office:value-type="float" office:value="1155665" table:style-name="ce48">
            <text:p>1.155.665</text:p>
          </table:table-cell>
          <table:table-cell office:value-type="percentage" office:value="0.90602729845632801" table:style-name="ce49">
            <text:p>90,6%</text:p>
          </table:table-cell>
          <table:table-cell office:value-type="float" office:value="818456" table:style-name="ce48">
            <text:p>818.456</text:p>
          </table:table-cell>
          <table:table-cell office:value-type="percentage" office:value="0.84671248918922271" table:style-name="ce49">
            <text:p>84,7%</text:p>
          </table:table-cell>
          <table:table-cell office:value-type="float" office:value="683197" table:style-name="ce48">
            <text:p>683.197</text:p>
          </table:table-cell>
          <table:table-cell office:value-type="percentage" office:value="0.82407312474895933" table:style-name="ce49">
            <text:p>82,4%</text:p>
          </table:table-cell>
          <table:table-cell office:value-type="float" office:value="608790" table:style-name="ce48">
            <text:p>608.790</text:p>
          </table:table-cell>
          <table:table-cell office:value-type="percentage" office:value="0.90679706805409299" table:style-name="ce49">
            <text:p>90,7%</text:p>
          </table:table-cell>
          <table:table-cell office:value-type="float" office:value="6182040" table:style-name="ce48">
            <text:p>6.182.040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1148077955724904" table:style-name="ce49">
            <text:p>91,1%</text:p>
          </table:table-cell>
          <table:table-cell office:value-type="percentage" office:value="0.80587095745636339" table:style-name="ce4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470" table:style-name="ce48">
            <text:p>295.470</text:p>
          </table:table-cell>
          <table:table-cell office:value-type="percentage" office:value="1" table:style-name="ce49">
            <text:p>100,0%</text:p>
          </table:table-cell>
          <table:table-cell office:value-type="float" office:value="435613" table:style-name="ce48">
            <text:p>435.613</text:p>
          </table:table-cell>
          <table:table-cell office:value-type="percentage" office:value="0.99053381721603728" table:style-name="ce49">
            <text:p>99,1%</text:p>
          </table:table-cell>
          <table:table-cell office:value-type="float" office:value="579545" table:style-name="ce48">
            <text:p>579.545</text:p>
          </table:table-cell>
          <table:table-cell office:value-type="percentage" office:value="0.97053454801219141" table:style-name="ce49">
            <text:p>97,1%</text:p>
          </table:table-cell>
          <table:table-cell office:value-type="float" office:value="733453" table:style-name="ce48">
            <text:p>733.453</text:p>
          </table:table-cell>
          <table:table-cell office:value-type="percentage" office:value="0.96216299180370879" table:style-name="ce49">
            <text:p>96,2%</text:p>
          </table:table-cell>
          <table:table-cell office:value-type="float" office:value="769534" table:style-name="ce48">
            <text:p>769.534</text:p>
          </table:table-cell>
          <table:table-cell office:value-type="percentage" office:value="0.91532407225685508" table:style-name="ce49">
            <text:p>91,5%</text:p>
          </table:table-cell>
          <table:table-cell office:value-type="float" office:value="529911" table:style-name="ce48">
            <text:p>529.911</text:p>
          </table:table-cell>
          <table:table-cell office:value-type="percentage" office:value="0.86315828909582826" table:style-name="ce49">
            <text:p>86,3%</text:p>
          </table:table-cell>
          <table:table-cell office:value-type="float" office:value="446646" table:style-name="ce48">
            <text:p>446.646</text:p>
          </table:table-cell>
          <table:table-cell office:value-type="percentage" office:value="0.87104040189323539" table:style-name="ce49">
            <text:p>87,1%</text:p>
          </table:table-cell>
          <table:table-cell office:value-type="float" office:value="427533" table:style-name="ce48">
            <text:p>427.533</text:p>
          </table:table-cell>
          <table:table-cell office:value-type="percentage" office:value="0.9879011666732137" table:style-name="ce49">
            <text:p>98,8%</text:p>
          </table:table-cell>
          <table:table-cell office:value-type="float" office:value="4217705" table:style-name="ce48">
            <text:p>4.217.705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893156451008963" table:style-name="ce49">
            <text:p>93,9%</text:p>
          </table:table-cell>
          <table:table-cell office:value-type="percentage" office:value="0.83567810471275761" table:style-name="ce49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82" table:style-name="ce48">
            <text:p>77.682</text:p>
          </table:table-cell>
          <table:table-cell office:value-type="percentage" office:value="1" table:style-name="ce49">
            <text:p>100,0%</text:p>
          </table:table-cell>
          <table:table-cell office:value-type="float" office:value="95767" table:style-name="ce48">
            <text:p>95.767</text:p>
          </table:table-cell>
          <table:table-cell office:value-type="percentage" office:value="1" table:style-name="ce49">
            <text:p>100,0%</text:p>
          </table:table-cell>
          <table:table-cell office:value-type="float" office:value="132865" table:style-name="ce48">
            <text:p>132.865</text:p>
          </table:table-cell>
          <table:table-cell office:value-type="percentage" office:value="1.0166813329762405" table:style-name="ce49">
            <text:p>101,7%</text:p>
          </table:table-cell>
          <table:table-cell office:value-type="float" office:value="161572" table:style-name="ce48">
            <text:p>161.572</text:p>
          </table:table-cell>
          <table:table-cell office:value-type="percentage" office:value="0.96200722821265472" table:style-name="ce49">
            <text:p>96,2%</text:p>
          </table:table-cell>
          <table:table-cell office:value-type="float" office:value="146195" table:style-name="ce48">
            <text:p>146.195</text:p>
          </table:table-cell>
          <table:table-cell office:value-type="percentage" office:value="0.92801010562665043" table:style-name="ce49">
            <text:p>92,8%</text:p>
          </table:table-cell>
          <table:table-cell office:value-type="float" office:value="113289" table:style-name="ce48">
            <text:p>113.289</text:p>
          </table:table-cell>
          <table:table-cell office:value-type="percentage" office:value="0.87251428659447638" table:style-name="ce49">
            <text:p>87,3%</text:p>
          </table:table-cell>
          <table:table-cell office:value-type="float" office:value="93496" table:style-name="ce48">
            <text:p>93.496</text:p>
          </table:table-cell>
          <table:table-cell office:value-type="percentage" office:value="0.83103123388974809" table:style-name="ce49">
            <text:p>83,1%</text:p>
          </table:table-cell>
          <table:table-cell office:value-type="float" office:value="86258" table:style-name="ce48">
            <text:p>86.258</text:p>
          </table:table-cell>
          <table:table-cell office:value-type="percentage" office:value="1.0064053949993583" table:style-name="ce49">
            <text:p>100,6%</text:p>
          </table:table-cell>
          <table:table-cell office:value-type="float" office:value="907124" table:style-name="ce48">
            <text:p>907.124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49779448146628" table:style-name="ce49">
            <text:p>95,5%</text:p>
          </table:table-cell>
          <table:table-cell office:value-type="percentage" office:value="0.85739589545925843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739" table:style-name="ce48">
            <text:p>241.739</text:p>
          </table:table-cell>
          <table:table-cell office:value-type="percentage" office:value="1" table:style-name="ce49">
            <text:p>100,0%</text:p>
          </table:table-cell>
          <table:table-cell office:value-type="float" office:value="291512" table:style-name="ce48">
            <text:p>291.512</text:p>
          </table:table-cell>
          <table:table-cell office:value-type="percentage" office:value="0.99836637681556495" table:style-name="ce49">
            <text:p>99,8%</text:p>
          </table:table-cell>
          <table:table-cell office:value-type="float" office:value="348127" table:style-name="ce48">
            <text:p>348.127</text:p>
          </table:table-cell>
          <table:table-cell office:value-type="percentage" office:value="0.98461673350944379" table:style-name="ce49">
            <text:p>98,5%</text:p>
          </table:table-cell>
          <table:table-cell office:value-type="float" office:value="392961" table:style-name="ce48">
            <text:p>392.961</text:p>
          </table:table-cell>
          <table:table-cell office:value-type="percentage" office:value="0.96031524926686218" table:style-name="ce49">
            <text:p>96,0%</text:p>
          </table:table-cell>
          <table:table-cell office:value-type="float" office:value="411309" table:style-name="ce48">
            <text:p>411.309</text:p>
          </table:table-cell>
          <table:table-cell office:value-type="percentage" office:value="0.92880450368871614" table:style-name="ce49">
            <text:p>92,9%</text:p>
          </table:table-cell>
          <table:table-cell office:value-type="float" office:value="267300" table:style-name="ce48">
            <text:p>267.300</text:p>
          </table:table-cell>
          <table:table-cell office:value-type="percentage" office:value="0.86617541267279763" table:style-name="ce49">
            <text:p>86,6%</text:p>
          </table:table-cell>
          <table:table-cell office:value-type="float" office:value="202420" table:style-name="ce48">
            <text:p>202.420</text:p>
          </table:table-cell>
          <table:table-cell office:value-type="percentage" office:value="0.87870395290889991" table:style-name="ce49">
            <text:p>87,9%</text:p>
          </table:table-cell>
          <table:table-cell office:value-type="float" office:value="192258" table:style-name="ce48">
            <text:p>192.258</text:p>
          </table:table-cell>
          <table:table-cell office:value-type="percentage" office:value="1.0486189894406144" table:style-name="ce49">
            <text:p>104,9%</text:p>
          </table:table-cell>
          <table:table-cell office:value-type="float" office:value="2347626" table:style-name="ce48">
            <text:p>2.347.62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58243527309459" table:style-name="ce49">
            <text:p>95,6%</text:p>
          </table:table-cell>
          <table:table-cell office:value-type="percentage" office:value="0.87049830989633936" table:style-name="ce49">
            <text:p>87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5114" table:style-name="ce48">
            <text:p>25.114</text:p>
          </table:table-cell>
          <table:table-cell office:value-type="percentage" office:value="1" table:style-name="ce49">
            <text:p>100,0%</text:p>
          </table:table-cell>
          <table:table-cell office:value-type="float" office:value="30715" table:style-name="ce48">
            <text:p>30.715</text:p>
          </table:table-cell>
          <table:table-cell office:value-type="percentage" office:value="1" table:style-name="ce49">
            <text:p>100,0%</text:p>
          </table:table-cell>
          <table:table-cell office:value-type="float" office:value="39701" table:style-name="ce48">
            <text:p>39.701</text:p>
          </table:table-cell>
          <table:table-cell office:value-type="percentage" office:value="1.0281504117677527" table:style-name="ce49">
            <text:p>102,8%</text:p>
          </table:table-cell>
          <table:table-cell office:value-type="float" office:value="46289" table:style-name="ce48">
            <text:p>46.289</text:p>
          </table:table-cell>
          <table:table-cell office:value-type="percentage" office:value="0.97450526315789476" table:style-name="ce49">
            <text:p>97,5%</text:p>
          </table:table-cell>
          <table:table-cell office:value-type="float" office:value="48621" table:style-name="ce48">
            <text:p>48.621</text:p>
          </table:table-cell>
          <table:table-cell office:value-type="percentage" office:value="0.94000850668935121" table:style-name="ce49">
            <text:p>94,0%</text:p>
          </table:table-cell>
          <table:table-cell office:value-type="float" office:value="32419" table:style-name="ce48">
            <text:p>32.419</text:p>
          </table:table-cell>
          <table:table-cell office:value-type="percentage" office:value="0.87533750945026456" table:style-name="ce49">
            <text:p>87,5%</text:p>
          </table:table-cell>
          <table:table-cell office:value-type="float" office:value="25470" table:style-name="ce48">
            <text:p>25.470</text:p>
          </table:table-cell>
          <table:table-cell office:value-type="percentage" office:value="0.84432805144865075" table:style-name="ce49">
            <text:p>84,4%</text:p>
          </table:table-cell>
          <table:table-cell office:value-type="float" office:value="25516" table:style-name="ce48">
            <text:p>25.516</text:p>
          </table:table-cell>
          <table:table-cell office:value-type="percentage" office:value="0.98195112564941311" table:style-name="ce49">
            <text:p>98,2%</text:p>
          </table:table-cell>
          <table:table-cell office:value-type="float" office:value="273845" table:style-name="ce48">
            <text:p>273.845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7287897143303759" table:style-name="ce49">
            <text:p>97,3%</text:p>
          </table:table-cell>
          <table:table-cell office:value-type="percentage" office:value="0.86611570770709989" table:style-name="ce49">
            <text:p>86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1908" table:style-name="ce48">
            <text:p>371.908</text:p>
          </table:table-cell>
          <table:table-cell office:value-type="percentage" office:value="1" table:style-name="ce49">
            <text:p>100,0%</text:p>
          </table:table-cell>
          <table:table-cell office:value-type="float" office:value="511059" table:style-name="ce48">
            <text:p>511.059</text:p>
          </table:table-cell>
          <table:table-cell office:value-type="percentage" office:value="0.96965942510198277" table:style-name="ce49">
            <text:p>97,0%</text:p>
          </table:table-cell>
          <table:table-cell office:value-type="float" office:value="690700" table:style-name="ce48">
            <text:p>690.700</text:p>
          </table:table-cell>
          <table:table-cell office:value-type="percentage" office:value="0.95869571855680691" table:style-name="ce49">
            <text:p>95,9%</text:p>
          </table:table-cell>
          <table:table-cell office:value-type="float" office:value="960643" table:style-name="ce48">
            <text:p>960.643</text:p>
          </table:table-cell>
          <table:table-cell office:value-type="percentage" office:value="0.97058273781799409" table:style-name="ce49">
            <text:p>97,1%</text:p>
          </table:table-cell>
          <table:table-cell office:value-type="float" office:value="1051459" table:style-name="ce48">
            <text:p>1.051.459</text:p>
          </table:table-cell>
          <table:table-cell office:value-type="percentage" office:value="0.90954064460097594" table:style-name="ce49">
            <text:p>91,0%</text:p>
          </table:table-cell>
          <table:table-cell office:value-type="float" office:value="771625" table:style-name="ce48">
            <text:p>771.625</text:p>
          </table:table-cell>
          <table:table-cell office:value-type="percentage" office:value="0.85655785019381825" table:style-name="ce49">
            <text:p>85,7%</text:p>
          </table:table-cell>
          <table:table-cell office:value-type="float" office:value="627045" table:style-name="ce48">
            <text:p>627.045</text:p>
          </table:table-cell>
          <table:table-cell office:value-type="percentage" office:value="0.8524764226293815" table:style-name="ce49">
            <text:p>85,2%</text:p>
          </table:table-cell>
          <table:table-cell office:value-type="float" office:value="530435" table:style-name="ce48">
            <text:p>530.435</text:p>
          </table:table-cell>
          <table:table-cell office:value-type="percentage" office:value="0.92938115429092061" table:style-name="ce49">
            <text:p>92,9%</text:p>
          </table:table-cell>
          <table:table-cell office:value-type="float" office:value="5514874" table:style-name="ce48">
            <text:p>5.514.874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36240116243627" table:style-name="ce49">
            <text:p>92,4%</text:p>
          </table:table-cell>
          <table:table-cell office:value-type="percentage" office:value="0.81631355919659288" table:style-name="ce49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5943" table:style-name="ce48">
            <text:p>75.943</text:p>
          </table:table-cell>
          <table:table-cell office:value-type="percentage" office:value="1" table:style-name="ce49">
            <text:p>100,0%</text:p>
          </table:table-cell>
          <table:table-cell office:value-type="float" office:value="108285" table:style-name="ce48">
            <text:p>108.285</text:p>
          </table:table-cell>
          <table:table-cell office:value-type="percentage" office:value="1" table:style-name="ce49">
            <text:p>100,0%</text:p>
          </table:table-cell>
          <table:table-cell office:value-type="float" office:value="153950" table:style-name="ce48">
            <text:p>153.950</text:p>
          </table:table-cell>
          <table:table-cell office:value-type="percentage" office:value="1.0026637836148" table:style-name="ce49">
            <text:p>100,3%</text:p>
          </table:table-cell>
          <table:table-cell office:value-type="float" office:value="211840" table:style-name="ce48">
            <text:p>211.840</text:p>
          </table:table-cell>
          <table:table-cell office:value-type="percentage" office:value="0.97128420975410701" table:style-name="ce49">
            <text:p>97,1%</text:p>
          </table:table-cell>
          <table:table-cell office:value-type="float" office:value="235626" table:style-name="ce48">
            <text:p>235.626</text:p>
          </table:table-cell>
          <table:table-cell office:value-type="percentage" office:value="0.93329055563477348" table:style-name="ce49">
            <text:p>93,3%</text:p>
          </table:table-cell>
          <table:table-cell office:value-type="float" office:value="171555" table:style-name="ce48">
            <text:p>171.555</text:p>
          </table:table-cell>
          <table:table-cell office:value-type="percentage" office:value="0.86176497181952438" table:style-name="ce49">
            <text:p>86,2%</text:p>
          </table:table-cell>
          <table:table-cell office:value-type="float" office:value="145284" table:style-name="ce48">
            <text:p>145.284</text:p>
          </table:table-cell>
          <table:table-cell office:value-type="percentage" office:value="0.83525833769309932" table:style-name="ce49">
            <text:p>83,5%</text:p>
          </table:table-cell>
          <table:table-cell office:value-type="float" office:value="132977" table:style-name="ce48">
            <text:p>132.977</text:p>
          </table:table-cell>
          <table:table-cell office:value-type="percentage" office:value="0.91951789566852904" table:style-name="ce49">
            <text:p>92,0%</text:p>
          </table:table-cell>
          <table:table-cell office:value-type="float" office:value="1235460" table:style-name="ce48">
            <text:p>1.235.460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764941781128619" table:style-name="ce49">
            <text:p>93,8%</text:p>
          </table:table-cell>
          <table:table-cell office:value-type="percentage" office:value="0.81652210463981978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316" table:style-name="ce48">
            <text:p>42.316</text:p>
          </table:table-cell>
          <table:table-cell office:value-type="percentage" office:value="1" table:style-name="ce49">
            <text:p>100,0%</text:p>
          </table:table-cell>
          <table:table-cell office:value-type="float" office:value="55900" table:style-name="ce48">
            <text:p>55.900</text:p>
          </table:table-cell>
          <table:table-cell office:value-type="percentage" office:value="0.98693502824858759" table:style-name="ce49">
            <text:p>98,7%</text:p>
          </table:table-cell>
          <table:table-cell office:value-type="float" office:value="72585" table:style-name="ce48">
            <text:p>72.585</text:p>
          </table:table-cell>
          <table:table-cell office:value-type="percentage" office:value="0.95923087088674508" table:style-name="ce49">
            <text:p>95,9%</text:p>
          </table:table-cell>
          <table:table-cell office:value-type="float" office:value="92535" table:style-name="ce48">
            <text:p>92.535</text:p>
          </table:table-cell>
          <table:table-cell office:value-type="percentage" office:value="0.94715347294724561" table:style-name="ce49">
            <text:p>94,7%</text:p>
          </table:table-cell>
          <table:table-cell office:value-type="float" office:value="96365" table:style-name="ce48">
            <text:p>96.365</text:p>
          </table:table-cell>
          <table:table-cell office:value-type="percentage" office:value="0.91148567482950726" table:style-name="ce49">
            <text:p>91,1%</text:p>
          </table:table-cell>
          <table:table-cell office:value-type="float" office:value="65617" table:style-name="ce48">
            <text:p>65.617</text:p>
          </table:table-cell>
          <table:table-cell office:value-type="percentage" office:value="0.85517861564727804" table:style-name="ce49">
            <text:p>85,5%</text:p>
          </table:table-cell>
          <table:table-cell office:value-type="float" office:value="59243" table:style-name="ce48">
            <text:p>59.243</text:p>
          </table:table-cell>
          <table:table-cell office:value-type="percentage" office:value="0.86106508531728732" table:style-name="ce49">
            <text:p>86,1%</text:p>
          </table:table-cell>
          <table:table-cell office:value-type="float" office:value="55869" table:style-name="ce48">
            <text:p>55.869</text:p>
          </table:table-cell>
          <table:table-cell office:value-type="percentage" office:value="0.97128005424105979" table:style-name="ce49">
            <text:p>97,1%</text:p>
          </table:table-cell>
          <table:table-cell office:value-type="float" office:value="540430" table:style-name="ce48">
            <text:p>540.430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3149641314502196" table:style-name="ce49">
            <text:p>93,1%</text:p>
          </table:table-cell>
          <table:table-cell office:value-type="percentage" office:value="0.82175429633211383" table:style-name="ce49">
            <text:p>8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3182" table:style-name="ce48">
            <text:p>163.182</text:p>
          </table:table-cell>
          <table:table-cell office:value-type="percentage" office:value="1.0229178942617505" table:style-name="ce49">
            <text:p>102,3%</text:p>
          </table:table-cell>
          <table:table-cell office:value-type="float" office:value="213810" table:style-name="ce48">
            <text:p>213.810</text:p>
          </table:table-cell>
          <table:table-cell office:value-type="percentage" office:value="0.98818668367488427" table:style-name="ce49">
            <text:p>98,8%</text:p>
          </table:table-cell>
          <table:table-cell office:value-type="float" office:value="277076" table:style-name="ce48">
            <text:p>277.076</text:p>
          </table:table-cell>
          <table:table-cell office:value-type="percentage" office:value="0.97506008875187833" table:style-name="ce49">
            <text:p>97,5%</text:p>
          </table:table-cell>
          <table:table-cell office:value-type="float" office:value="326044" table:style-name="ce48">
            <text:p>326.044</text:p>
          </table:table-cell>
          <table:table-cell office:value-type="percentage" office:value="0.96615076437103475" table:style-name="ce49">
            <text:p>96,6%</text:p>
          </table:table-cell>
          <table:table-cell office:value-type="float" office:value="324405" table:style-name="ce48">
            <text:p>324.405</text:p>
          </table:table-cell>
          <table:table-cell office:value-type="percentage" office:value="0.93202686862186268" table:style-name="ce49">
            <text:p>93,2%</text:p>
          </table:table-cell>
          <table:table-cell office:value-type="float" office:value="209352" table:style-name="ce48">
            <text:p>209.352</text:p>
          </table:table-cell>
          <table:table-cell office:value-type="percentage" office:value="0.88098133692427461" table:style-name="ce49">
            <text:p>88,1%</text:p>
          </table:table-cell>
          <table:table-cell office:value-type="float" office:value="173004" table:style-name="ce48">
            <text:p>173.004</text:p>
          </table:table-cell>
          <table:table-cell office:value-type="percentage" office:value="0.86842858218507646" table:style-name="ce49">
            <text:p>86,8%</text:p>
          </table:table-cell>
          <table:table-cell office:value-type="float" office:value="166073" table:style-name="ce48">
            <text:p>166.073</text:p>
          </table:table-cell>
          <table:table-cell office:value-type="percentage" office:value="0.96097606138285008" table:style-name="ce49">
            <text:p>96,1%</text:p>
          </table:table-cell>
          <table:table-cell office:value-type="float" office:value="1852946" table:style-name="ce48">
            <text:p>1.852.94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4767582507225412" table:style-name="ce49">
            <text:p>94,8%</text:p>
          </table:table-cell>
          <table:table-cell office:value-type="percentage" office:value="0.84767794435996391" table:style-name="ce49">
            <text:p>84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92" table:style-name="ce48">
            <text:p>2.392</text:p>
          </table:table-cell>
          <table:table-cell office:value-type="percentage" office:value="0.8431441663729291" table:style-name="ce49">
            <text:p>84,3%</text:p>
          </table:table-cell>
          <table:table-cell office:value-type="float" office:value="3889" table:style-name="ce48">
            <text:p>3.889</text:p>
          </table:table-cell>
          <table:table-cell office:value-type="percentage" office:value="0.88306085376930066" table:style-name="ce49">
            <text:p>88,3%</text:p>
          </table:table-cell>
          <table:table-cell office:value-type="float" office:value="7623" table:style-name="ce48">
            <text:p>7.623</text:p>
          </table:table-cell>
          <table:table-cell office:value-type="percentage" office:value="0.91523592267979348" table:style-name="ce49">
            <text:p>91,5%</text:p>
          </table:table-cell>
          <table:table-cell office:value-type="float" office:value="10572" table:style-name="ce48">
            <text:p>10.572</text:p>
          </table:table-cell>
          <table:table-cell office:value-type="percentage" office:value="0.91477026910097781" table:style-name="ce49">
            <text:p>91,5%</text:p>
          </table:table-cell>
          <table:table-cell office:value-type="float" office:value="11127" table:style-name="ce48">
            <text:p>11.127</text:p>
          </table:table-cell>
          <table:table-cell office:value-type="percentage" office:value="0.90046127700898271" table:style-name="ce49">
            <text:p>90,0%</text:p>
          </table:table-cell>
          <table:table-cell office:value-type="float" office:value="9192" table:style-name="ce48">
            <text:p>9.192</text:p>
          </table:table-cell>
          <table:table-cell office:value-type="percentage" office:value="0.80638652513378362" table:style-name="ce49">
            <text:p>80,6%</text:p>
          </table:table-cell>
          <table:table-cell office:value-type="float" office:value="8971" table:style-name="ce48">
            <text:p>8.971</text:p>
          </table:table-cell>
          <table:table-cell office:value-type="percentage" office:value="0.82567878508973769" table:style-name="ce49">
            <text:p>82,6%</text:p>
          </table:table-cell>
          <table:table-cell office:value-type="float" office:value="8839" table:style-name="ce48">
            <text:p>8.839</text:p>
          </table:table-cell>
          <table:table-cell office:value-type="percentage" office:value="0.95237582157095135" table:style-name="ce49">
            <text:p>95,2%</text:p>
          </table:table-cell>
          <table:table-cell office:value-type="float" office:value="62605" table:style-name="ce48">
            <text:p>62.605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814005547030086" table:style-name="ce49">
            <text:p>88,1%</text:p>
          </table:table-cell>
          <table:table-cell office:value-type="percentage" office:value="0.7496078642671552" table:style-name="ce49">
            <text:p>75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66" table:style-name="ce48">
            <text:p>3.366</text:p>
          </table:table-cell>
          <table:table-cell office:value-type="percentage" office:value="0.88509071785432558" table:style-name="ce49">
            <text:p>88,5%</text:p>
          </table:table-cell>
          <table:table-cell office:value-type="float" office:value="7403" table:style-name="ce48">
            <text:p>7.403</text:p>
          </table:table-cell>
          <table:table-cell office:value-type="percentage" office:value="0.92479700187382885" table:style-name="ce49">
            <text:p>92,5%</text:p>
          </table:table-cell>
          <table:table-cell office:value-type="float" office:value="10041" table:style-name="ce48">
            <text:p>10.041</text:p>
          </table:table-cell>
          <table:table-cell office:value-type="percentage" office:value="0.92963614480140733" table:style-name="ce49">
            <text:p>93,0%</text:p>
          </table:table-cell>
          <table:table-cell office:value-type="float" office:value="10516" table:style-name="ce48">
            <text:p>10.516</text:p>
          </table:table-cell>
          <table:table-cell office:value-type="percentage" office:value="0.96273917421953681" table:style-name="ce49">
            <text:p>96,3%</text:p>
          </table:table-cell>
          <table:table-cell office:value-type="float" office:value="9052" table:style-name="ce48">
            <text:p>9.052</text:p>
          </table:table-cell>
          <table:table-cell office:value-type="percentage" office:value="0.82651570489408333" table:style-name="ce49">
            <text:p>82,7%</text:p>
          </table:table-cell>
          <table:table-cell office:value-type="float" office:value="9562" table:style-name="ce48">
            <text:p>9.562</text:p>
          </table:table-cell>
          <table:table-cell office:value-type="percentage" office:value="0.81789410657770933" table:style-name="ce49">
            <text:p>81,8%</text:p>
          </table:table-cell>
          <table:table-cell office:value-type="float" office:value="8685" table:style-name="ce48">
            <text:p>8.685</text:p>
          </table:table-cell>
          <table:table-cell office:value-type="percentage" office:value="0.9065762004175365" table:style-name="ce49">
            <text:p>90,7%</text:p>
          </table:table-cell>
          <table:table-cell office:value-type="float" office:value="60677" table:style-name="ce48">
            <text:p>60.677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8883192218674012" table:style-name="ce49">
            <text:p>88,9%</text:p>
          </table:table-cell>
          <table:table-cell office:value-type="percentage" office:value="0.72215610197329272" table:style-name="ce49">
            <text:p>72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3" table:style-name="ce48">
            <text:p>23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790" table:style-name="ce48">
            <text:p>3.790</text:p>
          </table:table-cell>
          <table:table-cell office:value-type="string" table:style-name="ce49">
            <text:p>-</text:p>
          </table:table-cell>
          <table:table-cell office:value-type="float" office:value="10055" table:style-name="ce48">
            <text:p>10.055</text:p>
          </table:table-cell>
          <table:table-cell office:value-type="string" table:style-name="ce49">
            <text:p>-</text:p>
          </table:table-cell>
          <table:table-cell office:value-type="float" office:value="23282" table:style-name="ce48">
            <text:p>23.282</text:p>
          </table:table-cell>
          <table:table-cell office:value-type="string" table:style-name="ce49">
            <text:p>-</text:p>
          </table:table-cell>
          <table:table-cell office:value-type="float" office:value="33070" table:style-name="ce48">
            <text:p>33.070</text:p>
          </table:table-cell>
          <table:table-cell office:value-type="string" table:style-name="ce49">
            <text:p>-</text:p>
          </table:table-cell>
          <table:table-cell office:value-type="float" office:value="24963" table:style-name="ce48">
            <text:p>24.963</text:p>
          </table:table-cell>
          <table:table-cell office:value-type="string" table:style-name="ce49">
            <text:p>-</text:p>
          </table:table-cell>
          <table:table-cell office:value-type="float" office:value="1395" table:style-name="ce48">
            <text:p>1.395</text:p>
          </table:table-cell>
          <table:table-cell office:value-type="string" table:style-name="ce49">
            <text:p>-</text:p>
          </table:table-cell>
          <table:table-cell office:value-type="float" office:value="96597" table:style-name="ce48">
            <text:p>96.597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1" table:style-name="ce51">
            <text:p>31</text:p>
          </table:table-cell>
          <table:table-cell office:value-type="string" table:style-name="ce52">
            <text:p>-</text:p>
          </table:table-cell>
          <table:table-cell office:value-type="float" office:value="49" table:style-name="ce51">
            <text:p>49</text:p>
          </table:table-cell>
          <table:table-cell office:value-type="string" table:style-name="ce52">
            <text:p>-</text:p>
          </table:table-cell>
          <table:table-cell office:value-type="float" office:value="313" table:style-name="ce51">
            <text:p>313</text:p>
          </table:table-cell>
          <table:table-cell office:value-type="string" table:style-name="ce52">
            <text:p>-</text:p>
          </table:table-cell>
          <table:table-cell office:value-type="float" office:value="927" table:style-name="ce51">
            <text:p>927</text:p>
          </table:table-cell>
          <table:table-cell office:value-type="string" table:style-name="ce52">
            <text:p>-</text:p>
          </table:table-cell>
          <table:table-cell office:value-type="float" office:value="1970" table:style-name="ce51">
            <text:p>1.970</text:p>
          </table:table-cell>
          <table:table-cell office:value-type="string" table:style-name="ce52">
            <text:p>-</text:p>
          </table:table-cell>
          <table:table-cell office:value-type="float" office:value="2444" table:style-name="ce51">
            <text:p>2.444</text:p>
          </table:table-cell>
          <table:table-cell office:value-type="string" table:style-name="ce52">
            <text:p>-</text:p>
          </table:table-cell>
          <table:table-cell office:value-type="float" office:value="2135" table:style-name="ce51">
            <text:p>2.135</text:p>
          </table:table-cell>
          <table:table-cell office:value-type="string" table:style-name="ce52">
            <text:p>-</text:p>
          </table:table-cell>
          <table:table-cell office:value-type="float" office:value="257" table:style-name="ce51">
            <text:p>257</text:p>
          </table:table-cell>
          <table:table-cell office:value-type="string" table:style-name="ce52">
            <text:p>-</text:p>
          </table:table-cell>
          <table:table-cell office:value-type="float" office:value="8126" table:style-name="ce51">
            <text:p>8.126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25275" table:style-name="ce55">
            <text:p>2.925.275</text:p>
          </table:table-cell>
          <table:table-cell office:value-type="percentage" office:value="1" table:style-name="ce56">
            <text:p>100,0%</text:p>
          </table:table-cell>
          <table:table-cell office:value-type="float" office:value="3952346" table:style-name="ce55">
            <text:p>3.952.346</text:p>
          </table:table-cell>
          <table:table-cell office:value-type="percentage" office:value="0.9888704270310289" table:style-name="ce56">
            <text:p>98,9%</text:p>
          </table:table-cell>
          <table:table-cell office:value-type="float" office:value="5316607" table:style-name="ce55">
            <text:p>5.316.607</text:p>
          </table:table-cell>
          <table:table-cell office:value-type="percentage" office:value="0.96531140266465254" table:style-name="ce56">
            <text:p>96,5%</text:p>
          </table:table-cell>
          <table:table-cell office:value-type="float" office:value="6767333" table:style-name="ce55">
            <text:p>6.767.333</text:p>
          </table:table-cell>
          <table:table-cell office:value-type="percentage" office:value="0.94917313653815572" table:style-name="ce56">
            <text:p>94,9%</text:p>
          </table:table-cell>
          <table:table-cell office:value-type="float" office:value="7092288" table:style-name="ce55">
            <text:p>7.092.288</text:p>
          </table:table-cell>
          <table:table-cell office:value-type="percentage" office:value="0.90731255008438227" table:style-name="ce56">
            <text:p>90,7%</text:p>
          </table:table-cell>
          <table:table-cell office:value-type="float" office:value="5054897" table:style-name="ce55">
            <text:p>5.054.897</text:p>
          </table:table-cell>
          <table:table-cell office:value-type="percentage" office:value="0.85070346447840972" table:style-name="ce56">
            <text:p>85,1%</text:p>
          </table:table-cell>
          <table:table-cell office:value-type="float" office:value="4161028" table:style-name="ce55">
            <text:p>4.161.028</text:p>
          </table:table-cell>
          <table:table-cell office:value-type="percentage" office:value="0.84494654901256039" table:style-name="ce56">
            <text:p>84,5%</text:p>
          </table:table-cell>
          <table:table-cell office:value-type="float" office:value="3795907" table:style-name="ce55">
            <text:p>3.795.907</text:p>
          </table:table-cell>
          <table:table-cell office:value-type="percentage" office:value="0.95279698952951863" table:style-name="ce56">
            <text:p>95,3%</text:p>
          </table:table-cell>
          <table:table-cell office:value-type="float" office:value="39065681" table:style-name="ce55">
            <text:p>39.065.681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605548038803243" table:style-name="ce56">
            <text:p>92,6%</text:p>
          </table:table-cell>
          <table:table-cell office:value-type="percentage" office:value="0.82419314184944792" table:style-name="ce56">
            <text:p>82,4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16374" table:default-cell-style-name="ce1"/>
        <table:table-row table:style-name="ro10">
          <table:table-cell table:number-columns-spanned="1" table:number-rows-spanned="2" table:style-name="ce69"/>
          <table:table-cell office:value-type="string" table:number-columns-spanned="2" table:number-rows-spanned="1" table:style-name="ce70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0">
            <text:p>50-59 años</text:p>
          </table:table-cell>
          <table:covered-table-cell/>
          <table:table-cell office:value-type="string" table:number-columns-spanned="2" table:number-rows-spanned="1" table:style-name="ce70">
            <text:p>40-49 años</text:p>
          </table:table-cell>
          <table:covered-table-cell/>
          <table:table-cell office:value-type="string" table:number-columns-spanned="2" table:number-rows-spanned="1" table:style-name="ce70">
            <text:p>30-39 años</text:p>
          </table:table-cell>
          <table:covered-table-cell/>
          <table:table-cell office:value-type="string" table:number-columns-spanned="2" table:number-rows-spanned="1" table:style-name="ce70">
            <text:p>20-29 años</text:p>
          </table:table-cell>
          <table:covered-table-cell/>
          <table:table-cell office:value-type="string" table:number-columns-spanned="2" table:number-rows-spanned="1" table:style-name="ce71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18-19 años con <text:s/>dosis de recuerdo</text:p>
          </table:table-cell>
          <table:table-cell office:value-type="string" table:style-name="ce59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0">
            <text:p>Andalucía</text:p>
          </table:table-cell>
          <table:table-cell office:value-type="float" office:value="998723" table:style-name="ce61">
            <text:p>998.723</text:p>
          </table:table-cell>
          <table:table-cell office:value-type="percentage" office:value="0.92147994371785114" table:style-name="ce62">
            <text:p>92,1%</text:p>
          </table:table-cell>
          <table:table-cell office:value-type="float" office:value="872813" table:style-name="ce61">
            <text:p>872.813</text:p>
          </table:table-cell>
          <table:table-cell office:value-type="percentage" office:value="0.93459936395078647" table:style-name="ce62">
            <text:p>93,5%</text:p>
          </table:table-cell>
          <table:table-cell office:value-type="float" office:value="887936" table:style-name="ce61">
            <text:p>887.936</text:p>
          </table:table-cell>
          <table:table-cell office:value-type="percentage" office:value="0.7262715780777772" table:style-name="ce62">
            <text:p>72,6%</text:p>
          </table:table-cell>
          <table:table-cell office:value-type="float" office:value="718257" table:style-name="ce61">
            <text:p>718.257</text:p>
          </table:table-cell>
          <table:table-cell office:value-type="percentage" office:value="0.56672092511308669" table:style-name="ce62">
            <text:p>56,7%</text:p>
          </table:table-cell>
          <table:table-cell office:value-type="float" office:value="398735" table:style-name="ce61">
            <text:p>398.735</text:p>
          </table:table-cell>
          <table:table-cell office:value-type="percentage" office:value="0.41850738122602349" table:style-name="ce62">
            <text:p>41,9%</text:p>
          </table:table-cell>
          <table:table-cell office:value-type="float" office:value="282552" table:style-name="ce61">
            <text:p>282.552</text:p>
          </table:table-cell>
          <table:table-cell office:value-type="percentage" office:value="0.3561406250787777" table:style-name="ce62">
            <text:p>35,6%</text:p>
          </table:table-cell>
          <table:table-cell office:value-type="float" office:value="32391" table:style-name="ce61">
            <text:p>32.391</text:p>
          </table:table-cell>
          <table:table-cell office:value-type="percentage" office:value="0.19395227687793778" table:style-name="ce46">
            <text:p>19,4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ragón</text:p>
          </table:table-cell>
          <table:table-cell office:value-type="float" office:value="201695" table:style-name="ce7">
            <text:p>201.695</text:p>
          </table:table-cell>
          <table:table-cell office:value-type="percentage" office:value="0.91767558886022504" table:style-name="ce49">
            <text:p>91,8%</text:p>
          </table:table-cell>
          <table:table-cell office:value-type="float" office:value="143907" table:style-name="ce7">
            <text:p>143.907</text:p>
          </table:table-cell>
          <table:table-cell office:value-type="percentage" office:value="0.92528033537369481" table:style-name="ce49">
            <text:p>92,5%</text:p>
          </table:table-cell>
          <table:table-cell office:value-type="float" office:value="137537" table:style-name="ce7">
            <text:p>137.537</text:p>
          </table:table-cell>
          <table:table-cell office:value-type="percentage" office:value="0.72984833851607356" table:style-name="ce49">
            <text:p>73,0%</text:p>
          </table:table-cell>
          <table:table-cell office:value-type="float" office:value="107196" table:style-name="ce7">
            <text:p>107.196</text:p>
          </table:table-cell>
          <table:table-cell office:value-type="percentage" office:value="0.56088908423068473" table:style-name="ce49">
            <text:p>56,1%</text:p>
          </table:table-cell>
          <table:table-cell office:value-type="float" office:value="53767" table:style-name="ce7">
            <text:p>53.767</text:p>
          </table:table-cell>
          <table:table-cell office:value-type="percentage" office:value="0.41337290207505245" table:style-name="ce49">
            <text:p>41,3%</text:p>
          </table:table-cell>
          <table:table-cell office:value-type="float" office:value="40397" table:style-name="ce7">
            <text:p>40.397</text:p>
          </table:table-cell>
          <table:table-cell office:value-type="percentage" office:value="0.37266605166051658" table:style-name="ce49">
            <text:p>37,3%</text:p>
          </table:table-cell>
          <table:table-cell office:value-type="float" office:value="8934" table:style-name="ce7">
            <text:p>8.934</text:p>
          </table:table-cell>
          <table:table-cell office:value-type="percentage" office:value="0.39569492426255648" table:style-name="ce49">
            <text:p>39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Asturias<text:s/></text:p>
          </table:table-cell>
          <table:table-cell office:value-type="float" office:value="191920" table:style-name="ce7">
            <text:p>191.920</text:p>
          </table:table-cell>
          <table:table-cell office:value-type="percentage" office:value="0.94407933572075087" table:style-name="ce49">
            <text:p>94,4%</text:p>
          </table:table-cell>
          <table:table-cell office:value-type="float" office:value="142301" table:style-name="ce7">
            <text:p>142.301</text:p>
          </table:table-cell>
          <table:table-cell office:value-type="percentage" office:value="0.95150246733621302" table:style-name="ce49">
            <text:p>95,2%</text:p>
          </table:table-cell>
          <table:table-cell office:value-type="float" office:value="144296" table:style-name="ce7">
            <text:p>144.296</text:p>
          </table:table-cell>
          <table:table-cell office:value-type="percentage" office:value="0.93049769787327341" table:style-name="ce49">
            <text:p>93,0%</text:p>
          </table:table-cell>
          <table:table-cell office:value-type="float" office:value="126406" table:style-name="ce7">
            <text:p>126.406</text:p>
          </table:table-cell>
          <table:table-cell office:value-type="percentage" office:value="0.82883745328175207" table:style-name="ce49">
            <text:p>82,9%</text:p>
          </table:table-cell>
          <table:table-cell office:value-type="float" office:value="61536" table:style-name="ce7">
            <text:p>61.536</text:p>
          </table:table-cell>
          <table:table-cell office:value-type="percentage" office:value="0.66839732797480045" table:style-name="ce49">
            <text:p>66,8%</text:p>
          </table:table-cell>
          <table:table-cell office:value-type="float" office:value="43237" table:style-name="ce7">
            <text:p>43.237</text:p>
          </table:table-cell>
          <table:table-cell office:value-type="percentage" office:value="0.63959113030872328" table:style-name="ce49">
            <text:p>64,0%</text:p>
          </table:table-cell>
          <table:table-cell office:value-type="float" office:value="9648" table:style-name="ce7">
            <text:p>9.648</text:p>
          </table:table-cell>
          <table:table-cell office:value-type="percentage" office:value="0.66763545775378863" table:style-name="ce49">
            <text:p>66,8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Baleares</text:p>
          </table:table-cell>
          <table:table-cell office:value-type="float" office:value="120158" table:style-name="ce7">
            <text:p>120.158</text:p>
          </table:table-cell>
          <table:table-cell office:value-type="percentage" office:value="0.91523151568700634" table:style-name="ce49">
            <text:p>91,5%</text:p>
          </table:table-cell>
          <table:table-cell office:value-type="float" office:value="98799" table:style-name="ce7">
            <text:p>98.799</text:p>
          </table:table-cell>
          <table:table-cell office:value-type="percentage" office:value="0.88082056219743776" table:style-name="ce49">
            <text:p>88,1%</text:p>
          </table:table-cell>
          <table:table-cell office:value-type="float" office:value="109166" table:style-name="ce7">
            <text:p>109.166</text:p>
          </table:table-cell>
          <table:table-cell office:value-type="percentage" office:value="0.7131164139715056" table:style-name="ce49">
            <text:p>71,3%</text:p>
          </table:table-cell>
          <table:table-cell office:value-type="float" office:value="82782" table:style-name="ce7">
            <text:p>82.782</text:p>
          </table:table-cell>
          <table:table-cell office:value-type="percentage" office:value="0.47900151601069307" table:style-name="ce49">
            <text:p>47,9%</text:p>
          </table:table-cell>
          <table:table-cell office:value-type="float" office:value="37768" table:style-name="ce7">
            <text:p>37.768</text:p>
          </table:table-cell>
          <table:table-cell office:value-type="percentage" office:value="0.28290000973760887" table:style-name="ce49">
            <text:p>28,3%</text:p>
          </table:table-cell>
          <table:table-cell office:value-type="float" office:value="25606" table:style-name="ce7">
            <text:p>25.606</text:p>
          </table:table-cell>
          <table:table-cell office:value-type="percentage" office:value="0.24902746440519724" table:style-name="ce49">
            <text:p>24,9%</text:p>
          </table:table-cell>
          <table:table-cell office:value-type="float" office:value="2819" table:style-name="ce7">
            <text:p>2.819</text:p>
          </table:table-cell>
          <table:table-cell office:value-type="percentage" office:value="0.1417936723504854" table:style-name="ce49">
            <text:p>14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arias</text:p>
          </table:table-cell>
          <table:table-cell office:value-type="float" office:value="224061" table:style-name="ce7">
            <text:p>224.061</text:p>
          </table:table-cell>
          <table:table-cell office:value-type="percentage" office:value="0.91487076885386465" table:style-name="ce49">
            <text:p>91,5%</text:p>
          </table:table-cell>
          <table:table-cell office:value-type="float" office:value="198767" table:style-name="ce7">
            <text:p>198.767</text:p>
          </table:table-cell>
          <table:table-cell office:value-type="percentage" office:value="0.88110235871429898" table:style-name="ce49">
            <text:p>88,1%</text:p>
          </table:table-cell>
          <table:table-cell office:value-type="float" office:value="243054" table:style-name="ce7">
            <text:p>243.054</text:p>
          </table:table-cell>
          <table:table-cell office:value-type="percentage" office:value="0.74863012643802074" table:style-name="ce49">
            <text:p>74,9%</text:p>
          </table:table-cell>
          <table:table-cell office:value-type="float" office:value="187831" table:style-name="ce7">
            <text:p>187.831</text:p>
          </table:table-cell>
          <table:table-cell office:value-type="percentage" office:value="0.58256983170914778" table:style-name="ce49">
            <text:p>58,3%</text:p>
          </table:table-cell>
          <table:table-cell office:value-type="float" office:value="82612" table:style-name="ce7">
            <text:p>82.612</text:p>
          </table:table-cell>
          <table:table-cell office:value-type="percentage" office:value="0.35332207086799394" table:style-name="ce49">
            <text:p>35,3%</text:p>
          </table:table-cell>
          <table:table-cell office:value-type="float" office:value="48312" table:style-name="ce7">
            <text:p>48.312</text:p>
          </table:table-cell>
          <table:table-cell office:value-type="percentage" office:value="0.25194780812916551" table:style-name="ce49">
            <text:p>25,2%</text:p>
          </table:table-cell>
          <table:table-cell office:value-type="float" office:value="4936" table:style-name="ce7">
            <text:p>4.936</text:p>
          </table:table-cell>
          <table:table-cell office:value-type="percentage" office:value="0.12072001565251418" table:style-name="ce49">
            <text:p>12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ntabria</text:p>
          </table:table-cell>
          <table:table-cell office:value-type="float" office:value="92325" table:style-name="ce7">
            <text:p>92.325</text:p>
          </table:table-cell>
          <table:table-cell office:value-type="percentage" office:value="0.93844339862371795" table:style-name="ce49">
            <text:p>93,8%</text:p>
          </table:table-cell>
          <table:table-cell office:value-type="float" office:value="75840" table:style-name="ce7">
            <text:p>75.840</text:p>
          </table:table-cell>
          <table:table-cell office:value-type="percentage" office:value="0.9828290027862373" table:style-name="ce49">
            <text:p>98,3%</text:p>
          </table:table-cell>
          <table:table-cell office:value-type="float" office:value="71811" table:style-name="ce7">
            <text:p>71.811</text:p>
          </table:table-cell>
          <table:table-cell office:value-type="percentage" office:value="0.84404090267983078" table:style-name="ce49">
            <text:p>84,4%</text:p>
          </table:table-cell>
          <table:table-cell office:value-type="float" office:value="61692" table:style-name="ce7">
            <text:p>61.692</text:p>
          </table:table-cell>
          <table:table-cell office:value-type="percentage" office:value="0.69111848001433951" table:style-name="ce49">
            <text:p>69,1%</text:p>
          </table:table-cell>
          <table:table-cell office:value-type="float" office:value="31071" table:style-name="ce7">
            <text:p>31.071</text:p>
          </table:table-cell>
          <table:table-cell office:value-type="percentage" office:value="0.54811508811544096" table:style-name="ce49">
            <text:p>54,8%</text:p>
          </table:table-cell>
          <table:table-cell office:value-type="float" office:value="19638" table:style-name="ce7">
            <text:p>19.638</text:p>
          </table:table-cell>
          <table:table-cell office:value-type="percentage" office:value="0.4539528432732316" table:style-name="ce49">
            <text:p>45,4%</text:p>
          </table:table-cell>
          <table:table-cell office:value-type="float" office:value="2612" table:style-name="ce7">
            <text:p>2.612</text:p>
          </table:table-cell>
          <table:table-cell office:value-type="percentage" office:value="0.26351896690879739" table:style-name="ce49">
            <text:p>26,4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y León<text:s/></text:p>
          </table:table-cell>
          <table:table-cell office:value-type="float" office:value="445536" table:style-name="ce7">
            <text:p>445.536</text:p>
          </table:table-cell>
          <table:table-cell office:value-type="percentage" office:value="0.93028927466267997" table:style-name="ce49">
            <text:p>93,0%</text:p>
          </table:table-cell>
          <table:table-cell office:value-type="float" office:value="295895" table:style-name="ce7">
            <text:p>295.895</text:p>
          </table:table-cell>
          <table:table-cell office:value-type="percentage" office:value="0.9136312128126669" table:style-name="ce49">
            <text:p>91,4%</text:p>
          </table:table-cell>
          <table:table-cell office:value-type="float" office:value="300797" table:style-name="ce7">
            <text:p>300.797</text:p>
          </table:table-cell>
          <table:table-cell office:value-type="percentage" office:value="0.84641185888867942" table:style-name="ce49">
            <text:p>84,6%</text:p>
          </table:table-cell>
          <table:table-cell office:value-type="float" office:value="226400" table:style-name="ce7">
            <text:p>226.400</text:p>
          </table:table-cell>
          <table:table-cell office:value-type="percentage" office:value="0.69916896480376023" table:style-name="ce49">
            <text:p>69,9%</text:p>
          </table:table-cell>
          <table:table-cell office:value-type="float" office:value="120083" table:style-name="ce7">
            <text:p>120.083</text:p>
          </table:table-cell>
          <table:table-cell office:value-type="percentage" office:value="0.55560028130957007" table:style-name="ce49">
            <text:p>55,6%</text:p>
          </table:table-cell>
          <table:table-cell office:value-type="float" office:value="89939" table:style-name="ce7">
            <text:p>89.939</text:p>
          </table:table-cell>
          <table:table-cell office:value-type="percentage" office:value="0.50481300831261255" table:style-name="ce49">
            <text:p>50,5%</text:p>
          </table:table-cell>
          <table:table-cell office:value-type="float" office:value="10801" table:style-name="ce7">
            <text:p>10.801</text:p>
          </table:table-cell>
          <table:table-cell office:value-type="percentage" office:value="0.29013887769629571" table:style-name="ce49">
            <text:p>29,0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astilla - La Mancha</text:p>
          </table:table-cell>
          <table:table-cell office:value-type="float" office:value="274197" table:style-name="ce7">
            <text:p>274.197</text:p>
          </table:table-cell>
          <table:table-cell office:value-type="percentage" office:value="0.92873836524001141" table:style-name="ce49">
            <text:p>92,9%</text:p>
          </table:table-cell>
          <table:table-cell office:value-type="float" office:value="209288" table:style-name="ce7">
            <text:p>209.288</text:p>
          </table:table-cell>
          <table:table-cell office:value-type="percentage" office:value="0.93849016838187482" table:style-name="ce49">
            <text:p>93,8%</text:p>
          </table:table-cell>
          <table:table-cell office:value-type="float" office:value="226839" table:style-name="ce7">
            <text:p>226.839</text:p>
          </table:table-cell>
          <table:table-cell office:value-type="percentage" office:value="0.79187524872756221" table:style-name="ce49">
            <text:p>79,2%</text:p>
          </table:table-cell>
          <table:table-cell office:value-type="float" office:value="181660" table:style-name="ce7">
            <text:p>181.660</text:p>
          </table:table-cell>
          <table:table-cell office:value-type="percentage" office:value="0.63323085074491592" table:style-name="ce49">
            <text:p>63,3%</text:p>
          </table:table-cell>
          <table:table-cell office:value-type="float" office:value="95244" table:style-name="ce7">
            <text:p>95.244</text:p>
          </table:table-cell>
          <table:table-cell office:value-type="percentage" office:value="0.46103132306173128" table:style-name="ce49">
            <text:p>46,1%</text:p>
          </table:table-cell>
          <table:table-cell office:value-type="float" office:value="68248" table:style-name="ce7">
            <text:p>68.248</text:p>
          </table:table-cell>
          <table:table-cell office:value-type="percentage" office:value="0.39173908551355197" table:style-name="ce49">
            <text:p>39,2%</text:p>
          </table:table-cell>
          <table:table-cell office:value-type="float" office:value="9151" table:style-name="ce7">
            <text:p>9.151</text:p>
          </table:table-cell>
          <table:table-cell office:value-type="percentage" office:value="0.24887136252379657" table:style-name="ce49">
            <text:p>24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ataluña</text:p>
          </table:table-cell>
          <table:table-cell office:value-type="float" office:value="976070" table:style-name="ce7">
            <text:p>976.070</text:p>
          </table:table-cell>
          <table:table-cell office:value-type="percentage" office:value="0.90869313045607347" table:style-name="ce49">
            <text:p>90,9%</text:p>
          </table:table-cell>
          <table:table-cell office:value-type="float" office:value="728543" table:style-name="ce7">
            <text:p>728.543</text:p>
          </table:table-cell>
          <table:table-cell office:value-type="percentage" office:value="0.90822200946439879" table:style-name="ce49">
            <text:p>90,8%</text:p>
          </table:table-cell>
          <table:table-cell office:value-type="float" office:value="774212" table:style-name="ce7">
            <text:p>774.212</text:p>
          </table:table-cell>
          <table:table-cell office:value-type="percentage" office:value="0.74470600343779125" table:style-name="ce49">
            <text:p>74,5%</text:p>
          </table:table-cell>
          <table:table-cell office:value-type="float" office:value="661700" table:style-name="ce7">
            <text:p>661.700</text:p>
          </table:table-cell>
          <table:table-cell office:value-type="percentage" office:value="0.57257077094140607" table:style-name="ce49">
            <text:p>57,3%</text:p>
          </table:table-cell>
          <table:table-cell office:value-type="float" office:value="333058" table:style-name="ce7">
            <text:p>333.058</text:p>
          </table:table-cell>
          <table:table-cell office:value-type="percentage" office:value="0.40693452060953794" table:style-name="ce49">
            <text:p>40,7%</text:p>
          </table:table-cell>
          <table:table-cell office:value-type="float" office:value="219846" table:style-name="ce7">
            <text:p>219.846</text:p>
          </table:table-cell>
          <table:table-cell office:value-type="percentage" office:value="0.32179005469871796" table:style-name="ce49">
            <text:p>32,2%</text:p>
          </table:table-cell>
          <table:table-cell office:value-type="float" office:value="25979" table:style-name="ce7">
            <text:p>25.979</text:p>
          </table:table-cell>
          <table:table-cell office:value-type="percentage" office:value="0.1832423434480229" table:style-name="ce49">
            <text:p>18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C. Valenciana</text:p>
          </table:table-cell>
          <table:table-cell office:value-type="float" office:value="682542" table:style-name="ce7">
            <text:p>682.542</text:p>
          </table:table-cell>
          <table:table-cell office:value-type="percentage" office:value="0.93360398203760719" table:style-name="ce49">
            <text:p>93,4%</text:p>
          </table:table-cell>
          <table:table-cell office:value-type="float" office:value="551671" table:style-name="ce7">
            <text:p>551.671</text:p>
          </table:table-cell>
          <table:table-cell office:value-type="percentage" office:value="0.95190364855188125" table:style-name="ce49">
            <text:p>95,2%</text:p>
          </table:table-cell>
          <table:table-cell office:value-type="float" office:value="594013" table:style-name="ce7">
            <text:p>594.013</text:p>
          </table:table-cell>
          <table:table-cell office:value-type="percentage" office:value="0.80988556867311201" table:style-name="ce49">
            <text:p>81,0%</text:p>
          </table:table-cell>
          <table:table-cell office:value-type="float" office:value="511047" table:style-name="ce7">
            <text:p>511.047</text:p>
          </table:table-cell>
          <table:table-cell office:value-type="percentage" office:value="0.66409931205118944" table:style-name="ce49">
            <text:p>66,4%</text:p>
          </table:table-cell>
          <table:table-cell office:value-type="float" office:value="278118" table:style-name="ce7">
            <text:p>278.118</text:p>
          </table:table-cell>
          <table:table-cell office:value-type="percentage" office:value="0.52483907675062413" table:style-name="ce49">
            <text:p>52,5%</text:p>
          </table:table-cell>
          <table:table-cell office:value-type="float" office:value="212324" table:style-name="ce7">
            <text:p>212.324</text:p>
          </table:table-cell>
          <table:table-cell office:value-type="percentage" office:value="0.47537423373320259" table:style-name="ce49">
            <text:p>47,5%</text:p>
          </table:table-cell>
          <table:table-cell office:value-type="float" office:value="43176" table:style-name="ce7">
            <text:p>43.176</text:p>
          </table:table-cell>
          <table:table-cell office:value-type="percentage" office:value="0.45260708220642809" table:style-name="ce49">
            <text:p>45,3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Extremadura</text:p>
          </table:table-cell>
          <table:table-cell office:value-type="float" office:value="154834" table:style-name="ce7">
            <text:p>154.834</text:p>
          </table:table-cell>
          <table:table-cell office:value-type="percentage" office:value="0.89267738643635886" table:style-name="ce49">
            <text:p>89,3%</text:p>
          </table:table-cell>
          <table:table-cell office:value-type="float" office:value="126808" table:style-name="ce7">
            <text:p>126.808</text:p>
          </table:table-cell>
          <table:table-cell office:value-type="percentage" office:value="0.95441237346178454" table:style-name="ce49">
            <text:p>95,4%</text:p>
          </table:table-cell>
          <table:table-cell office:value-type="float" office:value="132782" table:style-name="ce7">
            <text:p>132.782</text:p>
          </table:table-cell>
          <table:table-cell office:value-type="percentage" office:value="0.82181318545292503" table:style-name="ce49">
            <text:p>82,2%</text:p>
          </table:table-cell>
          <table:table-cell office:value-type="float" office:value="102180" table:style-name="ce7">
            <text:p>102.180</text:p>
          </table:table-cell>
          <table:table-cell office:value-type="percentage" office:value="0.69892951195321318" table:style-name="ce49">
            <text:p>69,9%</text:p>
          </table:table-cell>
          <table:table-cell office:value-type="float" office:value="67382" table:style-name="ce7">
            <text:p>67.382</text:p>
          </table:table-cell>
          <table:table-cell office:value-type="percentage" office:value="0.59477972265621548" table:style-name="ce49">
            <text:p>59,5%</text:p>
          </table:table-cell>
          <table:table-cell office:value-type="float" office:value="45527" table:style-name="ce7">
            <text:p>45.527</text:p>
          </table:table-cell>
          <table:table-cell office:value-type="percentage" office:value="0.48694061778043979" table:style-name="ce49">
            <text:p>48,7%</text:p>
          </table:table-cell>
          <table:table-cell office:value-type="float" office:value="4893" table:style-name="ce7">
            <text:p>4.893</text:p>
          </table:table-cell>
          <table:table-cell office:value-type="percentage" office:value="0.25455207574654043" table:style-name="ce49">
            <text:p>25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Galicia</text:p>
          </table:table-cell>
          <table:table-cell office:value-type="float" office:value="507302" table:style-name="ce7">
            <text:p>507.302</text:p>
          </table:table-cell>
          <table:table-cell office:value-type="percentage" office:value="0.95133811282116676" table:style-name="ce49">
            <text:p>95,1%</text:p>
          </table:table-cell>
          <table:table-cell office:value-type="float" office:value="337278" table:style-name="ce7">
            <text:p>337.278</text:p>
          </table:table-cell>
          <table:table-cell office:value-type="percentage" office:value="0.96883608568137491" table:style-name="ce49">
            <text:p>96,9%</text:p>
          </table:table-cell>
          <table:table-cell office:value-type="float" office:value="375838" table:style-name="ce7">
            <text:p>375.838</text:p>
          </table:table-cell>
          <table:table-cell office:value-type="percentage" office:value="0.95642570127824389" table:style-name="ce49">
            <text:p>95,6%</text:p>
          </table:table-cell>
          <table:table-cell office:value-type="float" office:value="380218" table:style-name="ce7">
            <text:p>380.218</text:p>
          </table:table-cell>
          <table:table-cell office:value-type="percentage" office:value="0.92440962877058364" table:style-name="ce49">
            <text:p>92,4%</text:p>
          </table:table-cell>
          <table:table-cell office:value-type="float" office:value="191260" table:style-name="ce7">
            <text:p>191.260</text:p>
          </table:table-cell>
          <table:table-cell office:value-type="percentage" office:value="0.7155256266367378" table:style-name="ce49">
            <text:p>71,6%</text:p>
          </table:table-cell>
          <table:table-cell office:value-type="float" office:value="134556" table:style-name="ce7">
            <text:p>134.556</text:p>
          </table:table-cell>
          <table:table-cell office:value-type="percentage" office:value="0.66473668609821168" table:style-name="ce49">
            <text:p>66,5%</text:p>
          </table:table-cell>
          <table:table-cell office:value-type="float" office:value="17761" table:style-name="ce7">
            <text:p>17.761</text:p>
          </table:table-cell>
          <table:table-cell office:value-type="percentage" office:value="0.42599477130453556" table:style-name="ce49">
            <text:p>42,6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La Rioja</text:p>
          </table:table-cell>
          <table:table-cell office:value-type="float" office:value="45839" table:style-name="ce7">
            <text:p>45.839</text:p>
          </table:table-cell>
          <table:table-cell office:value-type="percentage" office:value="0.82106073904243315" table:style-name="ce49">
            <text:p>82,1%</text:p>
          </table:table-cell>
          <table:table-cell office:value-type="float" office:value="36345" table:style-name="ce7">
            <text:p>36.345</text:p>
          </table:table-cell>
          <table:table-cell office:value-type="percentage" office:value="0.9154681242286089" table:style-name="ce49">
            <text:p>91,5%</text:p>
          </table:table-cell>
          <table:table-cell office:value-type="float" office:value="34926" table:style-name="ce7">
            <text:p>34.926</text:p>
          </table:table-cell>
          <table:table-cell office:value-type="percentage" office:value="0.75452051243275942" table:style-name="ce49">
            <text:p>75,5%</text:p>
          </table:table-cell>
          <table:table-cell office:value-type="float" office:value="30455" table:style-name="ce7">
            <text:p>30.455</text:p>
          </table:table-cell>
          <table:table-cell office:value-type="percentage" office:value="0.62637543448304234" table:style-name="ce49">
            <text:p>62,6%</text:p>
          </table:table-cell>
          <table:table-cell office:value-type="float" office:value="15083" table:style-name="ce7">
            <text:p>15.083</text:p>
          </table:table-cell>
          <table:table-cell office:value-type="percentage" office:value="0.465251858478053" table:style-name="ce49">
            <text:p>46,5%</text:p>
          </table:table-cell>
          <table:table-cell office:value-type="float" office:value="9787" table:style-name="ce7">
            <text:p>9.787</text:p>
          </table:table-cell>
          <table:table-cell office:value-type="percentage" office:value="0.38425598743619943" table:style-name="ce49">
            <text:p>38,4%</text:p>
          </table:table-cell>
          <table:table-cell office:value-type="float" office:value="1342" table:style-name="ce7">
            <text:p>1.342</text:p>
          </table:table-cell>
          <table:table-cell office:value-type="percentage" office:value="0.24193257616729763" table:style-name="ce49">
            <text:p>24,2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adrid</text:p>
          </table:table-cell>
          <table:table-cell office:value-type="float" office:value="829422" table:style-name="ce7">
            <text:p>829.422</text:p>
          </table:table-cell>
          <table:table-cell office:value-type="percentage" office:value="0.93935786954665346" table:style-name="ce49">
            <text:p>93,9%</text:p>
          </table:table-cell>
          <table:table-cell office:value-type="float" office:value="614703" table:style-name="ce7">
            <text:p>614.703</text:p>
          </table:table-cell>
          <table:table-cell office:value-type="percentage" office:value="0.8899710438685392" table:style-name="ce49">
            <text:p>89,0%</text:p>
          </table:table-cell>
          <table:table-cell office:value-type="float" office:value="688469" table:style-name="ce7">
            <text:p>688.469</text:p>
          </table:table-cell>
          <table:table-cell office:value-type="percentage" office:value="0.71667518526653506" table:style-name="ce49">
            <text:p>71,7%</text:p>
          </table:table-cell>
          <table:table-cell office:value-type="float" office:value="581047" table:style-name="ce7">
            <text:p>581.047</text:p>
          </table:table-cell>
          <table:table-cell office:value-type="percentage" office:value="0.55261023016589328" table:style-name="ce49">
            <text:p>55,3%</text:p>
          </table:table-cell>
          <table:table-cell office:value-type="float" office:value="323320" table:style-name="ce7">
            <text:p>323.320</text:p>
          </table:table-cell>
          <table:table-cell office:value-type="percentage" office:value="0.41901182569253198" table:style-name="ce49">
            <text:p>41,9%</text:p>
          </table:table-cell>
          <table:table-cell office:value-type="float" office:value="224370" table:style-name="ce7">
            <text:p>224.370</text:p>
          </table:table-cell>
          <table:table-cell office:value-type="percentage" office:value="0.35782120900413844" table:style-name="ce49">
            <text:p>35,8%</text:p>
          </table:table-cell>
          <table:table-cell office:value-type="float" office:value="22544" table:style-name="ce7">
            <text:p>22.544</text:p>
          </table:table-cell>
          <table:table-cell office:value-type="percentage" office:value="0.18451767093912161" table:style-name="ce49">
            <text:p>18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urcia<text:s/></text:p>
          </table:table-cell>
          <table:table-cell office:value-type="float" office:value="161187" table:style-name="ce7">
            <text:p>161.187</text:p>
          </table:table-cell>
          <table:table-cell office:value-type="percentage" office:value="0.87493214929326701" table:style-name="ce49">
            <text:p>87,5%</text:p>
          </table:table-cell>
          <table:table-cell office:value-type="float" office:value="132988" table:style-name="ce7">
            <text:p>132.988</text:p>
          </table:table-cell>
          <table:table-cell office:value-type="percentage" office:value="0.86383890873660274" table:style-name="ce49">
            <text:p>86,4%</text:p>
          </table:table-cell>
          <table:table-cell office:value-type="float" office:value="150312" table:style-name="ce7">
            <text:p>150.312</text:p>
          </table:table-cell>
          <table:table-cell office:value-type="percentage" office:value="0.7095543806646526" table:style-name="ce49">
            <text:p>71,0%</text:p>
          </table:table-cell>
          <table:table-cell office:value-type="float" office:value="127976" table:style-name="ce7">
            <text:p>127.976</text:p>
          </table:table-cell>
          <table:table-cell office:value-type="percentage" office:value="0.54313191243750691" table:style-name="ce49">
            <text:p>54,3%</text:p>
          </table:table-cell>
          <table:table-cell office:value-type="float" office:value="61130" table:style-name="ce7">
            <text:p>61.130</text:p>
          </table:table-cell>
          <table:table-cell office:value-type="percentage" office:value="0.3563288741220017" table:style-name="ce49">
            <text:p>35,6%</text:p>
          </table:table-cell>
          <table:table-cell office:value-type="float" office:value="45108" table:style-name="ce7">
            <text:p>45.108</text:p>
          </table:table-cell>
          <table:table-cell office:value-type="percentage" office:value="0.3104815396051871" table:style-name="ce49">
            <text:p>31,0%</text:p>
          </table:table-cell>
          <table:table-cell office:value-type="float" office:value="4906" table:style-name="ce7">
            <text:p>4.906</text:p>
          </table:table-cell>
          <table:table-cell office:value-type="percentage" office:value="0.1606365213974657" table:style-name="ce49">
            <text:p>16,1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Navarra</text:p>
          </table:table-cell>
          <table:table-cell office:value-type="float" office:value="93181" table:style-name="ce7">
            <text:p>93.181</text:p>
          </table:table-cell>
          <table:table-cell office:value-type="percentage" office:value="0.9487354402541337" table:style-name="ce49">
            <text:p>94,9%</text:p>
          </table:table-cell>
          <table:table-cell office:value-type="float" office:value="71119" table:style-name="ce7">
            <text:p>71.119</text:p>
          </table:table-cell>
          <table:table-cell office:value-type="percentage" office:value="0.97980298959840184" table:style-name="ce49">
            <text:p>98,0%</text:p>
          </table:table-cell>
          <table:table-cell office:value-type="float" office:value="73783" table:style-name="ce7">
            <text:p>73.783</text:p>
          </table:table-cell>
          <table:table-cell office:value-type="percentage" office:value="0.79735235316366782" table:style-name="ce49">
            <text:p>79,7%</text:p>
          </table:table-cell>
          <table:table-cell office:value-type="float" office:value="60682" table:style-name="ce7">
            <text:p>60.682</text:p>
          </table:table-cell>
          <table:table-cell office:value-type="percentage" office:value="0.62970995693457166" table:style-name="ce49">
            <text:p>63,0%</text:p>
          </table:table-cell>
          <table:table-cell office:value-type="float" office:value="30013" table:style-name="ce7">
            <text:p>30.013</text:p>
          </table:table-cell>
          <table:table-cell office:value-type="percentage" office:value="0.45739671121812947" table:style-name="ce49">
            <text:p>45,7%</text:p>
          </table:table-cell>
          <table:table-cell office:value-type="float" office:value="22567" table:style-name="ce7">
            <text:p>22.567</text:p>
          </table:table-cell>
          <table:table-cell office:value-type="percentage" office:value="0.38092264064952819" table:style-name="ce49">
            <text:p>38,1%</text:p>
          </table:table-cell>
          <table:table-cell office:value-type="float" office:value="2870" table:style-name="ce7">
            <text:p>2.870</text:p>
          </table:table-cell>
          <table:table-cell office:value-type="percentage" office:value="0.21549782249587024" table:style-name="ce49">
            <text:p>21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País Vasco</text:p>
          </table:table-cell>
          <table:table-cell office:value-type="float" office:value="343839" table:style-name="ce7">
            <text:p>343.839</text:p>
          </table:table-cell>
          <table:table-cell office:value-type="percentage" office:value="0.91205914183855363" table:style-name="ce49">
            <text:p>91,2%</text:p>
          </table:table-cell>
          <table:table-cell office:value-type="float" office:value="252825" table:style-name="ce7">
            <text:p>252.825</text:p>
          </table:table-cell>
          <table:table-cell office:value-type="percentage" office:value="0.91247527754118007" table:style-name="ce49">
            <text:p>91,2%</text:p>
          </table:table-cell>
          <table:table-cell office:value-type="float" office:value="257726" table:style-name="ce7">
            <text:p>257.726</text:p>
          </table:table-cell>
          <table:table-cell office:value-type="percentage" office:value="0.79046386377298772" table:style-name="ce49">
            <text:p>79,0%</text:p>
          </table:table-cell>
          <table:table-cell office:value-type="float" office:value="184805" table:style-name="ce7">
            <text:p>184.805</text:p>
          </table:table-cell>
          <table:table-cell office:value-type="percentage" office:value="0.56967371033122183" table:style-name="ce49">
            <text:p>57,0%</text:p>
          </table:table-cell>
          <table:table-cell office:value-type="float" office:value="78817" table:style-name="ce7">
            <text:p>78.817</text:p>
          </table:table-cell>
          <table:table-cell office:value-type="percentage" office:value="0.37648075967748101" table:style-name="ce49">
            <text:p>37,6%</text:p>
          </table:table-cell>
          <table:table-cell office:value-type="float" office:value="51379" table:style-name="ce7">
            <text:p>51.379</text:p>
          </table:table-cell>
          <table:table-cell office:value-type="percentage" office:value="0.29698157268040043" table:style-name="ce49">
            <text:p>29,7%</text:p>
          </table:table-cell>
          <table:table-cell office:value-type="float" office:value="8027" table:style-name="ce7">
            <text:p>8.027</text:p>
          </table:table-cell>
          <table:table-cell office:value-type="percentage" office:value="0.20933082981275752" table:style-name="ce49">
            <text:p>20,9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Ceuta</text:p>
          </table:table-cell>
          <table:table-cell office:value-type="float" office:value="5542" table:style-name="ce7">
            <text:p>5.542</text:p>
          </table:table-cell>
          <table:table-cell office:value-type="percentage" office:value="0.88234357586371592" table:style-name="ce49">
            <text:p>88,2%</text:p>
          </table:table-cell>
          <table:table-cell office:value-type="float" office:value="6905" table:style-name="ce7">
            <text:p>6.905</text:p>
          </table:table-cell>
          <table:table-cell office:value-type="percentage" office:value="0.90581136035681487" table:style-name="ce49">
            <text:p>90,6%</text:p>
          </table:table-cell>
          <table:table-cell office:value-type="float" office:value="8187" table:style-name="ce7">
            <text:p>8.187</text:p>
          </table:table-cell>
          <table:table-cell office:value-type="percentage" office:value="0.77440408626560731" table:style-name="ce49">
            <text:p>77,4%</text:p>
          </table:table-cell>
          <table:table-cell office:value-type="float" office:value="7326" table:style-name="ce7">
            <text:p>7.326</text:p>
          </table:table-cell>
          <table:table-cell office:value-type="percentage" office:value="0.65839849015907248" table:style-name="ce49">
            <text:p>65,8%</text:p>
          </table:table-cell>
          <table:table-cell office:value-type="float" office:value="4542" table:style-name="ce7">
            <text:p>4.542</text:p>
          </table:table-cell>
          <table:table-cell office:value-type="percentage" office:value="0.49412532637075718" table:style-name="ce49">
            <text:p>49,4%</text:p>
          </table:table-cell>
          <table:table-cell office:value-type="float" office:value="3154" table:style-name="ce7">
            <text:p>3.154</text:p>
          </table:table-cell>
          <table:table-cell office:value-type="percentage" office:value="0.35157730464831122" table:style-name="ce49">
            <text:p>35,2%</text:p>
          </table:table-cell>
          <table:table-cell office:value-type="float" office:value="442" table:style-name="ce7">
            <text:p>442</text:p>
          </table:table-cell>
          <table:table-cell office:value-type="percentage" office:value="0.19514348785871966" table:style-name="ce49">
            <text:p>19,5%</text:p>
          </table:table-cell>
          <table:table-cell table:number-columns-repeated="16369"/>
        </table:table-row>
        <table:table-row table:style-name="ro5">
          <table:table-cell office:value-type="string" table:style-name="ce63">
            <text:p>Melilla</text:p>
          </table:table-cell>
          <table:table-cell office:value-type="float" office:value="4301" table:style-name="ce7">
            <text:p>4.301</text:p>
          </table:table-cell>
          <table:table-cell office:value-type="percentage" office:value="0.79383536360280549" table:style-name="ce49">
            <text:p>79,4%</text:p>
          </table:table-cell>
          <table:table-cell office:value-type="float" office:value="5422" table:style-name="ce7">
            <text:p>5.422</text:p>
          </table:table-cell>
          <table:table-cell office:value-type="percentage" office:value="0.73240578143995683" table:style-name="ce49">
            <text:p>73,2%</text:p>
          </table:table-cell>
          <table:table-cell office:value-type="float" office:value="6869" table:style-name="ce7">
            <text:p>6.869</text:p>
          </table:table-cell>
          <table:table-cell office:value-type="percentage" office:value="0.6840952096404741" table:style-name="ce49">
            <text:p>68,4%</text:p>
          </table:table-cell>
          <table:table-cell office:value-type="float" office:value="6207" table:style-name="ce7">
            <text:p>6.207</text:p>
          </table:table-cell>
          <table:table-cell office:value-type="percentage" office:value="0.59024343856979844" table:style-name="ce49">
            <text:p>59,0%</text:p>
          </table:table-cell>
          <table:table-cell office:value-type="float" office:value="3550" table:style-name="ce7">
            <text:p>3.550</text:p>
          </table:table-cell>
          <table:table-cell office:value-type="percentage" office:value="0.39217852408307557" table:style-name="ce49">
            <text:p>39,2%</text:p>
          </table:table-cell>
          <table:table-cell office:value-type="float" office:value="2719" table:style-name="ce7">
            <text:p>2.719</text:p>
          </table:table-cell>
          <table:table-cell office:value-type="percentage" office:value="0.28435473750261453" table:style-name="ce49">
            <text:p>28,4%</text:p>
          </table:table-cell>
          <table:table-cell office:value-type="float" office:value="525" table:style-name="ce7">
            <text:p>525</text:p>
          </table:table-cell>
          <table:table-cell office:value-type="percentage" office:value="0.22321428571428573" table:style-name="ce49">
            <text:p>22,3%</text:p>
          </table:table-cell>
          <table:table-cell table:number-columns-repeated="16369"/>
        </table:table-row>
        <table:table-row table:style-name="ro12">
          <table:table-cell office:value-type="string" table:style-name="ce63">
            <text:p>Fuerzas Armadas</text:p>
          </table:table-cell>
          <table:table-cell office:value-type="float" office:value="7" table:style-name="ce7">
            <text:p>7</text:p>
          </table:table-cell>
          <table:table-cell office:value-type="percentage" office:value="0.16666666666666666" table:style-name="ce49">
            <text:p>16,7%</text:p>
          </table:table-cell>
          <table:table-cell office:value-type="float" office:value="2354" table:style-name="ce7">
            <text:p>2.354</text:p>
          </table:table-cell>
          <table:table-cell office:value-type="percentage" office:value="0.62110817941952512" table:style-name="ce49">
            <text:p>62,1%</text:p>
          </table:table-cell>
          <table:table-cell office:value-type="float" office:value="7178" table:style-name="ce7">
            <text:p>7.178</text:p>
          </table:table-cell>
          <table:table-cell office:value-type="percentage" office:value="0.71387369467926409" table:style-name="ce49">
            <text:p>71,4%</text:p>
          </table:table-cell>
          <table:table-cell office:value-type="float" office:value="14721" table:style-name="ce7">
            <text:p>14.721</text:p>
          </table:table-cell>
          <table:table-cell office:value-type="percentage" office:value="0.63229104028863503" table:style-name="ce49">
            <text:p>63,2%</text:p>
          </table:table-cell>
          <table:table-cell office:value-type="float" office:value="14373" table:style-name="ce7">
            <text:p>14.373</text:p>
          </table:table-cell>
          <table:table-cell office:value-type="percentage" office:value="0.43462352585424857" table:style-name="ce49">
            <text:p>43,5%</text:p>
          </table:table-cell>
          <table:table-cell office:value-type="float" office:value="10059" table:style-name="ce7">
            <text:p>10.059</text:p>
          </table:table-cell>
          <table:table-cell office:value-type="percentage" office:value="0.40295637543564478" table:style-name="ce49">
            <text:p>40,3%</text:p>
          </table:table-cell>
          <table:table-cell office:value-type="float" office:value="179" table:style-name="ce7">
            <text:p>179</text:p>
          </table:table-cell>
          <table:table-cell office:value-type="percentage" office:value="0.13132795304475423" table:style-name="ce49">
            <text:p>13,1%</text:p>
          </table:table-cell>
          <table:table-cell table:number-columns-repeated="16369"/>
        </table:table-row>
        <table:table-row table:style-name="ro12">
          <table:table-cell office:value-type="string" table:style-name="ce64">
            <text:p>Sanidad Exterior</text:p>
          </table:table-cell>
          <table:table-cell office:value-type="float" office:value="77" table:style-name="ce7">
            <text:p>77</text:p>
          </table:table-cell>
          <table:table-cell office:value-type="percentage" office:value="0.96250000000000002" table:style-name="ce52">
            <text:p>96,3%</text:p>
          </table:table-cell>
          <table:table-cell office:value-type="float" office:value="297" table:style-name="ce7">
            <text:p>297</text:p>
          </table:table-cell>
          <table:table-cell office:value-type="percentage" office:value="0.94888178913738019" table:style-name="ce52">
            <text:p>94,9%</text:p>
          </table:table-cell>
          <table:table-cell office:value-type="float" office:value="683" table:style-name="ce7">
            <text:p>683</text:p>
          </table:table-cell>
          <table:table-cell office:value-type="percentage" office:value="0.73678532901833871" table:style-name="ce52">
            <text:p>73,7%</text:p>
          </table:table-cell>
          <table:table-cell office:value-type="float" office:value="920" table:style-name="ce7">
            <text:p>920</text:p>
          </table:table-cell>
          <table:table-cell office:value-type="percentage" office:value="0.46700507614213199" table:style-name="ce52">
            <text:p>46,7%</text:p>
          </table:table-cell>
          <table:table-cell office:value-type="float" office:value="1130" table:style-name="ce7">
            <text:p>1.130</text:p>
          </table:table-cell>
          <table:table-cell office:value-type="percentage" office:value="0.4623567921440262" table:style-name="ce52">
            <text:p>46,2%</text:p>
          </table:table-cell>
          <table:table-cell office:value-type="float" office:value="906" table:style-name="ce7">
            <text:p>906</text:p>
          </table:table-cell>
          <table:table-cell office:value-type="percentage" office:value="0.42435597189695551" table:style-name="ce52">
            <text:p>42,4%</text:p>
          </table:table-cell>
          <table:table-cell office:value-type="float" office:value="20" table:style-name="ce7">
            <text:p>20</text:p>
          </table:table-cell>
          <table:table-cell office:value-type="percentage" office:value="0.11627906976744186" table:style-name="ce52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Totales</text:p>
          </table:table-cell>
          <table:table-cell office:value-type="float" office:value="6352758" table:style-name="ce66">
            <text:p>6.352.758</text:p>
          </table:table-cell>
          <table:table-cell office:value-type="percentage" office:value="0.92368538481547613" table:style-name="ce67">
            <text:p>92,37%</text:p>
          </table:table-cell>
          <table:table-cell office:value-type="float" office:value="4904868" table:style-name="ce66">
            <text:p>4.904.868</text:p>
          </table:table-cell>
          <table:table-cell office:value-type="percentage" office:value="0.92255605877959379" table:style-name="ce67">
            <text:p>92,26%</text:p>
          </table:table-cell>
          <table:table-cell office:value-type="float" office:value="5226414" table:style-name="ce66">
            <text:p>5.226.414</text:p>
          </table:table-cell>
          <table:table-cell office:value-type="percentage" office:value="0.77230040253671572" table:style-name="ce67">
            <text:p>77,23%</text:p>
          </table:table-cell>
          <table:table-cell office:value-type="float" office:value="4361508" table:style-name="ce66">
            <text:p>4.361.508</text:p>
          </table:table-cell>
          <table:table-cell office:value-type="percentage" office:value="0.61496487452286197" table:style-name="ce67">
            <text:p>61,50%</text:p>
          </table:table-cell>
          <table:table-cell office:value-type="float" office:value="2282592" table:style-name="ce66">
            <text:p>2.282.592</text:p>
          </table:table-cell>
          <table:table-cell office:value-type="percentage" office:value="0.45156053624831527" table:style-name="ce67">
            <text:p>45,16%</text:p>
          </table:table-cell>
          <table:table-cell office:value-type="float" office:value="1600231" table:style-name="ce66">
            <text:p>1.600.231</text:p>
          </table:table-cell>
          <table:table-cell office:value-type="percentage" office:value="0.38457587884532379" table:style-name="ce67">
            <text:p>38,46%</text:p>
          </table:table-cell>
          <table:table-cell office:value-type="float" office:value="213956" table:style-name="ce66">
            <text:p>213.956</text:p>
          </table:table-cell>
          <table:table-cell office:value-type="percentage" office:value="0.24795654537089296" table:style-name="ce67">
            <text:p>24,80%</text:p>
          </table:table-cell>
          <table:table-cell table:number-columns-repeated="16369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8"/>
          <table:table-cell table:style-name="ce1"/>
          <table:table-cell table:style-name="ce68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Pediatrica" table:style-name="ta2">
        <table:table-column table:style-name="co5" table:number-columns-repeated="16384" table:default-cell-style-name="ce1"/>
        <table:table-row table:style-name="ro13">
          <table:table-cell table:style-name="ce72"/>
          <table:table-cell office:value-type="string" table:style-name="ce73">
            <text:p>Población a vacunar de 5 a 11 años</text:p>
          </table:table-cell>
          <table:table-cell office:value-type="string" table:style-name="ce73">
            <text:p>Nº Personas con 1 dosis</text:p>
          </table:table-cell>
          <table:table-cell office:value-type="string" table:style-name="ce73">
            <text:p>% 1ª dosis</text:p>
          </table:table-cell>
          <table:table-cell office:value-type="string" table:style-name="ce73">
            <text:p>Nº Personas con pauta completa</text:p>
          </table:table-cell>
          <table:table-cell office:value-type="string" table:style-name="ce74">
            <text:p><text:s/>% PC</text:p>
          </table:table-cell>
          <table:table-cell office:value-type="string" table:style-name="ce75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6">
            <text:p>Andalucía</text:p>
          </table:table-cell>
          <table:table-cell office:value-type="float" office:value="728275" table:style-name="ce8">
            <text:p>728.275</text:p>
          </table:table-cell>
          <table:table-cell office:value-type="float" office:value="445907" table:style-name="ce8">
            <text:p>445.907</text:p>
          </table:table-cell>
          <table:table-cell office:value-type="percentage" office:value="0.6122783289279462" table:style-name="ce77">
            <text:p>61,2%</text:p>
          </table:table-cell>
          <table:table-cell office:value-type="float" office:value="350245" table:style-name="ce8">
            <text:p>350.245</text:p>
          </table:table-cell>
          <table:table-cell office:value-type="percentage" office:value="0.48092410147265802" table:style-name="ce77">
            <text:p>48,1%</text:p>
          </table:table-cell>
          <table:table-cell office:value-type="date" office:date-value="2022-05-17T00:00:00" table:style-name="ce11">
            <text:p>17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103760" table:style-name="ce8">
            <text:p>103.760</text:p>
          </table:table-cell>
          <table:table-cell office:value-type="float" office:value="54595" table:style-name="ce8">
            <text:p>54.595</text:p>
          </table:table-cell>
          <table:table-cell office:value-type="percentage" office:value="0.52616615265998457" table:style-name="ce77">
            <text:p>52,6%</text:p>
          </table:table-cell>
          <table:table-cell office:value-type="float" office:value="43360" table:style-name="ce8">
            <text:p>43.360</text:p>
          </table:table-cell>
          <table:table-cell office:value-type="percentage" office:value="0.41788743253662297" table:style-name="ce77">
            <text:p>41,8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62179" table:style-name="ce8">
            <text:p>62.179</text:p>
          </table:table-cell>
          <table:table-cell office:value-type="float" office:value="43701" table:style-name="ce8">
            <text:p>43.701</text:p>
          </table:table-cell>
          <table:table-cell office:value-type="percentage" office:value="0.70282571286125539" table:style-name="ce77">
            <text:p>70,3%</text:p>
          </table:table-cell>
          <table:table-cell office:value-type="float" office:value="37701" table:style-name="ce8">
            <text:p>37.701</text:p>
          </table:table-cell>
          <table:table-cell office:value-type="percentage" office:value="0.60633011145241966" table:style-name="ce77">
            <text:p>60,6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97822" table:style-name="ce8">
            <text:p>97.822</text:p>
          </table:table-cell>
          <table:table-cell office:value-type="float" office:value="33645" table:style-name="ce8">
            <text:p>33.645</text:p>
          </table:table-cell>
          <table:table-cell office:value-type="percentage" office:value="0.34394103575882728" table:style-name="ce77">
            <text:p>34,4%</text:p>
          </table:table-cell>
          <table:table-cell office:value-type="float" office:value="25772" table:style-name="ce8">
            <text:p>25.772</text:p>
          </table:table-cell>
          <table:table-cell office:value-type="percentage" office:value="0.26345811780581058" table:style-name="ce77">
            <text:p>26,3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56104" table:style-name="ce8">
            <text:p>156.104</text:p>
          </table:table-cell>
          <table:table-cell office:value-type="float" office:value="80299" table:style-name="ce8">
            <text:p>80.299</text:p>
          </table:table-cell>
          <table:table-cell office:value-type="percentage" office:value="0.51439424998718808" table:style-name="ce77">
            <text:p>51,4%</text:p>
          </table:table-cell>
          <table:table-cell office:value-type="float" office:value="60365" table:style-name="ce8">
            <text:p>60.365</text:p>
          </table:table-cell>
          <table:table-cell office:value-type="percentage" office:value="0.38669732998513812" table:style-name="ce77">
            <text:p>38,7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42931" table:style-name="ce8">
            <text:p>42.931</text:p>
          </table:table-cell>
          <table:table-cell office:value-type="float" office:value="25851" table:style-name="ce8">
            <text:p>25.851</text:p>
          </table:table-cell>
          <table:table-cell office:value-type="percentage" office:value="0.60215229088537425" table:style-name="ce77">
            <text:p>60,2%</text:p>
          </table:table-cell>
          <table:table-cell office:value-type="float" office:value="22974" table:style-name="ce8">
            <text:p>22.974</text:p>
          </table:table-cell>
          <table:table-cell office:value-type="percentage" office:value="0.5351377792271319" table:style-name="ce77">
            <text:p>53,5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y Leon<text:s/></text:p>
          </table:table-cell>
          <table:table-cell office:value-type="float" office:value="158747" table:style-name="ce8">
            <text:p>158.747</text:p>
          </table:table-cell>
          <table:table-cell office:value-type="float" office:value="104356" table:style-name="ce8">
            <text:p>104.356</text:p>
          </table:table-cell>
          <table:table-cell office:value-type="percentage" office:value="0.65737305271910651" table:style-name="ce77">
            <text:p>65,7%</text:p>
          </table:table-cell>
          <table:table-cell office:value-type="float" office:value="92934" table:style-name="ce8">
            <text:p>92.934</text:p>
          </table:table-cell>
          <table:table-cell office:value-type="percentage" office:value="0.58542208671659934" table:style-name="ce77">
            <text:p>58,5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stilla - La Mancha</text:p>
          </table:table-cell>
          <table:table-cell office:value-type="float" office:value="171326" table:style-name="ce8">
            <text:p>171.326</text:p>
          </table:table-cell>
          <table:table-cell office:value-type="float" office:value="104496" table:style-name="ce8">
            <text:p>104.496</text:p>
          </table:table-cell>
          <table:table-cell office:value-type="percentage" office:value="0.60992493842148887" table:style-name="ce77">
            <text:p>61,0%</text:p>
          </table:table-cell>
          <table:table-cell office:value-type="float" office:value="84614" table:style-name="ce8">
            <text:p>84.614</text:p>
          </table:table-cell>
          <table:table-cell office:value-type="percentage" office:value="0.49387716983995422" table:style-name="ce77">
            <text:p>49,4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648162" table:style-name="ce8">
            <text:p>648.162</text:p>
          </table:table-cell>
          <table:table-cell office:value-type="float" office:value="258130" table:style-name="ce8">
            <text:p>258.130</text:p>
          </table:table-cell>
          <table:table-cell office:value-type="percentage" office:value="0.39824920313131595" table:style-name="ce77">
            <text:p>39,8%</text:p>
          </table:table-cell>
          <table:table-cell office:value-type="float" office:value="196736" table:style-name="ce8">
            <text:p>196.736</text:p>
          </table:table-cell>
          <table:table-cell office:value-type="percentage" office:value="0.30352905600760305" table:style-name="ce77">
            <text:p>30,4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410244" table:style-name="ce8">
            <text:p>410.244</text:p>
          </table:table-cell>
          <table:table-cell office:value-type="float" office:value="260284" table:style-name="ce8">
            <text:p>260.284</text:p>
          </table:table-cell>
          <table:table-cell office:value-type="percentage" office:value="0.63446144245863434" table:style-name="ce77">
            <text:p>63,4%</text:p>
          </table:table-cell>
          <table:table-cell office:value-type="float" office:value="191723" table:style-name="ce8">
            <text:p>191.723</text:p>
          </table:table-cell>
          <table:table-cell office:value-type="percentage" office:value="0.46733894950322247" table:style-name="ce77">
            <text:p>46,7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78583" table:style-name="ce8">
            <text:p>78.583</text:p>
          </table:table-cell>
          <table:table-cell office:value-type="float" office:value="59745" table:style-name="ce8">
            <text:p>59.745</text:p>
          </table:table-cell>
          <table:table-cell office:value-type="percentage" office:value="0.76027894073781865" table:style-name="ce77">
            <text:p>76,0%</text:p>
          </table:table-cell>
          <table:table-cell office:value-type="float" office:value="49839" table:style-name="ce8">
            <text:p>49.839</text:p>
          </table:table-cell>
          <table:table-cell office:value-type="percentage" office:value="0.63422114197727242" table:style-name="ce77">
            <text:p>63,4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Galicia</text:p>
          </table:table-cell>
          <table:table-cell office:value-type="float" office:value="177577" table:style-name="ce8">
            <text:p>177.577</text:p>
          </table:table-cell>
          <table:table-cell office:value-type="float" office:value="136691" table:style-name="ce8">
            <text:p>136.691</text:p>
          </table:table-cell>
          <table:table-cell office:value-type="percentage" office:value="0.76975621842918851" table:style-name="ce77">
            <text:p>77,0%</text:p>
          </table:table-cell>
          <table:table-cell office:value-type="float" office:value="117698" table:style-name="ce8">
            <text:p>117.698</text:p>
          </table:table-cell>
          <table:table-cell office:value-type="percentage" office:value="0.66279979952358692" table:style-name="ce77">
            <text:p>66,3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5397" table:style-name="ce8">
            <text:p>25.397</text:p>
          </table:table-cell>
          <table:table-cell office:value-type="float" office:value="16831" table:style-name="ce8">
            <text:p>16.831</text:p>
          </table:table-cell>
          <table:table-cell office:value-type="percentage" office:value="0.66271606882702683" table:style-name="ce77">
            <text:p>66,3%</text:p>
          </table:table-cell>
          <table:table-cell office:value-type="float" office:value="14257" table:style-name="ce8">
            <text:p>14.257</text:p>
          </table:table-cell>
          <table:table-cell office:value-type="percentage" office:value="0.56136551561208015" table:style-name="ce77">
            <text:p>56,1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567425" table:style-name="ce8">
            <text:p>567.425</text:p>
          </table:table-cell>
          <table:table-cell office:value-type="float" office:value="262904" table:style-name="ce8">
            <text:p>262.904</text:p>
          </table:table-cell>
          <table:table-cell office:value-type="percentage" office:value="0.46332819315328017" table:style-name="ce77">
            <text:p>46,3%</text:p>
          </table:table-cell>
          <table:table-cell office:value-type="float" office:value="220787" table:style-name="ce8">
            <text:p>220.787</text:p>
          </table:table-cell>
          <table:table-cell office:value-type="percentage" office:value="0.38910340573644092" table:style-name="ce77">
            <text:p>38,9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urcia<text:s/></text:p>
          </table:table-cell>
          <table:table-cell office:value-type="float" office:value="139748" table:style-name="ce8">
            <text:p>139.748</text:p>
          </table:table-cell>
          <table:table-cell office:value-type="float" office:value="71286" table:style-name="ce8">
            <text:p>71.286</text:p>
          </table:table-cell>
          <table:table-cell office:value-type="percentage" office:value="0.51010390130806882" table:style-name="ce77">
            <text:p>51,0%</text:p>
          </table:table-cell>
          <table:table-cell office:value-type="float" office:value="49598" table:style-name="ce8">
            <text:p>49.598</text:p>
          </table:table-cell>
          <table:table-cell office:value-type="percentage" office:value="0.35491026705212242" table:style-name="ce77">
            <text:p>35,5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Navarra</text:p>
          </table:table-cell>
          <table:table-cell office:value-type="float" office:value="56431" table:style-name="ce8">
            <text:p>56.431</text:p>
          </table:table-cell>
          <table:table-cell office:value-type="float" office:value="29388" table:style-name="ce8">
            <text:p>29.388</text:p>
          </table:table-cell>
          <table:table-cell office:value-type="percentage" office:value="0.52077758678740405" table:style-name="ce77">
            <text:p>52,1%</text:p>
          </table:table-cell>
          <table:table-cell office:value-type="float" office:value="25452" table:style-name="ce8">
            <text:p>25.452</text:p>
          </table:table-cell>
          <table:table-cell office:value-type="percentage" office:value="0.45102868990448514" table:style-name="ce77">
            <text:p>45,1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70178" table:style-name="ce8">
            <text:p>170.178</text:p>
          </table:table-cell>
          <table:table-cell office:value-type="float" office:value="85805" table:style-name="ce8">
            <text:p>85.805</text:p>
          </table:table-cell>
          <table:table-cell office:value-type="percentage" office:value="0.50420735935314787" table:style-name="ce77">
            <text:p>50,4%</text:p>
          </table:table-cell>
          <table:table-cell office:value-type="float" office:value="67352" table:style-name="ce8">
            <text:p>67.352</text:p>
          </table:table-cell>
          <table:table-cell office:value-type="percentage" office:value="0.39577383680616768" table:style-name="ce77">
            <text:p>39,6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9201" table:style-name="ce8">
            <text:p>9.201</text:p>
          </table:table-cell>
          <table:table-cell office:value-type="float" office:value="3206" table:style-name="ce8">
            <text:p>3.206</text:p>
          </table:table-cell>
          <table:table-cell office:value-type="percentage" office:value="0.34844038691446583" table:style-name="ce77">
            <text:p>34,8%</text:p>
          </table:table-cell>
          <table:table-cell office:value-type="float" office:value="2197" table:style-name="ce8">
            <text:p>2.197</text:p>
          </table:table-cell>
          <table:table-cell office:value-type="percentage" office:value="0.23877839365286382" table:style-name="ce77">
            <text:p>23,9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11074" table:style-name="ce8">
            <text:p>11.074</text:p>
          </table:table-cell>
          <table:table-cell office:value-type="float" office:value="3612" table:style-name="ce8">
            <text:p>3.612</text:p>
          </table:table-cell>
          <table:table-cell office:value-type="percentage" office:value="0.32616940581542353" table:style-name="ce77">
            <text:p>32,6%</text:p>
          </table:table-cell>
          <table:table-cell office:value-type="float" office:value="2075" table:style-name="ce8">
            <text:p>2.075</text:p>
          </table:table-cell>
          <table:table-cell office:value-type="percentage" office:value="0.18737583528986815" table:style-name="ce77">
            <text:p>18,7%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79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5-18T00:00:00" table:style-name="ce11">
            <text:p>18/05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7">
            <text:p>-</text:p>
          </table:table-cell>
          <table:table-cell office:value-type="date" office:date-value="2022-05-12T00:00:00" table:style-name="ce11">
            <text:p>12/05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Totales</text:p>
          </table:table-cell>
          <table:table-cell office:value-type="float" office:value="3815164" table:style-name="ce82">
            <text:p>3.815.164</text:p>
          </table:table-cell>
          <table:table-cell office:value-type="float" office:value="2080732" table:style-name="ce82">
            <text:p>2.080.732</text:p>
          </table:table-cell>
          <table:table-cell office:value-type="percentage" office:value="0.54538468071097335" table:style-name="ce83">
            <text:p>54,5%</text:p>
          </table:table-cell>
          <table:table-cell office:value-type="float" office:value="1655679" table:style-name="ce82">
            <text:p>1.655.679</text:p>
          </table:table-cell>
          <table:table-cell office:value-type="percentage" office:value="0.43397321845142173" table:style-name="ce83">
            <text:p>43,4%</text:p>
          </table:table-cell>
          <table:table-cell table:style-name="ce82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5-19T12:12:34Z</dc:date>
  </office:meta>
</office:document-meta>
</file>